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7.0729in" fo:margin-left="-0.1313in" table:align="left" style:writing-mode="lr-tb"/>
    </style:style>
    <style:style style:name="Table2.A" style:family="table-column">
      <style:table-column-properties style:column-width="0.3854in"/>
    </style:style>
    <style:style style:name="Table2.B" style:family="table-column">
      <style:table-column-properties style:column-width="0.5in"/>
    </style:style>
    <style:style style:name="Table2.C" style:family="table-column">
      <style:table-column-properties style:column-width="0.8125in"/>
    </style:style>
    <style:style style:name="Table2.D" style:family="table-column">
      <style:table-column-properties style:column-width="5.375in"/>
    </style:style>
    <style:style style:name="Table2.1" style:family="table-row">
      <style:table-row-properties style:min-row-height="0.1771in" fo:keep-together="auto"/>
    </style:style>
    <style:style style:name="Table2.A1" style:family="table-cell">
      <style:table-cell-properties style:vertical-align="top"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c0c0c0" fo:padding-left="0.009in" fo:padding-right="0.009in" fo:padding-top="0.009in" fo:padding-bottom="0in" fo:border="0.5pt solid #000000" style:writing-mode="lr-tb">
        <style:background-image/>
      </style:table-cell-properties>
    </style:style>
    <style:style style:name="Table2.2" style:family="table-row">
      <style:table-row-properties style:min-row-height="0.3125in" fo:keep-together="auto"/>
    </style:style>
    <style:style style:name="Table2.A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2.B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2.C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2.D2" style:family="table-cell">
      <style:table-cell-properties style:vertical-align="top" fo:padding-left="0.009in" fo:padding-right="0.009in" fo:padding-top="0.009in" fo:padding-bottom="0in" fo:border="0.5pt solid #c0c0c0" style:writing-mode="lr-tb"/>
    </style:style>
    <style:style style:name="Table2.A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5" style:family="table-row">
      <style:table-row-properties style:min-row-height="0.4688in" fo:keep-together="auto"/>
    </style:style>
    <style:style style:name="Table2.A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6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6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4" style:family="table">
      <style:table-properties style:width="6.4514in" fo:margin-left="-0.0125in" table:align="left" style:writing-mode="lr-tb"/>
    </style:style>
    <style:style style:name="Table4.A" style:family="table-column">
      <style:table-column-properties style:column-width="0.4583in"/>
    </style:style>
    <style:style style:name="Table4.B" style:family="table-column">
      <style:table-column-properties style:column-width="1.4028in"/>
    </style:style>
    <style:style style:name="Table4.C" style:family="table-column">
      <style:table-column-properties style:column-width="0.3472in"/>
    </style:style>
    <style:style style:name="Table4.D" style:family="table-column">
      <style:table-column-properties style:column-width="3.625in"/>
    </style:style>
    <style:style style:name="Table4.E" style:family="table-column">
      <style:table-column-properties style:column-width="0.6181in"/>
    </style:style>
    <style:style style:name="Table4.1" style:family="table-row">
      <style:table-row-properties style:min-row-height="0.1771in" fo:keep-together="auto"/>
    </style:style>
    <style:style style:name="Table4.A1" style:family="table-cell">
      <style:table-cell-properties style:vertical-align="bottom"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bottom" fo:background-color="#c0c0c0" fo:padding-left="0.009in" fo:padding-right="0.009in" fo:padding-top="0.009in" fo:padding-bottom="0in" fo:border="0.5pt solid #000000" style:writing-mode="lr-tb">
        <style:background-image/>
      </style:table-cell-properties>
    </style:style>
    <style:style style:name="Table4.A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B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C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D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E32" style:family="table-cell">
      <style:table-cell-properties style:vertical-align="bottom" fo:padding-left="0.009in" fo:padding-right="0.009in" fo:padding-top="0.009in" fo:padding-bottom="0in" fo:border="0.5pt solid #c0c0c0" style:writing-mode="lr-tb"/>
    </style:style>
    <style:style style:name="Table4.A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6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6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P1" style:family="paragraph" style:parent-style-name="Heading_20_1">
      <style:text-properties officeooo:paragraph-rsid="000d7962"/>
    </style:style>
    <style:style style:name="P2" style:family="paragraph" style:parent-style-name="Heading_20_1">
      <style:paragraph-properties fo:break-before="page"/>
      <style:text-properties officeooo:paragraph-rsid="000d7962"/>
    </style:style>
    <style:style style:name="P3" style:family="paragraph" style:parent-style-name="Standard">
      <style:text-properties fo:font-size="18pt" fo:font-weight="bold" officeooo:paragraph-rsid="000d7962" style:font-size-asian="18pt" style:font-weight-asian="bold" style:font-weight-complex="bold"/>
    </style:style>
    <style:style style:name="P4" style:family="paragraph" style:parent-style-name="Standard">
      <style:text-properties fo:font-size="12pt" fo:font-weight="bold" officeooo:paragraph-rsid="000d7962" style:font-size-asian="12pt" style:font-weight-asian="bold" style:font-weight-complex="bold"/>
    </style:style>
    <style:style style:name="P5" style:family="paragraph" style:parent-style-name="Standard">
      <style:paragraph-properties fo:text-align="center" style:justify-single-word="false"/>
      <style:text-properties fo:color="#000000" style:font-name="Arial" fo:font-size="8pt" officeooo:paragraph-rsid="000d7962" style:font-size-asian="8pt" style:font-name-complex="Arial" style:font-size-complex="8pt"/>
    </style:style>
    <style:style style:name="P6" style:family="paragraph" style:parent-style-name="Standard">
      <style:paragraph-properties fo:text-align="end" style:justify-single-word="false"/>
      <style:text-properties fo:color="#000000" style:font-name="Arial" fo:font-size="8pt" officeooo:paragraph-rsid="000d7962" style:font-size-asian="8pt" style:font-name-complex="Arial" style:font-size-complex="8pt"/>
    </style:style>
    <style:style style:name="P7" style:family="paragraph" style:parent-style-name="Standard">
      <style:text-properties fo:color="#000000" style:font-name="Arial" fo:font-size="8pt" officeooo:paragraph-rsid="000d7962" style:font-size-asian="8pt" style:font-name-complex="Arial" style:font-size-complex="8pt"/>
    </style:style>
    <style:style style:name="P8" style:family="paragraph" style:parent-style-name="Standard">
      <style:text-properties officeooo:paragraph-rsid="000d7962"/>
    </style:style>
    <style:style style:name="P9" style:family="paragraph" style:parent-style-name="Standard">
      <style:paragraph-properties fo:margin-left="0in" fo:margin-right="0in" fo:text-indent="0.5in" style:auto-text-indent="false"/>
      <style:text-properties officeooo:paragraph-rsid="000d7962"/>
    </style:style>
    <style:style style:name="P10" style:family="paragraph" style:parent-style-name="Heading_20_2">
      <style:text-properties officeooo:paragraph-rsid="000d7962"/>
    </style:style>
    <style:style style:name="T1" style:family="text">
      <style:text-properties fo:color="#ff0000"/>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gic/ Psionics</text:h>
      <text:p text:style-name="P3"><text:tab/></text:p>
      <text:p text:style-name="P8"><text:tab/>The world of Eltara has both Magic (the ability to control and manipulate outside forces), and Psionics (the ability to control and manipulate things with your mind). This section discusses both of these types of skills and how to use them. <text:s/></text:p>
      <text:p text:style-name="P3"><text:tab/></text:p>
      <text:p text:style-name="P9">There are five types of magic in the Eltara game. All spellcasters must choose one of these types (called specialties) when they begin learning magic. The specialties are Air, Earth, Fire, Water and Spirit. <text:s/>All of these specialties except Spirit have an opposite. Spellcasters cannot choose opposed specialties. For example: A Spellcaster that picks the Air specialty can never choose the Earth specialty. <text:s/>They can, however choose either (but not both) the Fire or Water specialties also. Spellcasters that choose the Spirit specialty gain access to both the life and death spheres it influences. </text:p>
      <text:p text:style-name="P8"/>
      <text:p text:style-name="P8"><text:tab/>Upon choosing a Magic Specialty the Spellcaster can begin to learn the spells attuned to that specialty. Buying the specialty does not give you the ability to cast spells, rather it teaches the theory for working with the Element. Spellcasters must spend<text:span text:style-name="T1"> </text:span>DP’s on the spell levels for the specialty they have chosen, staring with level 1. If a Spellcaster has more then one specialty they must purchase appropriate spell levels for each. </text:p>
      <text:p text:style-name="P8"/>
      <text:p text:style-name="P8"><text:tab/>Spells are cast “on the fly”, using a Magic Point system. Casting on the fly means that you can cast any spell you know as long as you have the magic points to cast it. The spell’s point cost is equal to the level of the spell, i.e. a 4<text:span text:style-name="T2">th</text:span> level spell would cost four points, whereas a 1<text:span text:style-name="T2">st</text:span> level spell would cost one point. </text:p>
      <text:p text:style-name="P8"/>
      <text:p text:style-name="P8"><text:tab/>Magic points are accrued based on your character level, but you don’t gain magic points until you decide to purchase a magic specialty. Upon purchasing your first specialty, you receive 10 magic points. <text:s/>For all additional levels, you gain 5 points. If you choose to learn another specialty you gain 10 magic points upon purchasing it. For every level after that you gain an additional 3 magic points, for a total of 8 per level. Extra magic points can be purchased with DP’s.</text:p>
      <text:p text:style-name="P8"/>
      <text:p text:style-name="P8"><text:tab/>Casting a spell consists of four parts. First, you need to choose the spell you wish to cast. Second you spend the magic points needed to cast the spell. Third, you speak the incant clearly, and then you either touch or throw a packet at the recipient. Spell packets are discussed later in the safety section of this book. </text:p>
      <text:p text:style-name="P8"/>
      <text:p text:style-name="P9">For simplicity, all spell incants use one of two formulas. Combat spells are formulated as follows: “Elemental [the specialty the spell is from] [name of the spell], [OOG damage caused, if applicable].” For example the Earth spell Rock Storm would sound like this: “Elemental Earth Rock Storm, 5… 5… 5…”. If the name of the specialty is in the spell name, such as with Fire Fist, you may omit that part of the spell incant, thus<text:span text:style-name="T1"> </text:span>making it<text:span text:style-name="T1"> </text:span>Elemental Fire Fist 15. A spell packet cannot be thrown until the entire incant has been spoken completely. Non-combat spells are formulated in this fashion: “With the power of [Element the spell is from], I [name of spell] you (if applicable).” A spell such as Detect Poison would sound like, “With the power of Water I Detect Poison.” Certain incants have been altered to fit within the game system, such as Earth’s Alter Weight. All incants, levels and descriptions can be found in Table 1. <text:s/></text:p>
      <text:p text:style-name="P9"/>
      <text:p text:style-name="P9">For the sake of logistical ease, Psionics and its powers work in the same fashion as Magic and its spells. A Psionic combat incant would be, “Psionic Mind Bolt, 10”, whereas a<text:span text:style-name="T1"> </text:span>non-combat example<text:span text:style-name="T1"> </text:span>would be, “With the power of Psionics, I create a Psychic Shield”. You gain power points at the same rate you would magic points, i.e. 10 for choosing Psionics, then 5 for every level after that. The biggest <text:soft-page-break/>difference is that you cannot use power points in place of magic points if you have both skills. Also you would gain 5 magic points for every level you increased instead of the normal 3 for the same reason. </text:p>
      <text:p text:style-name="P9"/>
      <text:p text:style-name="P9"/>
      <text:p text:style-name="P9"/>
      <text:h text:style-name="P1" text:outline-level="1">Spellbooks and Meditation books and Scrolls</text:h>
      <text:p text:style-name="P4"/>
      <text:p text:style-name="P8"/>
      <text:p text:style-name="P8"><text:tab/>All of the spellcasting and psionic characters on the world of Eltara have books from which they must either study or meditate daily to unlock the powers of their Magic or Psionic abilities. Within the game, these books are known as Spellbooks and Meditation books. Spellbooks are created with an alchemical liquid called spell ink. Each time a character purchases the ability to cast a new spell level they must inscribe the spells into their spellbooks with spell ink. Spell ink can be purchased or created if you have the proper skills to do so.</text:p>
      <text:p text:style-name="P8"/>
      <text:p text:style-name="P8"><text:tab/>Meditation books do not use spell ink, but they do carry a cost. The cost comes from the symbols of power used during meditation to cue the mind. Whenever a Psionicist adds a level of powers to their meditation book they can, with the correct skills, imprint them or pay to have the symbols written in. <text:s text:c="2"/></text:p>
      <text:p text:style-name="P8"><text:tab/></text:p>
      <text:p text:style-name="P8"/>
      <text:h text:style-name="P10" text:outline-level="2">Scrolls</text:h>
      <text:p text:style-name="P8"/>
      <text:p text:style-name="P8"><text:tab/>Scrolls are a portable type of magic. With the skill Create Scroll, a character has the ability to make these items. Scrolls are made from spell ink and the casting of a spell “onto” a piece of paper. The only thing that limits the number of scrolls a person can make is supplies and spell point availability. This skill gives the Spellcaster a small advantage over a psionic character because with time you are able to create a store of unused spells.</text:p>
      <text:p text:style-name="P8"/>
      <text:p text:style-name="P8">Scrolls are usable by anyone, even if they have never studied magic. <text:s/>They are written in runes which imbue them with all the magic needed to cast them. <text:s/>Thus, a character needs only to be able to read runes to use a scroll. <text:s/>Each scroll has the same effects as the spell, with the same benefits and limitations, but may only be used once.</text:p>
      <text:p text:style-name="P8"><text:tab/></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Element</text:p>
            </table:table-cell>
            <table:table-cell table:style-name="Table2.A1" office:value-type="string">
              <text:p text:style-name="P5">Level</text:p>
            </table:table-cell>
            <table:table-cell table:style-name="Table2.A1" office:value-type="string">
              <text:p text:style-name="P5">Spell</text:p>
            </table:table-cell>
            <table:table-cell table:style-name="Table2.D1" office:value-type="string">
              <text:p text:style-name="P5">Description</text:p>
            </table:table-cell>
          </table:table-row>
        </table:table-header-rows>
        <table:table-row table:style-name="Table2.2">
          <table:table-cell table:style-name="Table2.A2" office:value-type="string">
            <text:p text:style-name="P7">Air</text:p>
          </table:table-cell>
          <table:table-cell table:style-name="Table2.B2" office:value-type="string">
            <text:p text:style-name="P6">1</text:p>
          </table:table-cell>
          <table:table-cell table:style-name="Table2.C2" office:value-type="string">
            <text:p text:style-name="P7">Calling</text:p>
          </table:table-cell>
          <table:table-cell table:style-name="Table2.D2" office:value-type="string">
            <text:p text:style-name="P7">A ten word message may be sent via the wind (a marshal) to one person. <text:s/>The message is spoken clearly and only once. <text:s/>Once spoken, please write down in same wording for the marshal.</text:p>
          </table:table-cell>
        </table:table-row>
        <table:table-row table:style-name="Table2.1">
          <table:table-cell table:style-name="Table2.A3" office:value-type="string">
            <text:p text:style-name="P7">Air</text:p>
          </table:table-cell>
          <table:table-cell table:style-name="Table2.B3" office:value-type="string">
            <text:p text:style-name="P6">1</text:p>
          </table:table-cell>
          <table:table-cell table:style-name="Table2.C3" office:value-type="string">
            <text:p text:style-name="P7">Detect Air Magic</text:p>
          </table:table-cell>
          <table:table-cell table:style-name="Table2.D3" office:value-type="string">
            <text:p text:style-name="P7">Allows the caster to detect Air magic on up to three items.</text:p>
          </table:table-cell>
        </table:table-row>
        <table:table-row table:style-name="Table2.2">
          <table:table-cell table:style-name="Table2.A4" office:value-type="string">
            <text:p text:style-name="P7">Air</text:p>
          </table:table-cell>
          <table:table-cell table:style-name="Table2.B4" office:value-type="string">
            <text:p text:style-name="P6">1</text:p>
          </table:table-cell>
          <table:table-cell table:style-name="Table2.C4" office:value-type="string">
            <text:p text:style-name="P7">Light of Day</text:p>
          </table:table-cell>
          <table:table-cell table:style-name="Table2.D4" office:value-type="string">
            <text:p text:style-name="P7">Creates a small globe of true daylight which is harmful to nocturnal creatures. <text:s/>Flashlight must be covered with a red dimmer/diffuser.</text:p>
          </table:table-cell>
        </table:table-row>
        <table:table-row table:style-name="Table2.5">
          <table:table-cell table:style-name="Table2.A5" office:value-type="string">
            <text:p text:style-name="P7">Air</text:p>
          </table:table-cell>
          <table:table-cell table:style-name="Table2.B5" office:value-type="string">
            <text:p text:style-name="P6">1</text:p>
          </table:table-cell>
          <table:table-cell table:style-name="Table2.C5" office:value-type="string">
            <text:p text:style-name="P7">Slow</text:p>
          </table:table-cell>
          <table:table-cell table:style-name="Table2.D5" office:value-type="string">
            <text:p text:style-name="P7">Victims are caught in a slowing of time which lasts for 5 minutes. <text:s/>The victim cannot run and all time effects are doubled, i.e. resetting armor. <text:s/>Combat swings, spell incants, and speech are unaffected. <text:s/>Combat movement has the same effect as walking thr</text:p>
          </table:table-cell>
        </table:table-row>
        <table:table-row table:style-name="Table2.5">
          <table:table-cell table:style-name="Table2.A6" office:value-type="string">
            <text:p text:style-name="P7">Air</text:p>
          </table:table-cell>
          <table:table-cell table:style-name="Table2.B6" office:value-type="string">
            <text:p text:style-name="P6">2</text:p>
          </table:table-cell>
          <table:table-cell table:style-name="Table2.C6" office:value-type="string">
            <text:p text:style-name="P7">Air Armor</text:p>
          </table:table-cell>
          <table:table-cell table:style-name="Table2.D6" office:value-type="string">
            <text:p text:style-name="P7">This spell condenses the air around the wearer so that it forms an impenetrable shield. <text:s/>It can withstand 10 before fading. <text:s/>Magic attacks are reduced to half, and the armor lasts until breached unless reset. <text:s/>Wearer must wear a yellow arm band.</text:p>
          </table:table-cell>
        </table:table-row>
        <table:table-row table:style-name="Table2.2">
          <table:table-cell table:style-name="Table2.A7" office:value-type="string">
            <text:p text:style-name="P7">Air</text:p>
          </table:table-cell>
          <table:table-cell table:style-name="Table2.B7" office:value-type="string">
            <text:p text:style-name="P6">2</text:p>
          </table:table-cell>
          <table:table-cell table:style-name="Table2.C7" office:value-type="string">
            <text:p text:style-name="P7">Light Globe</text:p>
          </table:table-cell>
          <table:table-cell table:style-name="Table2.D7" office:value-type="string">
            <text:p text:style-name="P7">Creates a small globe of light that is not harmful to nocturnal creatures or anything else harmed by daylight since it is not true daylight. <text:s/>Flashlights must be covered with a red dimmer or diffuser.</text:p>
          </table:table-cell>
        </table:table-row>
        <table:table-row table:style-name="Table2.1">
          <table:table-cell table:style-name="Table2.A8" office:value-type="string">
            <text:p text:style-name="P7">Air</text:p>
          </table:table-cell>
          <table:table-cell table:style-name="Table2.B8" office:value-type="string">
            <text:p text:style-name="P6">2</text:p>
          </table:table-cell>
          <table:table-cell table:style-name="Table2.C8" office:value-type="string">
            <text:p text:style-name="P7">Resist Earth Magic</text:p>
          </table:table-cell>
          <table:table-cell table:style-name="Table2.D8" office:value-type="string">
            <text:p text:style-name="P7">Negates any one Earth spell. <text:s/>Lasts until used or reset.</text:p>
          </table:table-cell>
        </table:table-row>
        <table:table-row table:style-name="Table2.2">
          <table:table-cell table:style-name="Table2.A9" office:value-type="string">
            <text:p text:style-name="P7">Air</text:p>
          </table:table-cell>
          <table:table-cell table:style-name="Table2.B9" office:value-type="string">
            <text:p text:style-name="P6">2</text:p>
          </table:table-cell>
          <table:table-cell table:style-name="Table2.C9" office:value-type="string">
            <text:p text:style-name="P7">Sleep</text:p>
          </table:table-cell>
          <table:table-cell table:style-name="Table2.D9" office:value-type="string">
            <text:p text:style-name="P7">Puts the victim to sleep for 5 minuts. <text:s/>Nothing except Awaken or Dipsel Air Magic or smelling salts will wake him before the time has elapsed.</text:p>
          </table:table-cell>
        </table:table-row>
        <table:table-row table:style-name="Table2.2">
          <table:table-cell table:style-name="Table2.A10" office:value-type="string">
            <text:p text:style-name="P7">Air</text:p>
          </table:table-cell>
          <table:table-cell table:style-name="Table2.B10" office:value-type="string">
            <text:p text:style-name="P6">3</text:p>
          </table:table-cell>
          <table:table-cell table:style-name="Table2.C10" office:value-type="string">
            <text:p text:style-name="P7">Ball Lightning</text:p>
          </table:table-cell>
          <table:table-cell table:style-name="Table2.D10" office:value-type="string">
            <text:p text:style-name="P7">Unlike other lightning spells, this may be used indoors or out. <text:s/>These three small balls of lightning are available to hurl at an opponent for 15 points of damage each.</text:p>
          </table:table-cell>
        </table:table-row>
        <text:soft-page-break/>
        <table:table-row table:style-name="Table2.2">
          <table:table-cell table:style-name="Table2.A11" office:value-type="string">
            <text:p text:style-name="P7">Air</text:p>
          </table:table-cell>
          <table:table-cell table:style-name="Table2.B11" office:value-type="string">
            <text:p text:style-name="P6">3</text:p>
          </table:table-cell>
          <table:table-cell table:style-name="Table2.C11" office:value-type="string">
            <text:p text:style-name="P7">Seal</text:p>
          </table:table-cell>
          <table:table-cell table:style-name="Table2.D11" office:value-type="string">
            <text:p text:style-name="P7">Renders unopenable any closed item upon which it is placed. <text:s/>One door, window, box, etc. is affected. <text:s/>Destruction of the object or a Dispel Air Magic spell will allow entry.</text:p>
          </table:table-cell>
        </table:table-row>
        <table:table-row table:style-name="Table2.1">
          <table:table-cell table:style-name="Table2.A12" office:value-type="string">
            <text:p text:style-name="P7">Air</text:p>
          </table:table-cell>
          <table:table-cell table:style-name="Table2.B12" office:value-type="string">
            <text:p text:style-name="P6">3</text:p>
          </table:table-cell>
          <table:table-cell table:style-name="Table2.C12" office:value-type="string">
            <text:p text:style-name="P7">Shun</text:p>
          </table:table-cell>
          <table:table-cell table:style-name="Table2.D12" office:value-type="string">
            <text:p text:style-name="P7">Causes everyone to avoid coming within 5 feet of the recipient/victim. <text:s/>Lasts for 5 minutes.</text:p>
          </table:table-cell>
        </table:table-row>
        <table:table-row table:style-name="Table2.5">
          <table:table-cell table:style-name="Table2.A13" office:value-type="string">
            <text:p text:style-name="P7">Air</text:p>
          </table:table-cell>
          <table:table-cell table:style-name="Table2.B13" office:value-type="string">
            <text:p text:style-name="P6">4</text:p>
          </table:table-cell>
          <table:table-cell table:style-name="Table2.C13" office:value-type="string">
            <text:p text:style-name="P7">Befriend</text:p>
          </table:table-cell>
          <table:table-cell table:style-name="Table2.D13" office:value-type="string">
            <text:p text:style-name="P7">Causes the victim to fall under the influence of the caster. <text:s/>The victim sees the caster as his absolute best friend and would do almost anything for him. <text:s/>Requests by the caster to the victim to <text:s/>harm himself or his loved ones will instantly negate the s</text:p>
          </table:table-cell>
        </table:table-row>
        <table:table-row table:style-name="Table2.1">
          <table:table-cell table:style-name="Table2.A14" office:value-type="string">
            <text:p text:style-name="P7">Air</text:p>
          </table:table-cell>
          <table:table-cell table:style-name="Table2.B14" office:value-type="string">
            <text:p text:style-name="P6">4</text:p>
          </table:table-cell>
          <table:table-cell table:style-name="Table2.C14" office:value-type="string">
            <text:p text:style-name="P7">Choke</text:p>
          </table:table-cell>
          <table:table-cell table:style-name="Table2.D14" office:value-type="string">
            <text:p text:style-name="P7">Denies air to the victim, rendering him unconscious for a duration of 5 minutes.</text:p>
          </table:table-cell>
        </table:table-row>
        <table:table-row table:style-name="Table2.1">
          <table:table-cell table:style-name="Table2.A15" office:value-type="string">
            <text:p text:style-name="P7">Air</text:p>
          </table:table-cell>
          <table:table-cell table:style-name="Table2.B15" office:value-type="string">
            <text:p text:style-name="P6">4</text:p>
          </table:table-cell>
          <table:table-cell table:style-name="Table2.C15" office:value-type="string">
            <text:p text:style-name="P7">Lightning Bolt</text:p>
          </table:table-cell>
          <table:table-cell table:style-name="Table2.D15" office:value-type="string">
            <text:p text:style-name="P7">Causes one lightning bolt to strike its victim causing 20 points of damage.</text:p>
          </table:table-cell>
        </table:table-row>
        <table:table-row table:style-name="Table2.5">
          <table:table-cell table:style-name="Table2.A16" office:value-type="string">
            <text:p text:style-name="P7">Air</text:p>
          </table:table-cell>
          <table:table-cell table:style-name="Table2.B16" office:value-type="string">
            <text:p text:style-name="P6">4</text:p>
          </table:table-cell>
          <table:table-cell table:style-name="Table2.C16" office:value-type="string">
            <text:p text:style-name="P7">Magic Pigeon</text:p>
          </table:table-cell>
          <table:table-cell table:style-name="Table2.D16" office:value-type="string">
            <text:p text:style-name="P7">Forms a magical pigeon which will carry a message up to 50 words long to a specific person. <text:s/>The pigeon will wait for the recipient and then deliver the message. <text:s/>It will dissipate immediately upon delivering the message or one hour, whichever comes first</text:p>
          </table:table-cell>
        </table:table-row>
        <table:table-row table:style-name="Table2.5">
          <table:table-cell table:style-name="Table2.A17" office:value-type="string">
            <text:p text:style-name="P7">Air</text:p>
          </table:table-cell>
          <table:table-cell table:style-name="Table2.B17" office:value-type="string">
            <text:p text:style-name="P6">5</text:p>
          </table:table-cell>
          <table:table-cell table:style-name="Table2.C17" office:value-type="string">
            <text:p text:style-name="P7">Circle of Wind</text:p>
          </table:table-cell>
          <table:table-cell table:style-name="Table2.D17" office:value-type="string">
            <text:p text:style-name="P7">A 5-foot circle of hurricane force wind is erected 10 feet high for 5 minutes. <text:s/>Anyone attempting to cross the barrier will be sucked in and blown around by the wind, suffering 25 points of damage. <text:s/>Victims must be pulled free or remain there until spell </text:p>
          </table:table-cell>
        </table:table-row>
        <table:table-row table:style-name="Table2.2">
          <table:table-cell table:style-name="Table2.A18" office:value-type="string">
            <text:p text:style-name="P7">Air</text:p>
          </table:table-cell>
          <table:table-cell table:style-name="Table2.B18" office:value-type="string">
            <text:p text:style-name="P6">5</text:p>
          </table:table-cell>
          <table:table-cell table:style-name="Table2.C18" office:value-type="string">
            <text:p text:style-name="P7">Energy Disruption</text:p>
          </table:table-cell>
          <table:table-cell table:style-name="Table2.D18" office:value-type="string">
            <text:p text:style-name="P7">Temporarily immobilizes one electrical target, causes fires to sputter and go outm and magic fires/energies are reduced to half for 5 minutes.</text:p>
          </table:table-cell>
        </table:table-row>
        <table:table-row table:style-name="Table2.1">
          <table:table-cell table:style-name="Table2.A19" office:value-type="string">
            <text:p text:style-name="P7">Air</text:p>
          </table:table-cell>
          <table:table-cell table:style-name="Table2.B19" office:value-type="string">
            <text:p text:style-name="P6">5</text:p>
          </table:table-cell>
          <table:table-cell table:style-name="Table2.C19" office:value-type="string">
            <text:p text:style-name="P7">Immobility</text:p>
          </table:table-cell>
          <table:table-cell table:style-name="Table2.D19" office:value-type="string">
            <text:p text:style-name="P7">Renders the victim incapable of any movement including speech. <text:s/>Line of sight effect.</text:p>
          </table:table-cell>
        </table:table-row>
        <table:table-row table:style-name="Table2.1">
          <table:table-cell table:style-name="Table2.A20" office:value-type="string">
            <text:p text:style-name="P7">Air</text:p>
          </table:table-cell>
          <table:table-cell table:style-name="Table2.B20" office:value-type="string">
            <text:p text:style-name="P6">5</text:p>
          </table:table-cell>
          <table:table-cell table:style-name="Table2.C20" office:value-type="string">
            <text:p text:style-name="P7">Lightning Rod</text:p>
          </table:table-cell>
          <table:table-cell table:style-name="Table2.D20" office:value-type="string">
            <text:p text:style-name="P7">Creates a staff that inflicts elemental air damage.</text:p>
          </table:table-cell>
        </table:table-row>
        <table:table-row table:style-name="Table2.2">
          <table:table-cell table:style-name="Table2.A21" office:value-type="string">
            <text:p text:style-name="P7">Air</text:p>
          </table:table-cell>
          <table:table-cell table:style-name="Table2.B21" office:value-type="string">
            <text:p text:style-name="P6">5</text:p>
          </table:table-cell>
          <table:table-cell table:style-name="Table2.C21" office:value-type="string">
            <text:p text:style-name="P7">Prison of Air</text:p>
          </table:table-cell>
          <table:table-cell table:style-name="Table2.D21" office:value-type="string">
            <text:p text:style-name="P7">A weaker form of the Earth spell Constrain Being. <text:s/>Works on any creature and has a radius of 5 feet.</text:p>
          </table:table-cell>
        </table:table-row>
        <table:table-row table:style-name="Table2.1">
          <table:table-cell table:style-name="Table2.A22" office:value-type="string">
            <text:p text:style-name="P7">Air</text:p>
          </table:table-cell>
          <table:table-cell table:style-name="Table2.B22" office:value-type="string">
            <text:p text:style-name="P6">5</text:p>
          </table:table-cell>
          <table:table-cell table:style-name="Table2.C22" office:value-type="string">
            <text:p text:style-name="P7">Whirlwind</text:p>
          </table:table-cell>
          <table:table-cell table:style-name="Table2.D22" office:value-type="string">
            <text:p text:style-name="P7">Causes victim to be assaulted by high speed winds, blinding him, and stunning him for 2 minutes.</text:p>
          </table:table-cell>
        </table:table-row>
        <table:table-row table:style-name="Table2.1">
          <table:table-cell table:style-name="Table2.A23" office:value-type="string">
            <text:p text:style-name="P7">Air</text:p>
          </table:table-cell>
          <table:table-cell table:style-name="Table2.B23" office:value-type="string">
            <text:p text:style-name="P6">6</text:p>
          </table:table-cell>
          <table:table-cell table:style-name="Table2.C23" office:value-type="string">
            <text:p text:style-name="P7">Dispel Air Magic</text:p>
          </table:table-cell>
          <table:table-cell table:style-name="Table2.D23" office:value-type="string">
            <text:p text:style-name="P7">Instantly negates one Air spell effect.</text:p>
          </table:table-cell>
        </table:table-row>
        <table:table-row table:style-name="Table2.2">
          <table:table-cell table:style-name="Table2.A24" office:value-type="string">
            <text:p text:style-name="P7">Air</text:p>
          </table:table-cell>
          <table:table-cell table:style-name="Table2.B24" office:value-type="string">
            <text:p text:style-name="P6">6</text:p>
          </table:table-cell>
          <table:table-cell table:style-name="Table2.C24" office:value-type="string">
            <text:p text:style-name="P7">Escape</text:p>
          </table:table-cell>
          <table:table-cell table:style-name="Table2.D24" office:value-type="string">
            <text:p text:style-name="P7">Allows the caster to escape one set of physical bonds per use. <text:s/>Handcuffs count as one, a door lock counts as one, etc.</text:p>
          </table:table-cell>
        </table:table-row>
        <table:table-row table:style-name="Table2.2">
          <table:table-cell table:style-name="Table2.A25" office:value-type="string">
            <text:p text:style-name="P7">Air</text:p>
          </table:table-cell>
          <table:table-cell table:style-name="Table2.B25" office:value-type="string">
            <text:p text:style-name="P6">6</text:p>
          </table:table-cell>
          <table:table-cell table:style-name="Table2.C25" office:value-type="string">
            <text:p text:style-name="P7">Lightning Storm</text:p>
          </table:table-cell>
          <table:table-cell table:style-name="Table2.D25" office:value-type="string">
            <text:p text:style-name="P7">Causes many small lightning bolts to strike causing 5 points of damage each. <text:s/>Lasts for as long as the continues the chant without pausing for more than 2 seconds. <text:s/>Can only be used outside.</text:p>
          </table:table-cell>
        </table:table-row>
        <table:table-row table:style-name="Table2.5">
          <table:table-cell table:style-name="Table2.A26" office:value-type="string">
            <text:p text:style-name="P7">Air</text:p>
          </table:table-cell>
          <table:table-cell table:style-name="Table2.B26" office:value-type="string">
            <text:p text:style-name="P6">7</text:p>
          </table:table-cell>
          <table:table-cell table:style-name="Table2.C26" office:value-type="string">
            <text:p text:style-name="P7">Astral Projection</text:p>
          </table:table-cell>
          <table:table-cell table:style-name="Table2.D26" office:value-type="string">
            <text:p text:style-name="P7">For up to ½ hour the character can leave the physical realm and enter the astral realm. <text:s/>The player must wear a blue headband and leave behind an anchor, which should be something of great personal value ti the character. <text:s/>While on the astral realm, the c</text:p>
          </table:table-cell>
        </table:table-row>
        <table:table-row table:style-name="Table2.5">
          <table:table-cell table:style-name="Table2.A27" office:value-type="string">
            <text:p text:style-name="P7">Air</text:p>
          </table:table-cell>
          <table:table-cell table:style-name="Table2.B27" office:value-type="string">
            <text:p text:style-name="P6">7</text:p>
          </table:table-cell>
          <table:table-cell table:style-name="Table2.C27" office:value-type="string">
            <text:p text:style-name="P7">Breath of Life</text:p>
          </table:table-cell>
          <table:table-cell table:style-name="Table2.D27" office:value-type="string">
            <text:p text:style-name="P7">This will resurrect <text:s/>any character who has been dead for up to one hour, at the end of which the character must either get a Life spell or die again (no bleed out time). <text:s/>Can only be used once per character per death, I.e. you cannot run out your hour and</text:p>
          </table:table-cell>
        </table:table-row>
        <table:table-row table:style-name="Table2.1">
          <table:table-cell table:style-name="Table2.A28" office:value-type="string">
            <text:p text:style-name="P7">Air</text:p>
          </table:table-cell>
          <table:table-cell table:style-name="Table2.B28" office:value-type="string">
            <text:p text:style-name="P6">7</text:p>
          </table:table-cell>
          <table:table-cell table:style-name="Table2.C28" office:value-type="string">
            <text:p text:style-name="P7">Calm Storms</text:p>
          </table:table-cell>
          <table:table-cell table:style-name="Table2.D28" office:value-type="string">
            <text:p text:style-name="P7">Instantly negates one storm of a magical nature, i.e. Flaming Storm.</text:p>
          </table:table-cell>
        </table:table-row>
        <table:table-row table:style-name="Table2.2">
          <table:table-cell table:style-name="Table2.A29" office:value-type="string">
            <text:p text:style-name="P7">Air</text:p>
          </table:table-cell>
          <table:table-cell table:style-name="Table2.B29" office:value-type="string">
            <text:p text:style-name="P6">8</text:p>
          </table:table-cell>
          <table:table-cell table:style-name="Table2.C29" office:value-type="string">
            <text:p text:style-name="P7">Anti-Magic Dome</text:p>
          </table:table-cell>
          <table:table-cell table:style-name="Table2.D29" office:value-type="string">
            <text:p text:style-name="P7">Within the 5'-radius, 10-foot-high dome no spell effects or castings will work. <text:s/>Must be marked with rope with white ribbons tied to it no more than two feet apart. <text:s/>Magical creatures</text:p>
          </table:table-cell>
        </table:table-row>
        <table:table-row table:style-name="Table2.2">
          <table:table-cell table:style-name="Table2.A30" office:value-type="string">
            <text:p text:style-name="P7">Air</text:p>
          </table:table-cell>
          <table:table-cell table:style-name="Table2.B30" office:value-type="string">
            <text:p text:style-name="P6">8</text:p>
          </table:table-cell>
          <table:table-cell table:style-name="Table2.C30" office:value-type="string">
            <text:p text:style-name="P7">Invulnerability</text:p>
          </table:table-cell>
          <table:table-cell table:style-name="Table2.D30" office:value-type="string">
            <text:p text:style-name="P7">Renders the recipient impervious to all normal attacks, silver and magic attacks do only half damage. <text:s/>Lasts for one hour.</text:p>
          </table:table-cell>
        </table:table-row>
        <table:table-row table:style-name="Table2.2">
          <table:table-cell table:style-name="Table2.A31" office:value-type="string">
            <text:p text:style-name="P7">Air</text:p>
          </table:table-cell>
          <table:table-cell table:style-name="Table2.B31" office:value-type="string">
            <text:p text:style-name="P6">8</text:p>
          </table:table-cell>
          <table:table-cell table:style-name="Table2.C31" office:value-type="string">
            <text:p text:style-name="P7">Sanctuary</text:p>
          </table:table-cell>
          <table:table-cell table:style-name="Table2.D31" office:value-type="string">
            <text:p text:style-name="P7">Prevents all acts of aggression or hostility within its 5 foot radius. <text:s/>Aggressors are paralyzed instantly. <text:s/>Sanctuary lasts for 10 minutes, paralysis lasts until Sanctuary is over.</text:p>
          </table:table-cell>
        </table:table-row>
        <table:table-row table:style-name="Table2.1">
          <table:table-cell table:style-name="Table2.A32" office:value-type="string">
            <text:p text:style-name="P7">Earth</text:p>
          </table:table-cell>
          <table:table-cell table:style-name="Table2.B32" office:value-type="string">
            <text:p text:style-name="P6">1</text:p>
          </table:table-cell>
          <table:table-cell table:style-name="Table2.C32" office:value-type="string">
            <text:p text:style-name="P7">Detect Earth Magic</text:p>
          </table:table-cell>
          <table:table-cell table:style-name="Table2.D32" office:value-type="string">
            <text:p text:style-name="P7">Allows caster to detect Earth magic on up to three items.</text:p>
          </table:table-cell>
        </table:table-row>
        <table:table-row table:style-name="Table2.2">
          <table:table-cell table:style-name="Table2.A33" office:value-type="string">
            <text:p text:style-name="P7">Earth</text:p>
          </table:table-cell>
          <table:table-cell table:style-name="Table2.B33" office:value-type="string">
            <text:p text:style-name="P6">1</text:p>
          </table:table-cell>
          <table:table-cell table:style-name="Table2.C33" office:value-type="string">
            <text:p text:style-name="P7">Fool's Gold</text:p>
          </table:table-cell>
          <table:table-cell table:style-name="Table2.D33" office:value-type="string">
            <text:p text:style-name="P7">Causes any object to appear to be made of gold, however, an ID Gems spell or skill would reveal it to be fool's gold.</text:p>
          </table:table-cell>
        </table:table-row>
        <table:table-row table:style-name="Table2.5">
          <table:table-cell table:style-name="Table2.A34" office:value-type="string">
            <text:p text:style-name="P7">Earth</text:p>
          </table:table-cell>
          <table:table-cell table:style-name="Table2.B34" office:value-type="string">
            <text:p text:style-name="P6">1</text:p>
          </table:table-cell>
          <table:table-cell table:style-name="Table2.C34" office:value-type="string">
            <text:p text:style-name="P7">Slow</text:p>
          </table:table-cell>
          <table:table-cell table:style-name="Table2.D34" office:value-type="string">
            <text:p text:style-name="P7">Victims are caught in a slowing of time during which all movement is reduced to a walk for 5 minutes. <text:s/>Anything with a time effect such as resetting armor and any regular movement such as running is affected. <text:s/>Combat swings, spell incants, and speech are </text:p>
          </table:table-cell>
        </table:table-row>
        <table:table-row table:style-name="Table2.2">
          <table:table-cell table:style-name="Table2.A35" office:value-type="string">
            <text:p text:style-name="P7">Earth</text:p>
          </table:table-cell>
          <table:table-cell table:style-name="Table2.B35" office:value-type="string">
            <text:p text:style-name="P6">2</text:p>
          </table:table-cell>
          <table:table-cell table:style-name="Table2.C35" office:value-type="string">
            <text:p text:style-name="P7">Identify Gems</text:p>
          </table:table-cell>
          <table:table-cell table:style-name="Table2.D35" office:value-type="string">
            <text:p text:style-name="P7">Enables the caster to accurately identify one precious or semi-precious stone or metal. <text:s/>Also gives an approximate value.</text:p>
          </table:table-cell>
        </table:table-row>
        <table:table-row table:style-name="Table2.1">
          <table:table-cell table:style-name="Table2.A36" office:value-type="string">
            <text:p text:style-name="P7">Earth</text:p>
          </table:table-cell>
          <table:table-cell table:style-name="Table2.B36" office:value-type="string">
            <text:p text:style-name="P6">2</text:p>
          </table:table-cell>
          <table:table-cell table:style-name="Table2.C36" office:value-type="string">
            <text:p text:style-name="P7">Identify Plants</text:p>
          </table:table-cell>
          <table:table-cell table:style-name="Table2.D36" office:value-type="string">
            <text:p text:style-name="P7">Enables the caster to accurately identify one plant or fungus. <text:s/>Also gives an approximate value.</text:p>
          </table:table-cell>
        </table:table-row>
        <table:table-row table:style-name="Table2.1">
          <table:table-cell table:style-name="Table2.A37" office:value-type="string">
            <text:p text:style-name="P7">Earth</text:p>
          </table:table-cell>
          <table:table-cell table:style-name="Table2.B37" office:value-type="string">
            <text:p text:style-name="P6">2</text:p>
          </table:table-cell>
          <table:table-cell table:style-name="Table2.C37" office:value-type="string">
            <text:p text:style-name="P7">Resist Air Magic</text:p>
          </table:table-cell>
          <table:table-cell table:style-name="Table2.D37" office:value-type="string">
            <text:p text:style-name="P7">Negates one Air spell effect. <text:s/>Lasts until used or reset.</text:p>
          </table:table-cell>
        </table:table-row>
        <table:table-row table:style-name="Table2.2">
          <table:table-cell table:style-name="Table2.A38" office:value-type="string">
            <text:p text:style-name="P7">Earth</text:p>
          </table:table-cell>
          <table:table-cell table:style-name="Table2.B38" office:value-type="string">
            <text:p text:style-name="P6">2</text:p>
          </table:table-cell>
          <table:table-cell table:style-name="Table2.C38" office:value-type="string">
            <text:p text:style-name="P7">Sleep</text:p>
          </table:table-cell>
          <table:table-cell table:style-name="Table2.D38" office:value-type="string">
            <text:p text:style-name="P7">Puts the victim to sleep for 5 minutes. <text:s/>Nothing except Awaken or Dispel Earth Magic will wake him before the time has elapsed.</text:p>
          </table:table-cell>
        </table:table-row>
        <table:table-row table:style-name="Table2.5">
          <table:table-cell table:style-name="Table2.A39" office:value-type="string">
            <text:p text:style-name="P7">Earth</text:p>
          </table:table-cell>
          <table:table-cell table:style-name="Table2.B39" office:value-type="string">
            <text:p text:style-name="P6">3</text:p>
          </table:table-cell>
          <table:table-cell table:style-name="Table2.C39" office:value-type="string">
            <text:p text:style-name="P7">Affect Weight</text:p>
          </table:table-cell>
          <table:table-cell table:style-name="Table2.D39" office:value-type="string">
            <text:p text:style-name="P7">Enables the caster to manipulate an item's weight by up to 100% and lasts for 24 hours. <text:s/>Weight may be either increased or decreased, but does not affect size and can be cast on anything inanimate.</text:p>
          </table:table-cell>
        </table:table-row>
        <text:soft-page-break/>
        <table:table-row table:style-name="Table2.5">
          <table:table-cell table:style-name="Table2.A40" office:value-type="string">
            <text:p text:style-name="P7">Earth</text:p>
          </table:table-cell>
          <table:table-cell table:style-name="Table2.B40" office:value-type="string">
            <text:p text:style-name="P6">3</text:p>
          </table:table-cell>
          <table:table-cell table:style-name="Table2.C40" office:value-type="string">
            <text:p text:style-name="P7">Invisibility</text:p>
          </table:table-cell>
          <table:table-cell table:style-name="Table2.D40" office:value-type="string">
            <text:p text:style-name="P7">Players must wear a blue headband to indicate they are invisible. <text:s/>Lasts 10 minutes. <text:s/>Invisiblility must be cast out of sight of other players. <text:s/>Note: do not expect players to act as if you are not there for information gathering purposes.</text:p>
          </table:table-cell>
        </table:table-row>
        <table:table-row table:style-name="Table2.2">
          <table:table-cell table:style-name="Table2.A41" office:value-type="string">
            <text:p text:style-name="P7">Earth</text:p>
          </table:table-cell>
          <table:table-cell table:style-name="Table2.B41" office:value-type="string">
            <text:p text:style-name="P6">3</text:p>
          </table:table-cell>
          <table:table-cell table:style-name="Table2.C41" office:value-type="string">
            <text:p text:style-name="P7">Pin</text:p>
          </table:table-cell>
          <table:table-cell table:style-name="Table2.D41" office:value-type="string">
            <text:p text:style-name="P7">This adheres one of the victim's feet to the ground or floor so he cannot move his leg. <text:s/>The spell is line of sight.</text:p>
          </table:table-cell>
        </table:table-row>
        <table:table-row table:style-name="Table2.5">
          <table:table-cell table:style-name="Table2.A42" office:value-type="string">
            <text:p text:style-name="P7">Earth</text:p>
          </table:table-cell>
          <table:table-cell table:style-name="Table2.B42" office:value-type="string">
            <text:p text:style-name="P6">3</text:p>
          </table:table-cell>
          <table:table-cell table:style-name="Table2.C42" office:value-type="string">
            <text:p text:style-name="P7">Protection Circle, Lesser</text:p>
          </table:table-cell>
          <table:table-cell table:style-name="Table2.D42" office:value-type="string">
            <text:p text:style-name="P7">Requires a circle be drawn up to 10 feet un diameter and protects the inhabitants from physical assaults by monsters and lesser supernatural beings. <text:s/>This does not include magical attacks. <text:s/>Greater supernatural creatures are unaffected.</text:p>
          </table:table-cell>
        </table:table-row>
        <table:table-row table:style-name="Table2.2">
          <table:table-cell table:style-name="Table2.A43" office:value-type="string">
            <text:p text:style-name="P7">Earth</text:p>
          </table:table-cell>
          <table:table-cell table:style-name="Table2.B43" office:value-type="string">
            <text:p text:style-name="P6">3</text:p>
          </table:table-cell>
          <table:table-cell table:style-name="Table2.C43" office:value-type="string">
            <text:p text:style-name="P7">Stone Enclosure</text:p>
          </table:table-cell>
          <table:table-cell table:style-name="Table2.D43" office:value-type="string">
            <text:p text:style-name="P7">Renders unopenable any closed item upon which it is placed. <text:s/>One cabinet, dresser or box, etc. is affected. <text:s/>Destruction of the object or a Dispel Earth Magic will allow entry.</text:p>
          </table:table-cell>
        </table:table-row>
        <table:table-row table:style-name="Table2.2">
          <table:table-cell table:style-name="Table2.A44" office:value-type="string">
            <text:p text:style-name="P7">Earth</text:p>
          </table:table-cell>
          <table:table-cell table:style-name="Table2.B44" office:value-type="string">
            <text:p text:style-name="P6">4</text:p>
          </table:table-cell>
          <table:table-cell table:style-name="Table2.C44" office:value-type="string">
            <text:p text:style-name="P7">Crush Leg</text:p>
          </table:table-cell>
          <table:table-cell table:style-name="Table2.D44" office:value-type="string">
            <text:p text:style-name="P7">Crushes one leg of the victim. <text:s/>Can be healed with a Restore Limb or by someone with the Doctor skill. <text:s/>If set by a doctor, victim cannot run for 24 hours.</text:p>
          </table:table-cell>
        </table:table-row>
        <table:table-row table:style-name="Table2.1">
          <table:table-cell table:style-name="Table2.A45" office:value-type="string">
            <text:p text:style-name="P7">Earth</text:p>
          </table:table-cell>
          <table:table-cell table:style-name="Table2.B45" office:value-type="string">
            <text:p text:style-name="P6">4</text:p>
          </table:table-cell>
          <table:table-cell table:style-name="Table2.C45" office:value-type="string">
            <text:p text:style-name="P7">Resist Lightning</text:p>
          </table:table-cell>
          <table:table-cell table:style-name="Table2.D45" office:value-type="string">
            <text:p text:style-name="P7">Allows recipient to resist 1 lightning attack. <text:s/>Does not affect other energy attacks.</text:p>
          </table:table-cell>
        </table:table-row>
        <table:table-row table:style-name="Table2.1">
          <table:table-cell table:style-name="Table2.A46" office:value-type="string">
            <text:p text:style-name="P7">Earth</text:p>
          </table:table-cell>
          <table:table-cell table:style-name="Table2.B46" office:value-type="string">
            <text:p text:style-name="P6">4</text:p>
          </table:table-cell>
          <table:table-cell table:style-name="Table2.C46" office:value-type="string">
            <text:p text:style-name="P7">Sand Storm</text:p>
          </table:table-cell>
          <table:table-cell table:style-name="Table2.D46" office:value-type="string">
            <text:p text:style-name="P7">Causes victim to be assaulted by bits of sand, blinding, choking and stunning him for 2 minutes.</text:p>
          </table:table-cell>
        </table:table-row>
        <table:table-row table:style-name="Table2.2">
          <table:table-cell table:style-name="Table2.A47" office:value-type="string">
            <text:p text:style-name="P7">Earth</text:p>
          </table:table-cell>
          <table:table-cell table:style-name="Table2.B47" office:value-type="string">
            <text:p text:style-name="P6">4</text:p>
          </table:table-cell>
          <table:table-cell table:style-name="Table2.C47" office:value-type="string">
            <text:p text:style-name="P7">Supernatural Strength</text:p>
          </table:table-cell>
          <table:table-cell table:style-name="Table2.D47" office:value-type="string">
            <text:p text:style-name="P7">Lift heavy objects, break locks and doors, use Crushing Blow or Sever Limb once per spell duration, depending on weapon type. <text:s/>Lasts 10 minutes.</text:p>
          </table:table-cell>
        </table:table-row>
        <table:table-row table:style-name="Table2.1">
          <table:table-cell table:style-name="Table2.A48" office:value-type="string">
            <text:p text:style-name="P7">Earth</text:p>
          </table:table-cell>
          <table:table-cell table:style-name="Table2.B48" office:value-type="string">
            <text:p text:style-name="P6">5</text:p>
          </table:table-cell>
          <table:table-cell table:style-name="Table2.C48" office:value-type="string">
            <text:p text:style-name="P7">Charm</text:p>
          </table:table-cell>
          <table:table-cell table:style-name="Table2.D48" office:value-type="string">
            <text:p text:style-name="P7">Makes the victim believe anything the caster says for 5 minutes.</text:p>
          </table:table-cell>
        </table:table-row>
        <table:table-row table:style-name="Table2.2">
          <table:table-cell table:style-name="Table2.A49" office:value-type="string">
            <text:p text:style-name="P7">Earth</text:p>
          </table:table-cell>
          <table:table-cell table:style-name="Table2.B49" office:value-type="string">
            <text:p text:style-name="P6">5</text:p>
          </table:table-cell>
          <table:table-cell table:style-name="Table2.C49" office:value-type="string">
            <text:p text:style-name="P7">Earthen Grasp</text:p>
          </table:table-cell>
          <table:table-cell table:style-name="Table2.D49" office:value-type="string">
            <text:p text:style-name="P7">A hand/tentacle of earth reaches up and grasps the victim, rendering him completely immobile. <text:s/>Effect is line of sight.</text:p>
          </table:table-cell>
        </table:table-row>
        <table:table-row table:style-name="Table2.1">
          <table:table-cell table:style-name="Table2.A50" office:value-type="string">
            <text:p text:style-name="P7">Earth</text:p>
          </table:table-cell>
          <table:table-cell table:style-name="Table2.B50" office:value-type="string">
            <text:p text:style-name="P6">5</text:p>
          </table:table-cell>
          <table:table-cell table:style-name="Table2.C50" office:value-type="string">
            <text:p text:style-name="P7">Mend Stone</text:p>
          </table:table-cell>
          <table:table-cell table:style-name="Table2.D50" office:value-type="string">
            <text:p text:style-name="P7">Mends and restores up to 10 pounds of anything made of clay, stone or rock.</text:p>
          </table:table-cell>
        </table:table-row>
        <table:table-row table:style-name="Table2.1">
          <table:table-cell table:style-name="Table2.A51" office:value-type="string">
            <text:p text:style-name="P7">Earth</text:p>
          </table:table-cell>
          <table:table-cell table:style-name="Table2.B51" office:value-type="string">
            <text:p text:style-name="P6">5</text:p>
          </table:table-cell>
          <table:table-cell table:style-name="Table2.C51" office:value-type="string">
            <text:p text:style-name="P7">Stone Club</text:p>
          </table:table-cell>
          <table:table-cell table:style-name="Table2.D51" office:value-type="string">
            <text:p text:style-name="P7">Creates a club which inflicts elemental earth damage.</text:p>
          </table:table-cell>
        </table:table-row>
        <table:table-row table:style-name="Table2.1">
          <table:table-cell table:style-name="Table2.A52" office:value-type="string">
            <text:p text:style-name="P7">Earth</text:p>
          </table:table-cell>
          <table:table-cell table:style-name="Table2.B52" office:value-type="string">
            <text:p text:style-name="P6">6</text:p>
          </table:table-cell>
          <table:table-cell table:style-name="Table2.C52" office:value-type="string">
            <text:p text:style-name="P7">Dispel Earth Magic</text:p>
          </table:table-cell>
          <table:table-cell table:style-name="Table2.D52" office:value-type="string">
            <text:p text:style-name="P7">Instantly negates one Earth spell effect.</text:p>
          </table:table-cell>
        </table:table-row>
        <table:table-row table:style-name="Table2.2">
          <table:table-cell table:style-name="Table2.A53" office:value-type="string">
            <text:p text:style-name="P7">Earth</text:p>
          </table:table-cell>
          <table:table-cell table:style-name="Table2.B53" office:value-type="string">
            <text:p text:style-name="P6">6</text:p>
          </table:table-cell>
          <table:table-cell table:style-name="Table2.C53" office:value-type="string">
            <text:p text:style-name="P7">Mend Metal</text:p>
          </table:table-cell>
          <table:table-cell table:style-name="Table2.D53" office:value-type="string">
            <text:p text:style-name="P7">Mends and restores up to 10 pounds of anything made of metal. <text:s/>This will restore up to 10 points of metal armor.</text:p>
          </table:table-cell>
        </table:table-row>
        <table:table-row table:style-name="Table2.2">
          <table:table-cell table:style-name="Table2.A54" office:value-type="string">
            <text:p text:style-name="P7">Earth</text:p>
          </table:table-cell>
          <table:table-cell table:style-name="Table2.B54" office:value-type="string">
            <text:p text:style-name="P6">6</text:p>
          </table:table-cell>
          <table:table-cell table:style-name="Table2.C54" office:value-type="string">
            <text:p text:style-name="P7">Rock Storm</text:p>
          </table:table-cell>
          <table:table-cell table:style-name="Table2.D54" office:value-type="string">
            <text:p text:style-name="P7">Causes a shower of rocks to rain down on the victim. <text:s/>Lasts for as long as the caster continues the chant without pausing for more than 2 seconds.</text:p>
          </table:table-cell>
        </table:table-row>
        <table:table-row table:style-name="Table2.1">
          <table:table-cell table:style-name="Table2.A55" office:value-type="string">
            <text:p text:style-name="P7">Earth</text:p>
          </table:table-cell>
          <table:table-cell table:style-name="Table2.B55" office:value-type="string">
            <text:p text:style-name="P6">7</text:p>
          </table:table-cell>
          <table:table-cell table:style-name="Table2.C55" office:value-type="string">
            <text:p text:style-name="P7">Banish</text:p>
          </table:table-cell>
          <table:table-cell table:style-name="Table2.D55" office:value-type="string">
            <text:p text:style-name="P7">Forces one sentient being to leave a building or 15' radius area. <text:s/>Victim cannot return for 1 hour.</text:p>
          </table:table-cell>
        </table:table-row>
        <table:table-row table:style-name="Table2.2">
          <table:table-cell table:style-name="Table2.A56" office:value-type="string">
            <text:p text:style-name="P7">Earth</text:p>
          </table:table-cell>
          <table:table-cell table:style-name="Table2.B56" office:value-type="string">
            <text:p text:style-name="P6">7</text:p>
          </table:table-cell>
          <table:table-cell table:style-name="Table2.C56" office:value-type="string">
            <text:p text:style-name="P7">Escape</text:p>
          </table:table-cell>
          <table:table-cell table:style-name="Table2.D56" office:value-type="string">
            <text:p text:style-name="P7">Allows the caster to escape one set of mechanical bonds per use. <text:s/>Handcuffs count as one, a door lock count as one, etc.</text:p>
          </table:table-cell>
        </table:table-row>
        <table:table-row table:style-name="Table2.5">
          <table:table-cell table:style-name="Table2.A57" office:value-type="string">
            <text:p text:style-name="P7">Earth</text:p>
          </table:table-cell>
          <table:table-cell table:style-name="Table2.B57" office:value-type="string">
            <text:p text:style-name="P6">7</text:p>
          </table:table-cell>
          <table:table-cell table:style-name="Table2.C57" office:value-type="string">
            <text:p text:style-name="P7">Petrify/Stone to Flesh</text:p>
          </table:table-cell>
          <table:table-cell table:style-name="Table2.D57" office:value-type="string">
            <text:p text:style-name="P7">Turns flesh into stone and vice versa. <text:s/>One creature (or the equivalent thereof) can be affected. <text:s/>Petrified characters can be restored, but suffer 1 wound for every 5 minutes spent petrified, not to drop below 0. <text:s/>If a character reaches 0, he will remain</text:p>
          </table:table-cell>
        </table:table-row>
        <table:table-row table:style-name="Table2.1">
          <table:table-cell table:style-name="Table2.A58" office:value-type="string">
            <text:p text:style-name="P7">Earth</text:p>
          </table:table-cell>
          <table:table-cell table:style-name="Table2.B58" office:value-type="string">
            <text:p text:style-name="P6">8</text:p>
          </table:table-cell>
          <table:table-cell table:style-name="Table2.C58" office:value-type="string">
            <text:p text:style-name="P7">Constrain Being</text:p>
          </table:table-cell>
          <table:table-cell table:style-name="Table2.D58" office:value-type="string">
            <text:p text:style-name="P7">Imprisons one supernatural being in a 10' radius from the caster for 10 minutes.</text:p>
          </table:table-cell>
        </table:table-row>
        <table:table-row table:style-name="Table2.2">
          <table:table-cell table:style-name="Table2.A59" office:value-type="string">
            <text:p text:style-name="P7">Earth</text:p>
          </table:table-cell>
          <table:table-cell table:style-name="Table2.B59" office:value-type="string">
            <text:p text:style-name="P6">8</text:p>
          </table:table-cell>
          <table:table-cell table:style-name="Table2.C59" office:value-type="string">
            <text:p text:style-name="P7">Protection Circle, Greater</text:p>
          </table:table-cell>
          <table:table-cell table:style-name="Table2.D59" office:value-type="string">
            <text:p text:style-name="P7">Requires a circle be drawn up to 10 feet in diameter and protects the inhabitants from physical assaults by monsters and any supernatural beings. <text:s/>This does not include magical attacks.</text:p>
          </table:table-cell>
        </table:table-row>
        <table:table-row table:style-name="Table2.2">
          <table:table-cell table:style-name="Table2.A60" office:value-type="string">
            <text:p text:style-name="P7">Earth</text:p>
          </table:table-cell>
          <table:table-cell table:style-name="Table2.B60" office:value-type="string">
            <text:p text:style-name="P6">8</text:p>
          </table:table-cell>
          <table:table-cell table:style-name="Table2.C60" office:value-type="string">
            <text:p text:style-name="P7">Sanctuary</text:p>
          </table:table-cell>
          <table:table-cell table:style-name="Table2.D60" office:value-type="string">
            <text:p text:style-name="P7">Prevents all acts of aggression or hostility within its 5 foot radius. <text:s/>Aggressors are paralyzed instantly. <text:s/>Sanctuary lasts for 10 minutes, paralysis lasts until Sanctuary is over.</text:p>
          </table:table-cell>
        </table:table-row>
        <table:table-row table:style-name="Table2.2">
          <table:table-cell table:style-name="Table2.A61" office:value-type="string">
            <text:p text:style-name="P7">Fire</text:p>
          </table:table-cell>
          <table:table-cell table:style-name="Table2.B61" office:value-type="string">
            <text:p text:style-name="P6">1</text:p>
          </table:table-cell>
          <table:table-cell table:style-name="Table2.C61" office:value-type="string">
            <text:p text:style-name="P7">Dancing Flame</text:p>
          </table:table-cell>
          <table:table-cell table:style-name="Table2.D61" office:value-type="string">
            <text:p text:style-name="P7">Causes flames from a candle or other small fire to dance and entrance all who see them. <text:s/>Victims cannot look away for 1 minutes.</text:p>
          </table:table-cell>
        </table:table-row>
        <table:table-row table:style-name="Table2.1">
          <table:table-cell table:style-name="Table2.A62" office:value-type="string">
            <text:p text:style-name="P7">Fire</text:p>
          </table:table-cell>
          <table:table-cell table:style-name="Table2.B62" office:value-type="string">
            <text:p text:style-name="P6">1</text:p>
          </table:table-cell>
          <table:table-cell table:style-name="Table2.C62" office:value-type="string">
            <text:p text:style-name="P7">Detect Fire Magic</text:p>
          </table:table-cell>
          <table:table-cell table:style-name="Table2.D62" office:value-type="string">
            <text:p text:style-name="P7">Allows the caster to detect fire magic on up to three items.</text:p>
          </table:table-cell>
        </table:table-row>
        <table:table-row table:style-name="Table2.2">
          <table:table-cell table:style-name="Table2.A63" office:value-type="string">
            <text:p text:style-name="P7">Fire</text:p>
          </table:table-cell>
          <table:table-cell table:style-name="Table2.B63" office:value-type="string">
            <text:p text:style-name="P6">1</text:p>
          </table:table-cell>
          <table:table-cell table:style-name="Table2.C63" office:value-type="string">
            <text:p text:style-name="P7">Eternal Blaze</text:p>
          </table:table-cell>
          <table:table-cell table:style-name="Table2.D63" office:value-type="string">
            <text:p text:style-name="P7">Creates a magical flame which cannot be put out (except with Extinguish Fire) as a memorial or marker. <text:s/>Frequently placed over the graves of kings and heroes.</text:p>
          </table:table-cell>
        </table:table-row>
        <table:table-row table:style-name="Table2.2">
          <table:table-cell table:style-name="Table2.A64" office:value-type="string">
            <text:p text:style-name="P7">Fire</text:p>
          </table:table-cell>
          <table:table-cell table:style-name="Table2.B64" office:value-type="string">
            <text:p text:style-name="P6">1</text:p>
          </table:table-cell>
          <table:table-cell table:style-name="Table2.C64" office:value-type="string">
            <text:p text:style-name="P7">Fire Fingers</text:p>
          </table:table-cell>
          <table:table-cell table:style-name="Table2.D64" office:value-type="string">
            <text:p text:style-name="P7">Turns the caster's fingers into flame, allowing him to throw five jets of flame, which inflict 5 points of damage each.</text:p>
          </table:table-cell>
        </table:table-row>
        <table:table-row table:style-name="Table2.2">
          <table:table-cell table:style-name="Table2.A65" office:value-type="string">
            <text:p text:style-name="P7">Fire</text:p>
          </table:table-cell>
          <table:table-cell table:style-name="Table2.B65" office:value-type="string">
            <text:p text:style-name="P6">2</text:p>
          </table:table-cell>
          <table:table-cell table:style-name="Table2.C65" office:value-type="string">
            <text:p text:style-name="P7">Everburning Torch</text:p>
          </table:table-cell>
          <table:table-cell table:style-name="Table2.D65" office:value-type="string">
            <text:p text:style-name="P7">Gives the use of a flashlight or other lighting substance for 48 hours. <text:s/>Can be turned on and off. <text:s/>Cover the flashlight with a red filter or cloth.</text:p>
          </table:table-cell>
        </table:table-row>
        <table:table-row table:style-name="Table2.5">
          <table:table-cell table:style-name="Table2.A66" office:value-type="string">
            <text:p text:style-name="P7">Fire</text:p>
          </table:table-cell>
          <table:table-cell table:style-name="Table2.B66" office:value-type="string">
            <text:p text:style-name="P6">2</text:p>
          </table:table-cell>
          <table:table-cell table:style-name="Table2.C66" office:value-type="string">
            <text:p text:style-name="P7">Fiery Armor</text:p>
          </table:table-cell>
          <table:table-cell table:style-name="Table2.D66" office:value-type="string">
            <text:p text:style-name="P7">This spell engulfs the wearer without causing harm in a fiery armor. <text:s/>It can withstand 10 hit points of damage before fading. <text:s/>Magic attacks are reduced to half, and the armor lasts until breached unless reset. <text:s/>The wearer must wear a red arm band.</text:p>
          </table:table-cell>
        </table:table-row>
        <table:table-row table:style-name="Table2.2">
          <table:table-cell table:style-name="Table2.A67" office:value-type="string">
            <text:p text:style-name="P7">Fire</text:p>
          </table:table-cell>
          <table:table-cell table:style-name="Table2.B67" office:value-type="string">
            <text:p text:style-name="P6">2</text:p>
          </table:table-cell>
          <table:table-cell table:style-name="Table2.C67" office:value-type="string">
            <text:p text:style-name="P7">Flaming Shield</text:p>
          </table:table-cell>
          <table:table-cell table:style-name="Table2.D67" office:value-type="string">
            <text:p text:style-name="P7">Cast a magical fire upon a shield, which does not consume the shield, but does set fire to any combustible weapon which strikes it. <text:s/>Lasts for 5 minutes. <text:s/>Shield must have a red edge.</text:p>
          </table:table-cell>
        </table:table-row>
        <table:table-row table:style-name="Table2.1">
          <table:table-cell table:style-name="Table2.A68" office:value-type="string">
            <text:p text:style-name="P7">Fire</text:p>
          </table:table-cell>
          <table:table-cell table:style-name="Table2.B68" office:value-type="string">
            <text:p text:style-name="P6">2</text:p>
          </table:table-cell>
          <table:table-cell table:style-name="Table2.C68" office:value-type="string">
            <text:p text:style-name="P7">Resist Water Magic</text:p>
          </table:table-cell>
          <table:table-cell table:style-name="Table2.D68" office:value-type="string">
            <text:p text:style-name="P7">Negates one water spell effect. <text:s/>Lasts until used or reset.</text:p>
          </table:table-cell>
        </table:table-row>
        <table:table-row table:style-name="Table2.2">
          <table:table-cell table:style-name="Table2.A69" office:value-type="string">
            <text:p text:style-name="P7">Fire</text:p>
          </table:table-cell>
          <table:table-cell table:style-name="Table2.B69" office:value-type="string">
            <text:p text:style-name="P6">3</text:p>
          </table:table-cell>
          <table:table-cell table:style-name="Table2.C69" office:value-type="string">
            <text:p text:style-name="P7">Burn Hands</text:p>
          </table:table-cell>
          <table:table-cell table:style-name="Table2.D69" office:value-type="string">
            <text:p text:style-name="P7">Burns the victim's hands. <text:s/>Victim is incapable of wielding a weapon or shield or performing any action which requires the hands. <text:s/>Victim can still cast magic or psionics. <text:s/>Lasts for 1 minute.</text:p>
          </table:table-cell>
        </table:table-row>
        <text:soft-page-break/>
        <table:table-row table:style-name="Table2.2">
          <table:table-cell table:style-name="Table2.A70" office:value-type="string">
            <text:p text:style-name="P7">Fire</text:p>
          </table:table-cell>
          <table:table-cell table:style-name="Table2.B70" office:value-type="string">
            <text:p text:style-name="P6">3</text:p>
          </table:table-cell>
          <table:table-cell table:style-name="Table2.C70" office:value-type="string">
            <text:p text:style-name="P7">Circle of Flame</text:p>
          </table:table-cell>
          <table:table-cell table:style-name="Table2.D70" office:value-type="string">
            <text:p text:style-name="P7">Creates a 5 foot circle of flame 10 feet high that lasts 5 minutes. <text:s/>Anyone trying to penetrate will suffer 15 points of damage.</text:p>
          </table:table-cell>
        </table:table-row>
        <table:table-row table:style-name="Table2.1">
          <table:table-cell table:style-name="Table2.A71" office:value-type="string">
            <text:p text:style-name="P7">Fire</text:p>
          </table:table-cell>
          <table:table-cell table:style-name="Table2.B71" office:value-type="string">
            <text:p text:style-name="P6">3</text:p>
          </table:table-cell>
          <table:table-cell table:style-name="Table2.C71" office:value-type="string">
            <text:p text:style-name="P7">Fire Fist</text:p>
          </table:table-cell>
          <table:table-cell table:style-name="Table2.D71" office:value-type="string">
            <text:p text:style-name="P7">Turns the caster's hand into a ball of flame which inflicts 5 points of damage. <text:s/>Lasts for 1 minute.</text:p>
          </table:table-cell>
        </table:table-row>
        <table:table-row table:style-name="Table2.1">
          <table:table-cell table:style-name="Table2.A72" office:value-type="string">
            <text:p text:style-name="P7">Fire</text:p>
          </table:table-cell>
          <table:table-cell table:style-name="Table2.B72" office:value-type="string">
            <text:p text:style-name="P6">3</text:p>
          </table:table-cell>
          <table:table-cell table:style-name="Table2.C72" office:value-type="string">
            <text:p text:style-name="P7">Fuel Flame</text:p>
          </table:table-cell>
          <table:table-cell table:style-name="Table2.D72" office:value-type="string">
            <text:p text:style-name="P7">Increases the size of a fire by up to 50% for 5 minutes increasing damage and duration by 50%.</text:p>
          </table:table-cell>
        </table:table-row>
        <table:table-row table:style-name="Table2.2">
          <table:table-cell table:style-name="Table2.A73" office:value-type="string">
            <text:p text:style-name="P7">Fire</text:p>
          </table:table-cell>
          <table:table-cell table:style-name="Table2.B73" office:value-type="string">
            <text:p text:style-name="P6">4</text:p>
          </table:table-cell>
          <table:table-cell table:style-name="Table2.C73" office:value-type="string">
            <text:p text:style-name="P7">Burning Purge</text:p>
          </table:table-cell>
          <table:table-cell table:style-name="Table2.D73" office:value-type="string">
            <text:p text:style-name="P7">Causes a fever in the victim to burn off any and all blood impurities, such as poison, disease or intoxication.</text:p>
          </table:table-cell>
        </table:table-row>
        <table:table-row table:style-name="Table2.1">
          <table:table-cell table:style-name="Table2.A74" office:value-type="string">
            <text:p text:style-name="P7">Fire</text:p>
          </table:table-cell>
          <table:table-cell table:style-name="Table2.B74" office:value-type="string">
            <text:p text:style-name="P6">4</text:p>
          </table:table-cell>
          <table:table-cell table:style-name="Table2.C74" office:value-type="string">
            <text:p text:style-name="P7">Fire Bolt</text:p>
          </table:table-cell>
          <table:table-cell table:style-name="Table2.D74" office:value-type="string">
            <text:p text:style-name="P7">Creates a bolt of fire which inflicts 20 points of damage.</text:p>
          </table:table-cell>
        </table:table-row>
        <table:table-row table:style-name="Table2.1">
          <table:table-cell table:style-name="Table2.A75" office:value-type="string">
            <text:p text:style-name="P7">Fire</text:p>
          </table:table-cell>
          <table:table-cell table:style-name="Table2.B75" office:value-type="string">
            <text:p text:style-name="P6">4</text:p>
          </table:table-cell>
          <table:table-cell table:style-name="Table2.C75" office:value-type="string">
            <text:p text:style-name="P7">Flame Lick</text:p>
          </table:table-cell>
          <table:table-cell table:style-name="Table2.D75" office:value-type="string">
            <text:p text:style-name="P7">Turns any weapon into a magical fire which inflicts 10 points of damage for 1 successful strike.</text:p>
          </table:table-cell>
        </table:table-row>
        <table:table-row table:style-name="Table2.2">
          <table:table-cell table:style-name="Table2.A76" office:value-type="string">
            <text:p text:style-name="P7">Fire</text:p>
          </table:table-cell>
          <table:table-cell table:style-name="Table2.B76" office:value-type="string">
            <text:p text:style-name="P6">4</text:p>
          </table:table-cell>
          <table:table-cell table:style-name="Table2.C76" office:value-type="string">
            <text:p text:style-name="P7">Smoking Cloud</text:p>
          </table:table-cell>
          <table:table-cell table:style-name="Table2.D76" office:value-type="string">
            <text:p text:style-name="P7">A great cloud of smoke swirls around the victim, choking and blinding him, stunning him for 2 minutes.</text:p>
          </table:table-cell>
        </table:table-row>
        <table:table-row table:style-name="Table2.5">
          <table:table-cell table:style-name="Table2.A77" office:value-type="string">
            <text:p text:style-name="P7">Fire</text:p>
          </table:table-cell>
          <table:table-cell table:style-name="Table2.B77" office:value-type="string">
            <text:p text:style-name="P6">4</text:p>
          </table:table-cell>
          <table:table-cell table:style-name="Table2.C77" office:value-type="string">
            <text:p text:style-name="P7">Unquenchable Thirst</text:p>
          </table:table-cell>
          <table:table-cell table:style-name="Table2.D77" office:value-type="string">
            <text:p text:style-name="P7">Causes character to think he is dying of thirst. <text:s/>He will attempt to drink any and all liquids, including potions, that he finds for the next 5 minutes. <text:s/>If none are immediately available, he will search for some until 5 minutes are up.</text:p>
          </table:table-cell>
        </table:table-row>
        <table:table-row table:style-name="Table2.2">
          <table:table-cell table:style-name="Table2.A78" office:value-type="string">
            <text:p text:style-name="P7">Fire</text:p>
          </table:table-cell>
          <table:table-cell table:style-name="Table2.B78" office:value-type="string">
            <text:p text:style-name="P6">5</text:p>
          </table:table-cell>
          <table:table-cell table:style-name="Table2.C78" office:value-type="string">
            <text:p text:style-name="P7">Burning Heart of Desire</text:p>
          </table:table-cell>
          <table:table-cell table:style-name="Table2.D78" office:value-type="string">
            <text:p text:style-name="P7">Causes the victim to fall instantly in love with the caster or specified target. <text:s/>The victim will do anything for the target (except kill himself), living only to please. <text:s/>Lasts for 1 hour.</text:p>
          </table:table-cell>
        </table:table-row>
        <table:table-row table:style-name="Table2.1">
          <table:table-cell table:style-name="Table2.A79" office:value-type="string">
            <text:p text:style-name="P7">Fire</text:p>
          </table:table-cell>
          <table:table-cell table:style-name="Table2.B79" office:value-type="string">
            <text:p text:style-name="P6">5</text:p>
          </table:table-cell>
          <table:table-cell table:style-name="Table2.C79" office:value-type="string">
            <text:p text:style-name="P7">Fire Ball</text:p>
          </table:table-cell>
          <table:table-cell table:style-name="Table2.D79" office:value-type="string">
            <text:p text:style-name="P7">Creates a ball of fire which inflicts 25 points of damage.</text:p>
          </table:table-cell>
        </table:table-row>
        <table:table-row table:style-name="Table2.2">
          <table:table-cell table:style-name="Table2.A80" office:value-type="string">
            <text:p text:style-name="P7">Fire</text:p>
          </table:table-cell>
          <table:table-cell table:style-name="Table2.B80" office:value-type="string">
            <text:p text:style-name="P6">5</text:p>
          </table:table-cell>
          <table:table-cell table:style-name="Table2.C80" office:value-type="string">
            <text:p text:style-name="P7">Flaming Gate</text:p>
          </table:table-cell>
          <table:table-cell table:style-name="Table2.D80" office:value-type="string">
            <text:p text:style-name="P7">Protects any door, window, gate, etc. upon which it is placed with fire so that none may pass except the caster and those whose names are inscribed upon the door, etc.</text:p>
          </table:table-cell>
        </table:table-row>
        <table:table-row table:style-name="Table2.2">
          <table:table-cell table:style-name="Table2.A81" office:value-type="string">
            <text:p text:style-name="P7">Fire</text:p>
          </table:table-cell>
          <table:table-cell table:style-name="Table2.B81" office:value-type="string">
            <text:p text:style-name="P6">5</text:p>
          </table:table-cell>
          <table:table-cell table:style-name="Table2.C81" office:value-type="string">
            <text:p text:style-name="P7">Wall of Fire</text:p>
          </table:table-cell>
          <table:table-cell table:style-name="Table2.D81" office:value-type="string">
            <text:p text:style-name="P7">Creates a wall of fire 10 feet by 20 feet by 1 foot. <text:s/>Anyone attempting to cross it suffers 25 points of damage. <text:s/>Wall can be bent up to 180° to form a ½ circle.</text:p>
          </table:table-cell>
        </table:table-row>
        <table:table-row table:style-name="Table2.1">
          <table:table-cell table:style-name="Table2.A82" office:value-type="string">
            <text:p text:style-name="P7">Fire</text:p>
          </table:table-cell>
          <table:table-cell table:style-name="Table2.B82" office:value-type="string">
            <text:p text:style-name="P6">6</text:p>
          </table:table-cell>
          <table:table-cell table:style-name="Table2.C82" office:value-type="string">
            <text:p text:style-name="P7">Dispel Fire Magic</text:p>
          </table:table-cell>
          <table:table-cell table:style-name="Table2.D82" office:value-type="string">
            <text:p text:style-name="P7">Instantly negates one fire spell effect.</text:p>
          </table:table-cell>
        </table:table-row>
        <table:table-row table:style-name="Table2.1">
          <table:table-cell table:style-name="Table2.A83" office:value-type="string">
            <text:p text:style-name="P7">Fire</text:p>
          </table:table-cell>
          <table:table-cell table:style-name="Table2.B83" office:value-type="string">
            <text:p text:style-name="P6">6</text:p>
          </table:table-cell>
          <table:table-cell table:style-name="Table2.C83" office:value-type="string">
            <text:p text:style-name="P7">Flame Blade</text:p>
          </table:table-cell>
          <table:table-cell table:style-name="Table2.D83" office:value-type="string">
            <text:p text:style-name="P7">Creates a blade which inflicts elemental fire damage.</text:p>
          </table:table-cell>
        </table:table-row>
        <table:table-row table:style-name="Table2.2">
          <table:table-cell table:style-name="Table2.A84" office:value-type="string">
            <text:p text:style-name="P7">Fire</text:p>
          </table:table-cell>
          <table:table-cell table:style-name="Table2.B84" office:value-type="string">
            <text:p text:style-name="P6">6</text:p>
          </table:table-cell>
          <table:table-cell table:style-name="Table2.C84" office:value-type="string">
            <text:p text:style-name="P7">Flaming Storm</text:p>
          </table:table-cell>
          <table:table-cell table:style-name="Table2.D84" office:value-type="string">
            <text:p text:style-name="P7">Causes small fires to rain down with each flame causing 5 points of damage each. <text:s/>Lasts for as long as the caster continues the chant without pausing for more than 2 seconds.</text:p>
          </table:table-cell>
        </table:table-row>
        <table:table-row table:style-name="Table2.2">
          <table:table-cell table:style-name="Table2.A85" office:value-type="string">
            <text:p text:style-name="P7">Fire</text:p>
          </table:table-cell>
          <table:table-cell table:style-name="Table2.B85" office:value-type="string">
            <text:p text:style-name="P6">7</text:p>
          </table:table-cell>
          <table:table-cell table:style-name="Table2.C85" office:value-type="string">
            <text:p text:style-name="P7">Agony</text:p>
          </table:table-cell>
          <table:table-cell table:style-name="Table2.D85" office:value-type="string">
            <text:p text:style-name="P7">Causes the victim to feel as though he has lost 35 hit points. <text:s/>No damage is actually sistained. <text:s/>If the victim has fewer than 35 hit points, he will lapse into a coma for 10 minutes.</text:p>
          </table:table-cell>
        </table:table-row>
        <table:table-row table:style-name="Table2.2">
          <table:table-cell table:style-name="Table2.A86" office:value-type="string">
            <text:p text:style-name="P7">Fire</text:p>
          </table:table-cell>
          <table:table-cell table:style-name="Table2.B86" office:value-type="string">
            <text:p text:style-name="P6">7</text:p>
          </table:table-cell>
          <table:table-cell table:style-name="Table2.C86" office:value-type="string">
            <text:p text:style-name="P7">Fiery Labyrinth</text:p>
          </table:table-cell>
          <table:table-cell table:style-name="Table2.D86" office:value-type="string">
            <text:p text:style-name="P7">Causes the victim to believe he is walking through a fiery maze. <text:s/>He cannot walk in a straight line and must make frequent turns. <text:s/>Lasts for 1 minute.</text:p>
          </table:table-cell>
        </table:table-row>
        <table:table-row table:style-name="Table2.2">
          <table:table-cell table:style-name="Table2.A87" office:value-type="string">
            <text:p text:style-name="P7">Fire</text:p>
          </table:table-cell>
          <table:table-cell table:style-name="Table2.B87" office:value-type="string">
            <text:p text:style-name="P6">7</text:p>
          </table:table-cell>
          <table:table-cell table:style-name="Table2.C87" office:value-type="string">
            <text:p text:style-name="P7">Orcalyn's Weapon</text:p>
          </table:table-cell>
          <table:table-cell table:style-name="Table2.D87" office:value-type="string">
            <text:p text:style-name="P7">Turns a weapon into a magical fire, inflicting 25 hit points of damage to supernatural creatures. <text:s/>Lasts for one battle.</text:p>
          </table:table-cell>
        </table:table-row>
        <table:table-row table:style-name="Table2.1">
          <table:table-cell table:style-name="Table2.A88" office:value-type="string">
            <text:p text:style-name="P7">Fire</text:p>
          </table:table-cell>
          <table:table-cell table:style-name="Table2.B88" office:value-type="string">
            <text:p text:style-name="P6">8</text:p>
          </table:table-cell>
          <table:table-cell table:style-name="Table2.C88" office:value-type="string">
            <text:p text:style-name="P7">Extinguish Fire</text:p>
          </table:table-cell>
          <table:table-cell table:style-name="Table2.D88" office:value-type="string">
            <text:p text:style-name="P7">Magically puts out any magical fire within 10 feet.</text:p>
          </table:table-cell>
        </table:table-row>
        <table:table-row table:style-name="Table2.5">
          <table:table-cell table:style-name="Table2.A89" office:value-type="string">
            <text:p text:style-name="P7">Fire</text:p>
          </table:table-cell>
          <table:table-cell table:style-name="Table2.B89" office:value-type="string">
            <text:p text:style-name="P6">8</text:p>
          </table:table-cell>
          <table:table-cell table:style-name="Table2.C89" office:value-type="string">
            <text:p text:style-name="P7">Orcalyn's Wall</text:p>
          </table:table-cell>
          <table:table-cell table:style-name="Table2.D89" office:value-type="string">
            <text:p text:style-name="P7">This wall of flame contains images and sounds so terrifying, anyone under 10th level will flee or faint from the sight of it. <text:s/>Anyone who attempts to enter will suffer 40 points of damage, supernatural creatures suffer twice that. <text:s/>Remainig in the flames </text:p>
          </table:table-cell>
        </table:table-row>
        <table:table-row table:style-name="Table2.2">
          <table:table-cell table:style-name="Table2.A90" office:value-type="string">
            <text:p text:style-name="P7">Fire</text:p>
          </table:table-cell>
          <table:table-cell table:style-name="Table2.B90" office:value-type="string">
            <text:p text:style-name="P6">8</text:p>
          </table:table-cell>
          <table:table-cell table:style-name="Table2.C90" office:value-type="string">
            <text:p text:style-name="P7">Volcanic Eruption</text:p>
          </table:table-cell>
          <table:table-cell table:style-name="Table2.D90" office:value-type="string">
            <text:p text:style-name="P7">The earth begins to rupture and emit lava under the enemy's feet. <text:s/>Caster may throw up to 8 packets for 5 points of damage each.</text:p>
          </table:table-cell>
        </table:table-row>
        <table:table-row table:style-name="Table2.2">
          <table:table-cell table:style-name="Table2.A91" office:value-type="string">
            <text:p text:style-name="P7">Spirit</text:p>
          </table:table-cell>
          <table:table-cell table:style-name="Table2.B91" office:value-type="string">
            <text:p text:style-name="P6">0</text:p>
          </table:table-cell>
          <table:table-cell table:style-name="Table2.C91" office:value-type="string">
            <text:p text:style-name="P7">Zombify</text:p>
          </table:table-cell>
          <table:table-cell table:style-name="Table2.D91" office:value-type="string">
            <text:p text:style-name="P7">Causes the victim to lose 5 points every hour, also as the hours pass, the victim begins to turn into a zombie. <text:s/>This effect lasts until cured or the victim resurrects.</text:p>
          </table:table-cell>
        </table:table-row>
        <table:table-row table:style-name="Table2.2">
          <table:table-cell table:style-name="Table2.A92" office:value-type="string">
            <text:p text:style-name="P7">Spirit</text:p>
          </table:table-cell>
          <table:table-cell table:style-name="Table2.B92" office:value-type="string">
            <text:p text:style-name="P6">1</text:p>
          </table:table-cell>
          <table:table-cell table:style-name="Table2.C92" office:value-type="string">
            <text:p text:style-name="P7">Attract Dead</text:p>
          </table:table-cell>
          <table:table-cell table:style-name="Table2.D92" office:value-type="string">
            <text:p text:style-name="P7">Causes all animated dead within 25' to try to get within 10' of the victim for 2 minutes. <text:s/>A two foot personal zone must be given to the victim.</text:p>
          </table:table-cell>
        </table:table-row>
        <table:table-row table:style-name="Table2.5">
          <table:table-cell table:style-name="Table2.A93" office:value-type="string">
            <text:p text:style-name="P7">Spirit</text:p>
          </table:table-cell>
          <table:table-cell table:style-name="Table2.B93" office:value-type="string">
            <text:p text:style-name="P6">1</text:p>
          </table:table-cell>
          <table:table-cell table:style-name="Table2.C93" office:value-type="string">
            <text:p text:style-name="P7">Bestow Curse</text:p>
          </table:table-cell>
          <table:table-cell table:style-name="Table2.D93" office:value-type="string">
            <text:p text:style-name="P7">Places one curse on another character. <text:s/>Curses are limited to impulse acts and physical appearance. <text:s/>For a physical appearance curse, the caster must provide the phys rep for the curse, I.e. a prosthetic or makeup. <text:s/>For an impulse act curse, the victim ca</text:p>
          </table:table-cell>
        </table:table-row>
        <table:table-row table:style-name="Table2.1">
          <table:table-cell table:style-name="Table2.A94" office:value-type="string">
            <text:p text:style-name="P7">Spirit</text:p>
          </table:table-cell>
          <table:table-cell table:style-name="Table2.B94" office:value-type="string">
            <text:p text:style-name="P6">1</text:p>
          </table:table-cell>
          <table:table-cell table:style-name="Table2.C94" office:value-type="string">
            <text:p text:style-name="P7">Detect Spirit Magic</text:p>
          </table:table-cell>
          <table:table-cell table:style-name="Table2.D94" office:value-type="string">
            <text:p text:style-name="P7">Allows the caster to detect Spirit magic on up to 3 items.</text:p>
          </table:table-cell>
        </table:table-row>
        <table:table-row table:style-name="Table2.1">
          <table:table-cell table:style-name="Table2.A95" office:value-type="string">
            <text:p text:style-name="P7">Spirit</text:p>
          </table:table-cell>
          <table:table-cell table:style-name="Table2.B95" office:value-type="string">
            <text:p text:style-name="P6">1</text:p>
          </table:table-cell>
          <table:table-cell table:style-name="Table2.C95" office:value-type="string">
            <text:p text:style-name="P7">Heal Wounds</text:p>
          </table:table-cell>
          <table:table-cell table:style-name="Table2.D95" office:value-type="string">
            <text:p text:style-name="P7">Restores up to 5 points of damage.</text:p>
          </table:table-cell>
        </table:table-row>
        <table:table-row table:style-name="Table2.1">
          <table:table-cell table:style-name="Table2.A96" office:value-type="string">
            <text:p text:style-name="P7">Spirit</text:p>
          </table:table-cell>
          <table:table-cell table:style-name="Table2.B96" office:value-type="string">
            <text:p text:style-name="P6">1</text:p>
          </table:table-cell>
          <table:table-cell table:style-name="Table2.C96" office:value-type="string">
            <text:p text:style-name="P7">Inflict Wounds</text:p>
          </table:table-cell>
          <table:table-cell table:style-name="Table2.D96" office:value-type="string">
            <text:p text:style-name="P7">Casues up to 5 points of damage.</text:p>
          </table:table-cell>
        </table:table-row>
        <table:table-row table:style-name="Table2.1">
          <table:table-cell table:style-name="Table2.A97" office:value-type="string">
            <text:p text:style-name="P7">Spirit</text:p>
          </table:table-cell>
          <table:table-cell table:style-name="Table2.B97" office:value-type="string">
            <text:p text:style-name="P6">1</text:p>
          </table:table-cell>
          <table:table-cell table:style-name="Table2.C97" office:value-type="string">
            <text:p text:style-name="P7">Remove Curse</text:p>
          </table:table-cell>
          <table:table-cell table:style-name="Table2.D97" office:value-type="string">
            <text:p text:style-name="P7">Removes one curse that has been placed on a character.</text:p>
          </table:table-cell>
        </table:table-row>
        <table:table-row table:style-name="Table2.1">
          <table:table-cell table:style-name="Table2.A98" office:value-type="string">
            <text:p text:style-name="P7">Spirit</text:p>
          </table:table-cell>
          <table:table-cell table:style-name="Table2.B98" office:value-type="string">
            <text:p text:style-name="P6">1</text:p>
          </table:table-cell>
          <table:table-cell table:style-name="Table2.C98" office:value-type="string">
            <text:p text:style-name="P7">Repel</text:p>
          </table:table-cell>
          <table:table-cell table:style-name="Table2.D98" office:value-type="string">
            <text:p text:style-name="P7">Causes all living things to stay outside of a 10' radius of the victim for 10 minutes.</text:p>
          </table:table-cell>
        </table:table-row>
        <table:table-row table:style-name="Table2.1">
          <table:table-cell table:style-name="Table2.A99" office:value-type="string">
            <text:p text:style-name="P7">Spirit</text:p>
          </table:table-cell>
          <table:table-cell table:style-name="Table2.B99" office:value-type="string">
            <text:p text:style-name="P6">2</text:p>
          </table:table-cell>
          <table:table-cell table:style-name="Table2.C99" office:value-type="string">
            <text:p text:style-name="P7">Awaken</text:p>
          </table:table-cell>
          <table:table-cell table:style-name="Table2.D99" office:value-type="string">
            <text:p text:style-name="P7">Causes a character to awaken from an induced slumber.</text:p>
          </table:table-cell>
        </table:table-row>
        <table:table-row table:style-name="Table2.1">
          <table:table-cell table:style-name="Table2.A100" office:value-type="string">
            <text:p text:style-name="P7">Spirit</text:p>
          </table:table-cell>
          <table:table-cell table:style-name="Table2.B100" office:value-type="string">
            <text:p text:style-name="P6">2</text:p>
          </table:table-cell>
          <table:table-cell table:style-name="Table2.C100" office:value-type="string">
            <text:p text:style-name="P7">Cleanse Blood</text:p>
          </table:table-cell>
          <table:table-cell table:style-name="Table2.D100" office:value-type="string">
            <text:p text:style-name="P7">Removes all contaminants from the recipient's blood.</text:p>
          </table:table-cell>
        </table:table-row>
        <table:table-row table:style-name="Table2.1">
          <table:table-cell table:style-name="Table2.A101" office:value-type="string">
            <text:p text:style-name="P7">Spirit</text:p>
          </table:table-cell>
          <table:table-cell table:style-name="Table2.B101" office:value-type="string">
            <text:p text:style-name="P6">2</text:p>
          </table:table-cell>
          <table:table-cell table:style-name="Table2.C101" office:value-type="string">
            <text:p text:style-name="P7">Poison</text:p>
          </table:table-cell>
          <table:table-cell table:style-name="Table2.D101" office:value-type="string">
            <text:p text:style-name="P7">Instantly poisons the victims blood, causing 10 points od damage.</text:p>
          </table:table-cell>
        </table:table-row>
        <table:table-row table:style-name="Table2.1">
          <table:table-cell table:style-name="Table2.A102" office:value-type="string">
            <text:p text:style-name="P7">Spirit</text:p>
          </table:table-cell>
          <table:table-cell table:style-name="Table2.B102" office:value-type="string">
            <text:p text:style-name="P6">2</text:p>
          </table:table-cell>
          <table:table-cell table:style-name="Table2.C102" office:value-type="string">
            <text:p text:style-name="P7">Resist Spirit Magic</text:p>
          </table:table-cell>
          <table:table-cell table:style-name="Table2.D102" office:value-type="string">
            <text:p text:style-name="P7">Negates one Spirit spell effect. <text:s/>Lasts until used or reset.</text:p>
          </table:table-cell>
        </table:table-row>
        <table:table-row table:style-name="Table2.2">
          <table:table-cell table:style-name="Table2.A103" office:value-type="string">
            <text:p text:style-name="P7">Spirit</text:p>
          </table:table-cell>
          <table:table-cell table:style-name="Table2.B103" office:value-type="string">
            <text:p text:style-name="P6">2</text:p>
          </table:table-cell>
          <table:table-cell table:style-name="Table2.C103" office:value-type="string">
            <text:p text:style-name="P7">Sleep</text:p>
          </table:table-cell>
          <table:table-cell table:style-name="Table2.D103" office:value-type="string">
            <text:p text:style-name="P7">Puts the victim to sleep for 5 minutes. <text:s/>Nothing except Awaken or Dispel Spirit Magic will wake him before the time has elapsed.</text:p>
          </table:table-cell>
        </table:table-row>
        <text:soft-page-break/>
        <table:table-row table:style-name="Table2.5">
          <table:table-cell table:style-name="Table2.A104" office:value-type="string">
            <text:p text:style-name="P7">Spirit</text:p>
          </table:table-cell>
          <table:table-cell table:style-name="Table2.B104" office:value-type="string">
            <text:p text:style-name="P6">3</text:p>
          </table:table-cell>
          <table:table-cell table:style-name="Table2.C104" office:value-type="string">
            <text:p text:style-name="P7">Compulsion</text:p>
          </table:table-cell>
          <table:table-cell table:style-name="Table2.D104" office:value-type="string">
            <text:p text:style-name="P7">Fills the victim with an urge or craving, given by the caster, i.e. you must find all the moss in town. <text:s/>Victim will stop whatever he is doing to satisfy this craving and will not rest until it is satisfied or for oneh our. <text:s/>If attacked, the victim may de</text:p>
          </table:table-cell>
        </table:table-row>
        <table:table-row table:style-name="Table2.2">
          <table:table-cell table:style-name="Table2.A105" office:value-type="string">
            <text:p text:style-name="P7">Spirit</text:p>
          </table:table-cell>
          <table:table-cell table:style-name="Table2.B105" office:value-type="string">
            <text:p text:style-name="P6">3</text:p>
          </table:table-cell>
          <table:table-cell table:style-name="Table2.C105" office:value-type="string">
            <text:p text:style-name="P7">Paranoia</text:p>
          </table:table-cell>
          <table:table-cell table:style-name="Table2.D105" office:value-type="string">
            <text:p text:style-name="P7">Causes the victim to become paranoid of any one person or being the caster wishes, from himself to the victims best friend.</text:p>
          </table:table-cell>
        </table:table-row>
        <table:table-row table:style-name="Table2.5">
          <table:table-cell table:style-name="Table2.A106" office:value-type="string">
            <text:p text:style-name="P7">Spirit</text:p>
          </table:table-cell>
          <table:table-cell table:style-name="Table2.B106" office:value-type="string">
            <text:p text:style-name="P6">3</text:p>
          </table:table-cell>
          <table:table-cell table:style-name="Table2.C106" office:value-type="string">
            <text:p text:style-name="P7">Protection Circle, Lesser</text:p>
          </table:table-cell>
          <table:table-cell table:style-name="Table2.D106" office:value-type="string">
            <text:p text:style-name="P7">Requires a circle be drawn up to 10 feet in diameter and protects the inhabitants from physical assaults by monsters and lesser supernatural beings. <text:s/>This does not include magical attacks. <text:s/>Greater supernatural creatures are unaffected.</text:p>
          </table:table-cell>
        </table:table-row>
        <table:table-row table:style-name="Table2.2">
          <table:table-cell table:style-name="Table2.A107" office:value-type="string">
            <text:p text:style-name="P7">Spirit</text:p>
          </table:table-cell>
          <table:table-cell table:style-name="Table2.B107" office:value-type="string">
            <text:p text:style-name="P6">3</text:p>
          </table:table-cell>
          <table:table-cell table:style-name="Table2.C107" office:value-type="string">
            <text:p text:style-name="P7">Read Aura</text:p>
          </table:table-cell>
          <table:table-cell table:style-name="Table2.D107" office:value-type="string">
            <text:p text:style-name="P7">Caster can tell the state of health, race, class, magic and psionic abilities, and any enchantments placed upon another person.</text:p>
          </table:table-cell>
        </table:table-row>
        <table:table-row table:style-name="Table2.2">
          <table:table-cell table:style-name="Table2.A108" office:value-type="string">
            <text:p text:style-name="P7">Spirit</text:p>
          </table:table-cell>
          <table:table-cell table:style-name="Table2.B108" office:value-type="string">
            <text:p text:style-name="P6">3</text:p>
          </table:table-cell>
          <table:table-cell table:style-name="Table2.C108" office:value-type="string">
            <text:p text:style-name="P7">Trust</text:p>
          </table:table-cell>
          <table:table-cell table:style-name="Table2.D108" office:value-type="string">
            <text:p text:style-name="P7">Causes the victim to trust any one person or being the caster wishes, from himself to the victim's worst enemy.</text:p>
          </table:table-cell>
        </table:table-row>
        <table:table-row table:style-name="Table2.2">
          <table:table-cell table:style-name="Table2.A109" office:value-type="string">
            <text:p text:style-name="P7">Spirit</text:p>
          </table:table-cell>
          <table:table-cell table:style-name="Table2.B109" office:value-type="string">
            <text:p text:style-name="P6">4</text:p>
          </table:table-cell>
          <table:table-cell table:style-name="Table2.C109" office:value-type="string">
            <text:p text:style-name="P7">Attract</text:p>
          </table:table-cell>
          <table:table-cell table:style-name="Table2.D109" office:value-type="string">
            <text:p text:style-name="P7">Causes all living things within 25' to try to get within 10 feet of the victim for 2 minutes. <text:s/>A two foot personal zone must be given to the victim.</text:p>
          </table:table-cell>
        </table:table-row>
        <table:table-row table:style-name="Table2.1">
          <table:table-cell table:style-name="Table2.A110" office:value-type="string">
            <text:p text:style-name="P7">Spirit</text:p>
          </table:table-cell>
          <table:table-cell table:style-name="Table2.B110" office:value-type="string">
            <text:p text:style-name="P6">4</text:p>
          </table:table-cell>
          <table:table-cell table:style-name="Table2.C110" office:value-type="string">
            <text:p text:style-name="P7">Heal Deadly Wounds</text:p>
          </table:table-cell>
          <table:table-cell table:style-name="Table2.D110" office:value-type="string">
            <text:p text:style-name="P7">Restores up to 20 points of damage.</text:p>
          </table:table-cell>
        </table:table-row>
        <table:table-row table:style-name="Table2.1">
          <table:table-cell table:style-name="Table2.A111" office:value-type="string">
            <text:p text:style-name="P7">Spirit</text:p>
          </table:table-cell>
          <table:table-cell table:style-name="Table2.B111" office:value-type="string">
            <text:p text:style-name="P6">4</text:p>
          </table:table-cell>
          <table:table-cell table:style-name="Table2.C111" office:value-type="string">
            <text:p text:style-name="P7">Inflict Deadly Wounds</text:p>
          </table:table-cell>
          <table:table-cell table:style-name="Table2.D111" office:value-type="string">
            <text:p text:style-name="P7">Causes up to 20 points of damage.</text:p>
          </table:table-cell>
        </table:table-row>
        <table:table-row table:style-name="Table2.1">
          <table:table-cell table:style-name="Table2.A112" office:value-type="string">
            <text:p text:style-name="P7">Spirit</text:p>
          </table:table-cell>
          <table:table-cell table:style-name="Table2.B112" office:value-type="string">
            <text:p text:style-name="P6">4</text:p>
          </table:table-cell>
          <table:table-cell table:style-name="Table2.C112" office:value-type="string">
            <text:p text:style-name="P7">Remove Weakness</text:p>
          </table:table-cell>
          <table:table-cell table:style-name="Table2.D112" office:value-type="string">
            <text:p text:style-name="P7">Restores strength to one who has been weakened.</text:p>
          </table:table-cell>
        </table:table-row>
        <table:table-row table:style-name="Table2.1">
          <table:table-cell table:style-name="Table2.A113" office:value-type="string">
            <text:p text:style-name="P7">Spirit</text:p>
          </table:table-cell>
          <table:table-cell table:style-name="Table2.B113" office:value-type="string">
            <text:p text:style-name="P6">4</text:p>
          </table:table-cell>
          <table:table-cell table:style-name="Table2.C113" office:value-type="string">
            <text:p text:style-name="P7">Turn Dead</text:p>
          </table:table-cell>
          <table:table-cell table:style-name="Table2.D113" office:value-type="string">
            <text:p text:style-name="P7">Casues all animated dead to leave the building or 15 foot radius. <text:s/>Victims cannot return for 1 hour.</text:p>
          </table:table-cell>
        </table:table-row>
        <table:table-row table:style-name="Table2.5">
          <table:table-cell table:style-name="Table2.A114" office:value-type="string">
            <text:p text:style-name="P7">Spirit</text:p>
          </table:table-cell>
          <table:table-cell table:style-name="Table2.B114" office:value-type="string">
            <text:p text:style-name="P6">4</text:p>
          </table:table-cell>
          <table:table-cell table:style-name="Table2.C114" office:value-type="string">
            <text:p text:style-name="P7">Weaken</text:p>
          </table:table-cell>
          <table:table-cell table:style-name="Table2.D114" office:value-type="string">
            <text:p text:style-name="P7">Causes the victim to become physically weak, incapable of picking up or carrying more than 5 lb. <text:s/>Victim loses most combat ability, being unable to wield a weapon for more than one strike every 30 seconds.</text:p>
          </table:table-cell>
        </table:table-row>
        <table:table-row table:style-name="Table2.5">
          <table:table-cell table:style-name="Table2.A115" office:value-type="string">
            <text:p text:style-name="P7">Spirit</text:p>
          </table:table-cell>
          <table:table-cell table:style-name="Table2.B115" office:value-type="string">
            <text:p text:style-name="P6">5</text:p>
          </table:table-cell>
          <table:table-cell table:style-name="Table2.C115" office:value-type="string">
            <text:p text:style-name="P7">Animate Dead</text:p>
          </table:table-cell>
          <table:table-cell table:style-name="Table2.D115" office:value-type="string">
            <text:p text:style-name="P7">Allows the caster to raise a dead body within 25' to use as a slave or minion for a period of ten minutes. <text:s/>Animated characters/npc's are not alive and have no reasoning capabilities, obeying only simple commands, i.e. "fight" or "get this person." <text:s/>If th</text:p>
          </table:table-cell>
        </table:table-row>
        <table:table-row table:style-name="Table2.1">
          <table:table-cell table:style-name="Table2.A116" office:value-type="string">
            <text:p text:style-name="P7">Spirit</text:p>
          </table:table-cell>
          <table:table-cell table:style-name="Table2.B116" office:value-type="string">
            <text:p text:style-name="P6">5</text:p>
          </table:table-cell>
          <table:table-cell table:style-name="Table2.C116" office:value-type="string">
            <text:p text:style-name="P7">Destroy Dead</text:p>
          </table:table-cell>
          <table:table-cell table:style-name="Table2.D116" office:value-type="string">
            <text:p text:style-name="P7">Allows the caster to instantly destroy one adnimated dead. <text:s/>The dead can then go resurrect to life.</text:p>
          </table:table-cell>
        </table:table-row>
        <table:table-row table:style-name="Table2.5">
          <table:table-cell table:style-name="Table2.A117" office:value-type="string">
            <text:p text:style-name="P7">Spirit</text:p>
          </table:table-cell>
          <table:table-cell table:style-name="Table2.B117" office:value-type="string">
            <text:p text:style-name="P6">5</text:p>
          </table:table-cell>
          <table:table-cell table:style-name="Table2.C117" office:value-type="string">
            <text:p text:style-name="P7">Entrance</text:p>
          </table:table-cell>
          <table:table-cell table:style-name="Table2.D117" office:value-type="string">
            <text:p text:style-name="P7">Disables the thinking center of the brain, rendering the victim a mindless body. <text:s/>The victim can follow only very simple commands such as "sit", "go inside," etc. <text:s/>Lasts for 10 m inutes. <text:s/>Note: The victim is not dead.</text:p>
          </table:table-cell>
        </table:table-row>
        <table:table-row table:style-name="Table2.1">
          <table:table-cell table:style-name="Table2.A118" office:value-type="string">
            <text:p text:style-name="P7">Spirit</text:p>
          </table:table-cell>
          <table:table-cell table:style-name="Table2.B118" office:value-type="string">
            <text:p text:style-name="P6">5</text:p>
          </table:table-cell>
          <table:table-cell table:style-name="Table2.C118" office:value-type="string">
            <text:p text:style-name="P7">Paralyze</text:p>
          </table:table-cell>
          <table:table-cell table:style-name="Table2.D118" office:value-type="string">
            <text:p text:style-name="P7">Renders the victim unable to move at all for 10 minutes.</text:p>
          </table:table-cell>
        </table:table-row>
        <table:table-row table:style-name="Table2.2">
          <table:table-cell table:style-name="Table2.A119" office:value-type="string">
            <text:p text:style-name="P7">Spirit</text:p>
          </table:table-cell>
          <table:table-cell table:style-name="Table2.B119" office:value-type="string">
            <text:p text:style-name="P6">5</text:p>
          </table:table-cell>
          <table:table-cell table:style-name="Table2.C119" office:value-type="string">
            <text:p text:style-name="P7">Rot</text:p>
          </table:table-cell>
          <table:table-cell table:style-name="Table2.D119" office:value-type="string">
            <text:p text:style-name="P7">Causes the victim to lose 5 points every hour until cured with a Remove Curse. <text:s/>Spell dissiiipates after a resurrection.</text:p>
          </table:table-cell>
        </table:table-row>
        <table:table-row table:style-name="Table2.1">
          <table:table-cell table:style-name="Table2.A120" office:value-type="string">
            <text:p text:style-name="P7">Spirit</text:p>
          </table:table-cell>
          <table:table-cell table:style-name="Table2.B120" office:value-type="string">
            <text:p text:style-name="P6">5</text:p>
          </table:table-cell>
          <table:table-cell table:style-name="Table2.C120" office:value-type="string">
            <text:p text:style-name="P7">Unparalyze</text:p>
          </table:table-cell>
          <table:table-cell table:style-name="Table2.D120" office:value-type="string">
            <text:p text:style-name="P7">Restores movement to one who has been paralyzed.</text:p>
          </table:table-cell>
        </table:table-row>
        <table:table-row table:style-name="Table2.1">
          <table:table-cell table:style-name="Table2.A121" office:value-type="string">
            <text:p text:style-name="P7">Spirit</text:p>
          </table:table-cell>
          <table:table-cell table:style-name="Table2.B121" office:value-type="string">
            <text:p text:style-name="P6">6</text:p>
          </table:table-cell>
          <table:table-cell table:style-name="Table2.C121" office:value-type="string">
            <text:p text:style-name="P7">Dispel Spirit Magic</text:p>
          </table:table-cell>
          <table:table-cell table:style-name="Table2.D121" office:value-type="string">
            <text:p text:style-name="P7">Instantly negates on Spirit spell effect.</text:p>
          </table:table-cell>
        </table:table-row>
        <table:table-row table:style-name="Table2.2">
          <table:table-cell table:style-name="Table2.A122" office:value-type="string">
            <text:p text:style-name="P7">Spirit</text:p>
          </table:table-cell>
          <table:table-cell table:style-name="Table2.B122" office:value-type="string">
            <text:p text:style-name="P6">6</text:p>
          </table:table-cell>
          <table:table-cell table:style-name="Table2.C122" office:value-type="string">
            <text:p text:style-name="P7">Domination</text:p>
          </table:table-cell>
          <table:table-cell table:style-name="Table2.D122" office:value-type="string">
            <text:p text:style-name="P7">Puts the victim under the complete control of the caster. <text:s/>The enchantment is broken after 30 minutes or if the victim is asked to kill himself.</text:p>
          </table:table-cell>
        </table:table-row>
        <table:table-row table:style-name="Table2.1">
          <table:table-cell table:style-name="Table2.A123" office:value-type="string">
            <text:p text:style-name="P7">Spirit</text:p>
          </table:table-cell>
          <table:table-cell table:style-name="Table2.B123" office:value-type="string">
            <text:p text:style-name="P6">6</text:p>
          </table:table-cell>
          <table:table-cell table:style-name="Table2.C123" office:value-type="string">
            <text:p text:style-name="P7">Life Drain</text:p>
          </table:table-cell>
          <table:table-cell table:style-name="Table2.D123" office:value-type="string">
            <text:p text:style-name="P7">Instantly robs the victim of 30 points of damage.</text:p>
          </table:table-cell>
        </table:table-row>
        <table:table-row table:style-name="Table2.2">
          <table:table-cell table:style-name="Table2.A124" office:value-type="string">
            <text:p text:style-name="P7">Spirit</text:p>
          </table:table-cell>
          <table:table-cell table:style-name="Table2.B124" office:value-type="string">
            <text:p text:style-name="P6">6</text:p>
          </table:table-cell>
          <table:table-cell table:style-name="Table2.C124" office:value-type="string">
            <text:p text:style-name="P7">Remove Limb</text:p>
          </table:table-cell>
          <table:table-cell table:style-name="Table2.D124" office:value-type="string">
            <text:p text:style-name="P7">This spell causes the victim to lose one limb. <text:s/>Replaceable with a restore limb or heal spell, a Give Life spell if victim bleeds out for any reason, or a resurrection.</text:p>
          </table:table-cell>
        </table:table-row>
        <table:table-row table:style-name="Table2.2">
          <table:table-cell table:style-name="Table2.A125" office:value-type="string">
            <text:p text:style-name="P7">Spirit</text:p>
          </table:table-cell>
          <table:table-cell table:style-name="Table2.B125" office:value-type="string">
            <text:p text:style-name="P6">6</text:p>
          </table:table-cell>
          <table:table-cell table:style-name="Table2.C125" office:value-type="string">
            <text:p text:style-name="P7">Restore Limb</text:p>
          </table:table-cell>
          <table:table-cell table:style-name="Table2.D125" office:value-type="string">
            <text:p text:style-name="P7">This spell restores any limbs that may be lost die to battle or magic, so long as the limb has not been missing more than 24 hours.</text:p>
          </table:table-cell>
        </table:table-row>
        <table:table-row table:style-name="Table2.2">
          <table:table-cell table:style-name="Table2.A126" office:value-type="string">
            <text:p text:style-name="P7">Spirit</text:p>
          </table:table-cell>
          <table:table-cell table:style-name="Table2.B126" office:value-type="string">
            <text:p text:style-name="P6">7</text:p>
          </table:table-cell>
          <table:table-cell table:style-name="Table2.C126" office:value-type="string">
            <text:p text:style-name="P7">Heal</text:p>
          </table:table-cell>
          <table:table-cell table:style-name="Table2.D126" office:value-type="string">
            <text:p text:style-name="P7">Restores up to 35 points of damage, will cure desase, remove one curse and restore one limb all at the same time.</text:p>
          </table:table-cell>
        </table:table-row>
        <table:table-row table:style-name="Table2.2">
          <table:table-cell table:style-name="Table2.A127" office:value-type="string">
            <text:p text:style-name="P7">Spirit</text:p>
          </table:table-cell>
          <table:table-cell table:style-name="Table2.B127" office:value-type="string">
            <text:p text:style-name="P6">7</text:p>
          </table:table-cell>
          <table:table-cell table:style-name="Table2.C127" office:value-type="string">
            <text:p text:style-name="P7">Remove Function</text:p>
          </table:table-cell>
          <table:table-cell table:style-name="Table2.D127" office:value-type="string">
            <text:p text:style-name="P7">This spell causes the victim to lose the use of one of his senses, i.e. sight, hearing. <text:s/>Spell lasts 1 hour. <text:s/>The victim can only lose one sense at a time.</text:p>
          </table:table-cell>
        </table:table-row>
        <table:table-row table:style-name="Table2.2">
          <table:table-cell table:style-name="Table2.A128" office:value-type="string">
            <text:p text:style-name="P7">Spirit</text:p>
          </table:table-cell>
          <table:table-cell table:style-name="Table2.B128" office:value-type="string">
            <text:p text:style-name="P6">7</text:p>
          </table:table-cell>
          <table:table-cell table:style-name="Table2.C128" office:value-type="string">
            <text:p text:style-name="P7">Resore Form</text:p>
          </table:table-cell>
          <table:table-cell table:style-name="Table2.D128" office:value-type="string">
            <text:p text:style-name="P7">This spell, when cast, counteracts the effects of both the Rot and Zombify spells. <text:s/>Allows the victim to regain either wound capacity and/or normal activity at the rate of 5 points per hour.</text:p>
          </table:table-cell>
        </table:table-row>
        <table:table-row table:style-name="Table2.2">
          <table:table-cell table:style-name="Table2.A129" office:value-type="string">
            <text:p text:style-name="P7">Spirit</text:p>
          </table:table-cell>
          <table:table-cell table:style-name="Table2.B129" office:value-type="string">
            <text:p text:style-name="P6">7</text:p>
          </table:table-cell>
          <table:table-cell table:style-name="Table2.C129" office:value-type="string">
            <text:p text:style-name="P7">Restore Function</text:p>
          </table:table-cell>
          <table:table-cell table:style-name="Table2.D129" office:value-type="string">
            <text:p text:style-name="P7">This spell restores the use of one sense that has been lost, as with the Remove Function spell, so long as the sense has not been impaired for more than 24 hours.</text:p>
          </table:table-cell>
        </table:table-row>
        <table:table-row table:style-name="Table2.2">
          <table:table-cell table:style-name="Table2.A130" office:value-type="string">
            <text:p text:style-name="P7">Spirit</text:p>
          </table:table-cell>
          <table:table-cell table:style-name="Table2.B130" office:value-type="string">
            <text:p text:style-name="P6">8</text:p>
          </table:table-cell>
          <table:table-cell table:style-name="Table2.C130" office:value-type="string">
            <text:p text:style-name="P7">Give Life</text:p>
          </table:table-cell>
          <table:table-cell table:style-name="Table2.D130" office:value-type="string">
            <text:p text:style-name="P7">Will restore life to any dead victim. <text:s/>Victim is revived at full wound capacity, with no blood impurifications, all curses removed, and all mising limbs restored.</text:p>
          </table:table-cell>
        </table:table-row>
        <table:table-row table:style-name="Table2.2">
          <table:table-cell table:style-name="Table2.A131" office:value-type="string">
            <text:p text:style-name="P7">Spirit</text:p>
          </table:table-cell>
          <table:table-cell table:style-name="Table2.B131" office:value-type="string">
            <text:p text:style-name="P6">8</text:p>
          </table:table-cell>
          <table:table-cell table:style-name="Table2.C131" office:value-type="string">
            <text:p text:style-name="P7">Protection Circle, Greater</text:p>
          </table:table-cell>
          <table:table-cell table:style-name="Table2.D131" office:value-type="string">
            <text:p text:style-name="P7">Requires a circle be drawn up to 10 feet in diameter and protects the inhabitants from physical assaults by monsters and any supernatural beings. <text:s/>This does not include magical attacks.</text:p>
          </table:table-cell>
        </table:table-row>
        <table:table-row table:style-name="Table2.2">
          <table:table-cell table:style-name="Table2.A132" office:value-type="string">
            <text:p text:style-name="P7">Spirit</text:p>
          </table:table-cell>
          <table:table-cell table:style-name="Table2.B132" office:value-type="string">
            <text:p text:style-name="P6">8</text:p>
          </table:table-cell>
          <table:table-cell table:style-name="Table2.C132" office:value-type="string">
            <text:p text:style-name="P7">Take Life</text:p>
          </table:table-cell>
          <table:table-cell table:style-name="Table2.D132" office:value-type="string">
            <text:p text:style-name="P7">This spell will instantly kill anyone affected by it. <text:s/>Only a Give Live spell will negate the Take Life spell effect.</text:p>
          </table:table-cell>
        </table:table-row>
        <table:table-row table:style-name="Table2.1">
          <table:table-cell table:style-name="Table2.A133" office:value-type="string">
            <text:p text:style-name="P7">Water</text:p>
          </table:table-cell>
          <table:table-cell table:style-name="Table2.B133" office:value-type="string">
            <text:p text:style-name="P6">1</text:p>
          </table:table-cell>
          <table:table-cell table:style-name="Table2.C133" office:value-type="string">
            <text:p text:style-name="P7">Breathe Water</text:p>
          </table:table-cell>
          <table:table-cell table:style-name="Table2.D133" office:value-type="string">
            <text:p text:style-name="P7">Allows the recipient to breathe water as though it were air for up to one hour.</text:p>
          </table:table-cell>
        </table:table-row>
        <text:soft-page-break/>
        <table:table-row table:style-name="Table2.1">
          <table:table-cell table:style-name="Table2.A134" office:value-type="string">
            <text:p text:style-name="P7">Water</text:p>
          </table:table-cell>
          <table:table-cell table:style-name="Table2.B134" office:value-type="string">
            <text:p text:style-name="P6">1</text:p>
          </table:table-cell>
          <table:table-cell table:style-name="Table2.C134" office:value-type="string">
            <text:p text:style-name="P7">Color Water</text:p>
          </table:table-cell>
          <table:table-cell table:style-name="Table2.D134" office:value-type="string">
            <text:p text:style-name="P7">Harmlessly colors water or other liquid to any hue the caster desires. <text:s/>Use food coloring.</text:p>
          </table:table-cell>
        </table:table-row>
        <table:table-row table:style-name="Table2.1">
          <table:table-cell table:style-name="Table2.A135" office:value-type="string">
            <text:p text:style-name="P7">Water</text:p>
          </table:table-cell>
          <table:table-cell table:style-name="Table2.B135" office:value-type="string">
            <text:p text:style-name="P6">1</text:p>
          </table:table-cell>
          <table:table-cell table:style-name="Table2.C135" office:value-type="string">
            <text:p text:style-name="P7">Detect Water Magic</text:p>
          </table:table-cell>
          <table:table-cell table:style-name="Table2.D135" office:value-type="string">
            <text:p text:style-name="P7">Allows the caster to detect water magic on up to three items.</text:p>
          </table:table-cell>
        </table:table-row>
        <table:table-row table:style-name="Table2.1">
          <table:table-cell table:style-name="Table2.A136" office:value-type="string">
            <text:p text:style-name="P7">Water</text:p>
          </table:table-cell>
          <table:table-cell table:style-name="Table2.B136" office:value-type="string">
            <text:p text:style-name="P6">1</text:p>
          </table:table-cell>
          <table:table-cell table:style-name="Table2.C136" office:value-type="string">
            <text:p text:style-name="P7">Heal Burns</text:p>
          </table:table-cell>
          <table:table-cell table:style-name="Table2.D136" office:value-type="string">
            <text:p text:style-name="P7">Heals burns or Fire damage up to 5 points.</text:p>
          </table:table-cell>
        </table:table-row>
        <table:table-row table:style-name="Table2.1">
          <table:table-cell table:style-name="Table2.A137" office:value-type="string">
            <text:p text:style-name="P7">Water</text:p>
          </table:table-cell>
          <table:table-cell table:style-name="Table2.B137" office:value-type="string">
            <text:p text:style-name="P6">2</text:p>
          </table:table-cell>
          <table:table-cell table:style-name="Table2.C137" office:value-type="string">
            <text:p text:style-name="P7">Create Water</text:p>
          </table:table-cell>
          <table:table-cell table:style-name="Table2.D137" office:value-type="string">
            <text:p text:style-name="P7">Creates from thin air 1 gallon of water per level of the caster.</text:p>
          </table:table-cell>
        </table:table-row>
        <table:table-row table:style-name="Table2.1">
          <table:table-cell table:style-name="Table2.A138" office:value-type="string">
            <text:p text:style-name="P7">Water</text:p>
          </table:table-cell>
          <table:table-cell table:style-name="Table2.B138" office:value-type="string">
            <text:p text:style-name="P6">2</text:p>
          </table:table-cell>
          <table:table-cell table:style-name="Table2.C138" office:value-type="string">
            <text:p text:style-name="P7">Detect Poison</text:p>
          </table:table-cell>
          <table:table-cell table:style-name="Table2.D138" office:value-type="string">
            <text:p text:style-name="P7">Enables the caster to determine if a substance has either natural or artificial poisons.</text:p>
          </table:table-cell>
        </table:table-row>
        <table:table-row table:style-name="Table2.1">
          <table:table-cell table:style-name="Table2.A139" office:value-type="string">
            <text:p text:style-name="P7">Water</text:p>
          </table:table-cell>
          <table:table-cell table:style-name="Table2.B139" office:value-type="string">
            <text:p text:style-name="P6">2</text:p>
          </table:table-cell>
          <table:table-cell table:style-name="Table2.C139" office:value-type="string">
            <text:p text:style-name="P7">Ice Bolt</text:p>
          </table:table-cell>
          <table:table-cell table:style-name="Table2.D139" office:value-type="string">
            <text:p text:style-name="P7">Causes a bolt of ice to be hurled at the victim, inflicting 10 points of damage.</text:p>
          </table:table-cell>
        </table:table-row>
        <table:table-row table:style-name="Table2.1">
          <table:table-cell table:style-name="Table2.A140" office:value-type="string">
            <text:p text:style-name="P7">Water</text:p>
          </table:table-cell>
          <table:table-cell table:style-name="Table2.B140" office:value-type="string">
            <text:p text:style-name="P6">2</text:p>
          </table:table-cell>
          <table:table-cell table:style-name="Table2.C140" office:value-type="string">
            <text:p text:style-name="P7">Resist Fire Magic</text:p>
          </table:table-cell>
          <table:table-cell table:style-name="Table2.D140" office:value-type="string">
            <text:p text:style-name="P7">Negates one Fire spell effect. <text:s/>Lasts until used or reset.</text:p>
          </table:table-cell>
        </table:table-row>
        <table:table-row table:style-name="Table2.5">
          <table:table-cell table:style-name="Table2.A141" office:value-type="string">
            <text:p text:style-name="P7">Water</text:p>
          </table:table-cell>
          <table:table-cell table:style-name="Table2.B141" office:value-type="string">
            <text:p text:style-name="P6">3</text:p>
          </table:table-cell>
          <table:table-cell table:style-name="Table2.C141" office:value-type="string">
            <text:p text:style-name="P7">Encase in Ice</text:p>
          </table:table-cell>
          <table:table-cell table:style-name="Table2.D141" office:value-type="string">
            <text:p text:style-name="P7">Freezes the item or victim in a solid block of ice 10' by 5' by 5'. <text:s/>Causes no damage to anything alive, as it cryogenically feezes. <text:s/>Victimi wiill feel cold for at least a half hour, no matter how warm the environment. <text:s/>Ice lasts for 5 minutes.</text:p>
          </table:table-cell>
        </table:table-row>
        <table:table-row table:style-name="Table2.1">
          <table:table-cell table:style-name="Table2.A142" office:value-type="string">
            <text:p text:style-name="P7">Water</text:p>
          </table:table-cell>
          <table:table-cell table:style-name="Table2.B142" office:value-type="string">
            <text:p text:style-name="P6">3</text:p>
          </table:table-cell>
          <table:table-cell table:style-name="Table2.C142" office:value-type="string">
            <text:p text:style-name="P7">Liquid to Pure Water</text:p>
          </table:table-cell>
          <table:table-cell table:style-name="Table2.D142" office:value-type="string">
            <text:p text:style-name="P7">By physically touching any liquid, the caster can transform it into pure drinkable water.</text:p>
          </table:table-cell>
        </table:table-row>
        <table:table-row table:style-name="Table2.1">
          <table:table-cell table:style-name="Table2.A143" office:value-type="string">
            <text:p text:style-name="P7">Water</text:p>
          </table:table-cell>
          <table:table-cell table:style-name="Table2.B143" office:value-type="string">
            <text:p text:style-name="P6">3</text:p>
          </table:table-cell>
          <table:table-cell table:style-name="Table2.C143" office:value-type="string">
            <text:p text:style-name="P7">Water to Poison</text:p>
          </table:table-cell>
          <table:table-cell table:style-name="Table2.D143" office:value-type="string">
            <text:p text:style-name="P7">Turns ordinary water into a lethal magical poison inflicting 15 points of gut-wrenching damage.</text:p>
          </table:table-cell>
        </table:table-row>
        <table:table-row table:style-name="Table2.1">
          <table:table-cell table:style-name="Table2.A144" office:value-type="string">
            <text:p text:style-name="P7">Water</text:p>
          </table:table-cell>
          <table:table-cell table:style-name="Table2.B144" office:value-type="string">
            <text:p text:style-name="P6">3</text:p>
          </table:table-cell>
          <table:table-cell table:style-name="Table2.C144" office:value-type="string">
            <text:p text:style-name="P7">Water to Wine</text:p>
          </table:table-cell>
          <table:table-cell table:style-name="Table2.D144" office:value-type="string">
            <text:p text:style-name="P7">Turns ordinary water into superb tasting wine.</text:p>
          </table:table-cell>
        </table:table-row>
        <table:table-row table:style-name="Table2.2">
          <table:table-cell table:style-name="Table2.A145" office:value-type="string">
            <text:p text:style-name="P7">Water</text:p>
          </table:table-cell>
          <table:table-cell table:style-name="Table2.B145" office:value-type="string">
            <text:p text:style-name="P6">4</text:p>
          </table:table-cell>
          <table:table-cell table:style-name="Table2.C145" office:value-type="string">
            <text:p text:style-name="P7">Drown</text:p>
          </table:table-cell>
          <table:table-cell table:style-name="Table2.D145" office:value-type="string">
            <text:p text:style-name="P7">Causes the victim's lungs to fill with water, casuing 20 points of damage. <text:s/>Water leaves lungs after 5 minutes.</text:p>
          </table:table-cell>
        </table:table-row>
        <table:table-row table:style-name="Table2.1">
          <table:table-cell table:style-name="Table2.A146" office:value-type="string">
            <text:p text:style-name="P7">Water</text:p>
          </table:table-cell>
          <table:table-cell table:style-name="Table2.B146" office:value-type="string">
            <text:p text:style-name="P6">4</text:p>
          </table:table-cell>
          <table:table-cell table:style-name="Table2.C146" office:value-type="string">
            <text:p text:style-name="P7">Geyser</text:p>
          </table:table-cell>
          <table:table-cell table:style-name="Table2.D146" office:value-type="string">
            <text:p text:style-name="P7">The ground opens and emits steam, choking and b linding the victim and stunning him for 2 minutes.</text:p>
          </table:table-cell>
        </table:table-row>
        <table:table-row table:style-name="Table2.2">
          <table:table-cell table:style-name="Table2.A147" office:value-type="string">
            <text:p text:style-name="P7">Water</text:p>
          </table:table-cell>
          <table:table-cell table:style-name="Table2.B147" office:value-type="string">
            <text:p text:style-name="P6">4</text:p>
          </table:table-cell>
          <table:table-cell table:style-name="Table2.C147" office:value-type="string">
            <text:p text:style-name="P7">Shards of Ice</text:p>
          </table:table-cell>
          <table:table-cell table:style-name="Table2.D147" office:value-type="string">
            <text:p text:style-name="P7">Creates four dagger size shards of ice which inflict 5 points of damage each when thrown. <text:s/>If wielded in melee combat, they will do normal dagger damage.</text:p>
          </table:table-cell>
        </table:table-row>
        <table:table-row table:style-name="Table2.2">
          <table:table-cell table:style-name="Table2.A148" office:value-type="string">
            <text:p text:style-name="P7">Water</text:p>
          </table:table-cell>
          <table:table-cell table:style-name="Table2.B148" office:value-type="string">
            <text:p text:style-name="P6">4</text:p>
          </table:table-cell>
          <table:table-cell table:style-name="Table2.C148" office:value-type="string">
            <text:p text:style-name="P7">Transfer Electrical Energy</text:p>
          </table:table-cell>
          <table:table-cell table:style-name="Table2.D148" office:value-type="string">
            <text:p text:style-name="P7">Returns any energy based attack upon the aster. <text:s/>Intended victim takes no damage. <text:s/>Energy will only transfer once.</text:p>
          </table:table-cell>
        </table:table-row>
        <table:table-row table:style-name="Table2.1">
          <table:table-cell table:style-name="Table2.A149" office:value-type="string">
            <text:p text:style-name="P7">Water</text:p>
          </table:table-cell>
          <table:table-cell table:style-name="Table2.B149" office:value-type="string">
            <text:p text:style-name="P6">5</text:p>
          </table:table-cell>
          <table:table-cell table:style-name="Table2.C149" office:value-type="string">
            <text:p text:style-name="P7">Ball of Ice</text:p>
          </table:table-cell>
          <table:table-cell table:style-name="Table2.D149" office:value-type="string">
            <text:p text:style-name="P7">Causes a ball of ice to be hurled at the victim inflicting 25 points of damage.</text:p>
          </table:table-cell>
        </table:table-row>
        <table:table-row table:style-name="Table2.2">
          <table:table-cell table:style-name="Table2.A150" office:value-type="string">
            <text:p text:style-name="P7">Water</text:p>
          </table:table-cell>
          <table:table-cell table:style-name="Table2.B150" office:value-type="string">
            <text:p text:style-name="P6">5</text:p>
          </table:table-cell>
          <table:table-cell table:style-name="Table2.C150" office:value-type="string">
            <text:p text:style-name="P7">Icy Heart of Fear</text:p>
          </table:table-cell>
          <table:table-cell table:style-name="Table2.D150" office:value-type="string">
            <text:p text:style-name="P7">Causes the victim to be instantly become terribly afraid of the first thing he sees. <text:s/>Lasts for 10 minutes.</text:p>
          </table:table-cell>
        </table:table-row>
        <table:table-row table:style-name="Table2.2">
          <table:table-cell table:style-name="Table2.A151" office:value-type="string">
            <text:p text:style-name="P7">Water</text:p>
          </table:table-cell>
          <table:table-cell table:style-name="Table2.B151" office:value-type="string">
            <text:p text:style-name="P6">5</text:p>
          </table:table-cell>
          <table:table-cell table:style-name="Table2.C151" office:value-type="string">
            <text:p text:style-name="P7">Spray of Color</text:p>
          </table:table-cell>
          <table:table-cell table:style-name="Table2.D151" office:value-type="string">
            <text:p text:style-name="P7">The caster casts droplets of colored water at the victim temporarily blinding him. <text:s/>Blindness lasts for 5 minutes.</text:p>
          </table:table-cell>
        </table:table-row>
        <table:table-row table:style-name="Table2.2">
          <table:table-cell table:style-name="Table2.A152" office:value-type="string">
            <text:p text:style-name="P7">Water</text:p>
          </table:table-cell>
          <table:table-cell table:style-name="Table2.B152" office:value-type="string">
            <text:p text:style-name="P6">5</text:p>
          </table:table-cell>
          <table:table-cell table:style-name="Table2.C152" office:value-type="string">
            <text:p text:style-name="P7">Wall of Ice</text:p>
          </table:table-cell>
          <table:table-cell table:style-name="Table2.D152" office:value-type="string">
            <text:p text:style-name="P7">Creates a 10 by 20 foot wall of ice so cold that anyone who touches it suffers 25 points of damage. <text:s/>Lasts 3 minutes.</text:p>
          </table:table-cell>
        </table:table-row>
        <table:table-row table:style-name="Table2.1">
          <table:table-cell table:style-name="Table2.A153" office:value-type="string">
            <text:p text:style-name="P7">Water</text:p>
          </table:table-cell>
          <table:table-cell table:style-name="Table2.B153" office:value-type="string">
            <text:p text:style-name="P6">6</text:p>
          </table:table-cell>
          <table:table-cell table:style-name="Table2.C153" office:value-type="string">
            <text:p text:style-name="P7">Dispel Water Magic</text:p>
          </table:table-cell>
          <table:table-cell table:style-name="Table2.D153" office:value-type="string">
            <text:p text:style-name="P7">Instantly negates one water spell effect.</text:p>
          </table:table-cell>
        </table:table-row>
        <table:table-row table:style-name="Table2.2">
          <table:table-cell table:style-name="Table2.A154" office:value-type="string">
            <text:p text:style-name="P7">Water</text:p>
          </table:table-cell>
          <table:table-cell table:style-name="Table2.B154" office:value-type="string">
            <text:p text:style-name="P6">6</text:p>
          </table:table-cell>
          <table:table-cell table:style-name="Table2.C154" office:value-type="string">
            <text:p text:style-name="P7">Hail Storm</text:p>
          </table:table-cell>
          <table:table-cell table:style-name="Table2.D154" office:value-type="string">
            <text:p text:style-name="P7">Causes hail to fall casuing 5 points of damage each. <text:s/>Lasts for as long s the caster maintains the incant without pausing for more than 2 seconds.</text:p>
          </table:table-cell>
        </table:table-row>
        <table:table-row table:style-name="Table2.1">
          <table:table-cell table:style-name="Table2.A155" office:value-type="string">
            <text:p text:style-name="P7">Water</text:p>
          </table:table-cell>
          <table:table-cell table:style-name="Table2.B155" office:value-type="string">
            <text:p text:style-name="P6">6</text:p>
          </table:table-cell>
          <table:table-cell table:style-name="Table2.C155" office:value-type="string">
            <text:p text:style-name="P7">Ice Blade</text:p>
          </table:table-cell>
          <table:table-cell table:style-name="Table2.D155" office:value-type="string">
            <text:p text:style-name="P7">Creates a blade that inflicts elemental water damage.</text:p>
          </table:table-cell>
        </table:table-row>
        <table:table-row table:style-name="Table2.1">
          <table:table-cell table:style-name="Table2.A156" office:value-type="string">
            <text:p text:style-name="P7">Water</text:p>
          </table:table-cell>
          <table:table-cell table:style-name="Table2.B156" office:value-type="string">
            <text:p text:style-name="P6">7</text:p>
          </table:table-cell>
          <table:table-cell table:style-name="Table2.C156" office:value-type="string">
            <text:p text:style-name="P7">Purify</text:p>
          </table:table-cell>
          <table:table-cell table:style-name="Table2.D156" office:value-type="string">
            <text:p text:style-name="P7">Removes all contaminants from any food or liquid.</text:p>
          </table:table-cell>
        </table:table-row>
        <table:table-row table:style-name="Table2.1">
          <table:table-cell table:style-name="Table2.A157" office:value-type="string">
            <text:p text:style-name="P7">Water</text:p>
          </table:table-cell>
          <table:table-cell table:style-name="Table2.B157" office:value-type="string">
            <text:p text:style-name="P6">7</text:p>
          </table:table-cell>
          <table:table-cell table:style-name="Table2.C157" office:value-type="string">
            <text:p text:style-name="P7">Spoil</text:p>
          </table:table-cell>
          <table:table-cell table:style-name="Table2.D157" office:value-type="string">
            <text:p text:style-name="P7">Causes a substance to become totally inedible.</text:p>
          </table:table-cell>
        </table:table-row>
        <table:table-row table:style-name="Table2.1">
          <table:table-cell table:style-name="Table2.A158" office:value-type="string">
            <text:p text:style-name="P7">Water</text:p>
          </table:table-cell>
          <table:table-cell table:style-name="Table2.B158" office:value-type="string">
            <text:p text:style-name="P6">7</text:p>
          </table:table-cell>
          <table:table-cell table:style-name="Table2.C158" office:value-type="string">
            <text:p text:style-name="P7">Tsunami</text:p>
          </table:table-cell>
          <table:table-cell table:style-name="Table2.D158" office:value-type="string">
            <text:p text:style-name="P7">The ground opens and emits steam and hot water under the victim, causing 35 points of damage.</text:p>
          </table:table-cell>
        </table:table-row>
        <table:table-row table:style-name="Table2.1">
          <table:table-cell table:style-name="Table2.A159" office:value-type="string">
            <text:p text:style-name="P7">Water</text:p>
          </table:table-cell>
          <table:table-cell table:style-name="Table2.B159" office:value-type="string">
            <text:p text:style-name="P6">8</text:p>
          </table:table-cell>
          <table:table-cell table:style-name="Table2.C159" office:value-type="string">
            <text:p text:style-name="P7">Extinguish Fire</text:p>
          </table:table-cell>
          <table:table-cell table:style-name="Table2.D159" office:value-type="string">
            <text:p text:style-name="P7">Magically puts out any magical fire within 10 feet.</text:p>
          </table:table-cell>
        </table:table-row>
        <table:table-row table:style-name="Table2.2">
          <table:table-cell table:style-name="Table2.A160" office:value-type="string">
            <text:p text:style-name="P7">Water</text:p>
          </table:table-cell>
          <table:table-cell table:style-name="Table2.B160" office:value-type="string">
            <text:p text:style-name="P6">8</text:p>
          </table:table-cell>
          <table:table-cell table:style-name="Table2.C160" office:value-type="string">
            <text:p text:style-name="P7">Fog of Confusion</text:p>
          </table:table-cell>
          <table:table-cell table:style-name="Table2.D160" office:value-type="string">
            <text:p text:style-name="P7">The victim is confused and uncomprehending for up to 5 minutes after the caster stops chanting for at least 2 seconds.</text:p>
          </table:table-cell>
        </table:table-row>
        <table:table-row table:style-name="Table2.5">
          <table:table-cell table:style-name="Table2.A161" office:value-type="string">
            <text:p text:style-name="P7">Water</text:p>
          </table:table-cell>
          <table:table-cell table:style-name="Table2.B161" office:value-type="string">
            <text:p text:style-name="P6">8</text:p>
          </table:table-cell>
          <table:table-cell table:style-name="Table2.C161" office:value-type="string">
            <text:p text:style-name="P7">Torrential Rain</text:p>
          </table:table-cell>
          <table:table-cell table:style-name="Table2.D161" office:value-type="string">
            <text:p text:style-name="P7">Causes the skies to open, drenching everyone and inflicting 40 points of damage per minute to certain supernatural creatures. <text:s/>Lasts 1 minute per level of the spell caster. <text:s/>No packet need be thrown. <text:s/>Victims must get under cover no more than 20' high.</text:p>
          </table:table-cell>
        </table:table-row>
      </table:table>
      <text:p text:style-name="P8"><text:tab/></text:p>
      <text:p text:style-name="P8"><text:s/></text:p>
      <text:h text:style-name="P2" text:outline-level="1">Appendix 2</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5">Element</text:p>
            </table:table-cell>
            <table:table-cell table:style-name="Table4.A1" office:value-type="string">
              <text:p text:style-name="P5">Spell</text:p>
            </table:table-cell>
            <table:table-cell table:style-name="Table4.A1" office:value-type="string">
              <text:p text:style-name="P5">Level</text:p>
            </table:table-cell>
            <table:table-cell table:style-name="Table4.A1" office:value-type="string">
              <text:p text:style-name="P5">Incant</text:p>
            </table:table-cell>
            <table:table-cell table:style-name="Table4.E1" office:value-type="string">
              <text:p text:style-name="P5">Combat?</text:p>
            </table:table-cell>
          </table:table-row>
        </table:table-header-rows>
        <table:table-row table:style-name="Table4.1">
          <table:table-cell table:style-name="Table4.A2" office:value-type="string">
            <text:p text:style-name="P7">Air</text:p>
          </table:table-cell>
          <table:table-cell table:style-name="Table4.B2" office:value-type="string">
            <text:p text:style-name="P7">Air Armor</text:p>
          </table:table-cell>
          <table:table-cell table:style-name="Table4.C2" office:value-type="string">
            <text:p text:style-name="P5">2</text:p>
          </table:table-cell>
          <table:table-cell table:style-name="Table4.D2" office:value-type="string">
            <text:p text:style-name="P7">With the power of Air, I create air armor.</text:p>
          </table:table-cell>
          <table:table-cell table:style-name="Table4.E2" office:value-type="string">
            <text:p text:style-name="P5">NO</text:p>
          </table:table-cell>
        </table:table-row>
        <table:table-row table:style-name="Table4.1">
          <table:table-cell table:style-name="Table4.A3" office:value-type="string">
            <text:p text:style-name="P7">Air</text:p>
          </table:table-cell>
          <table:table-cell table:style-name="Table4.B3" office:value-type="string">
            <text:p text:style-name="P7">Anti-Magic Dome</text:p>
          </table:table-cell>
          <table:table-cell table:style-name="Table4.C3" office:value-type="string">
            <text:p text:style-name="P5">8</text:p>
          </table:table-cell>
          <table:table-cell table:style-name="Table4.D3" office:value-type="string">
            <text:p text:style-name="P7">With the power of Air, I create an Anti-Magic dome.</text:p>
          </table:table-cell>
          <table:table-cell table:style-name="Table4.E3" office:value-type="string">
            <text:p text:style-name="P5">NO</text:p>
          </table:table-cell>
        </table:table-row>
        <table:table-row table:style-name="Table4.1">
          <table:table-cell table:style-name="Table4.A4" office:value-type="string">
            <text:p text:style-name="P7">Air</text:p>
          </table:table-cell>
          <table:table-cell table:style-name="Table4.B4" office:value-type="string">
            <text:p text:style-name="P7">Astral Projection</text:p>
          </table:table-cell>
          <table:table-cell table:style-name="Table4.C4" office:value-type="string">
            <text:p text:style-name="P5">7</text:p>
          </table:table-cell>
          <table:table-cell table:style-name="Table4.D4" office:value-type="string">
            <text:p text:style-name="P7">With the power of Air, I astrally project.</text:p>
          </table:table-cell>
          <table:table-cell table:style-name="Table4.E4" office:value-type="string">
            <text:p text:style-name="P5">NO</text:p>
          </table:table-cell>
        </table:table-row>
        <table:table-row table:style-name="Table4.1">
          <table:table-cell table:style-name="Table4.A5" office:value-type="string">
            <text:p text:style-name="P7">Air</text:p>
          </table:table-cell>
          <table:table-cell table:style-name="Table4.B5" office:value-type="string">
            <text:p text:style-name="P7">Ball Lightning</text:p>
          </table:table-cell>
          <table:table-cell table:style-name="Table4.C5" office:value-type="string">
            <text:p text:style-name="P5">3</text:p>
          </table:table-cell>
          <table:table-cell table:style-name="Table4.D5" office:value-type="string">
            <text:p text:style-name="P7">Elemental Ball Lightning.</text:p>
          </table:table-cell>
          <table:table-cell table:style-name="Table4.E5" office:value-type="string">
            <text:p text:style-name="P5">YES</text:p>
          </table:table-cell>
        </table:table-row>
        <table:table-row table:style-name="Table4.1">
          <table:table-cell table:style-name="Table4.A6" office:value-type="string">
            <text:p text:style-name="P7">Air</text:p>
          </table:table-cell>
          <table:table-cell table:style-name="Table4.B6" office:value-type="string">
            <text:p text:style-name="P7">Befriend</text:p>
          </table:table-cell>
          <table:table-cell table:style-name="Table4.C6" office:value-type="string">
            <text:p text:style-name="P5">4</text:p>
          </table:table-cell>
          <table:table-cell table:style-name="Table4.D6" office:value-type="string">
            <text:p text:style-name="P7">Elemental Air Befriend.</text:p>
          </table:table-cell>
          <table:table-cell table:style-name="Table4.E6" office:value-type="string">
            <text:p text:style-name="P5">YES</text:p>
          </table:table-cell>
        </table:table-row>
        <table:table-row table:style-name="Table4.1">
          <table:table-cell table:style-name="Table4.A7" office:value-type="string">
            <text:p text:style-name="P7">Air</text:p>
          </table:table-cell>
          <table:table-cell table:style-name="Table4.B7" office:value-type="string">
            <text:p text:style-name="P7">Breath of Life</text:p>
          </table:table-cell>
          <table:table-cell table:style-name="Table4.C7" office:value-type="string">
            <text:p text:style-name="P5">7</text:p>
          </table:table-cell>
          <table:table-cell table:style-name="Table4.D7" office:value-type="string">
            <text:p text:style-name="P7">With the power of Air, I give you the breath of life.</text:p>
          </table:table-cell>
          <table:table-cell table:style-name="Table4.E7" office:value-type="string">
            <text:p text:style-name="P5">NO</text:p>
          </table:table-cell>
        </table:table-row>
        <table:table-row table:style-name="Table4.1">
          <table:table-cell table:style-name="Table4.A8" office:value-type="string">
            <text:p text:style-name="P7">Air</text:p>
          </table:table-cell>
          <table:table-cell table:style-name="Table4.B8" office:value-type="string">
            <text:p text:style-name="P7">Calling</text:p>
          </table:table-cell>
          <table:table-cell table:style-name="Table4.C8" office:value-type="string">
            <text:p text:style-name="P5">1</text:p>
          </table:table-cell>
          <table:table-cell table:style-name="Table4.D8" office:value-type="string">
            <text:p text:style-name="P7">With the power of Air, I send a calling.</text:p>
          </table:table-cell>
          <table:table-cell table:style-name="Table4.E8" office:value-type="string">
            <text:p text:style-name="P5">NO</text:p>
          </table:table-cell>
        </table:table-row>
        <table:table-row table:style-name="Table4.1">
          <table:table-cell table:style-name="Table4.A9" office:value-type="string">
            <text:p text:style-name="P7">Air</text:p>
          </table:table-cell>
          <table:table-cell table:style-name="Table4.B9" office:value-type="string">
            <text:p text:style-name="P7">Calm Storms</text:p>
          </table:table-cell>
          <table:table-cell table:style-name="Table4.C9" office:value-type="string">
            <text:p text:style-name="P5">7</text:p>
          </table:table-cell>
          <table:table-cell table:style-name="Table4.D9" office:value-type="string">
            <text:p text:style-name="P7">With the power of Air, I calm this storm.</text:p>
          </table:table-cell>
          <table:table-cell table:style-name="Table4.E9" office:value-type="string">
            <text:p text:style-name="P5">NO</text:p>
          </table:table-cell>
        </table:table-row>
        <table:table-row table:style-name="Table4.1">
          <table:table-cell table:style-name="Table4.A10" office:value-type="string">
            <text:p text:style-name="P7">Air</text:p>
          </table:table-cell>
          <table:table-cell table:style-name="Table4.B10" office:value-type="string">
            <text:p text:style-name="P7">Choke</text:p>
          </table:table-cell>
          <table:table-cell table:style-name="Table4.C10" office:value-type="string">
            <text:p text:style-name="P5">4</text:p>
          </table:table-cell>
          <table:table-cell table:style-name="Table4.D10" office:value-type="string">
            <text:p text:style-name="P7">Elemental Air Choke.</text:p>
          </table:table-cell>
          <table:table-cell table:style-name="Table4.E10" office:value-type="string">
            <text:p text:style-name="P5">YES</text:p>
          </table:table-cell>
        </table:table-row>
        <table:table-row table:style-name="Table4.1">
          <table:table-cell table:style-name="Table4.A11" office:value-type="string">
            <text:p text:style-name="P7">Air</text:p>
          </table:table-cell>
          <table:table-cell table:style-name="Table4.B11" office:value-type="string">
            <text:p text:style-name="P7">Circle of Wind</text:p>
          </table:table-cell>
          <table:table-cell table:style-name="Table4.C11" office:value-type="string">
            <text:p text:style-name="P5">5</text:p>
          </table:table-cell>
          <table:table-cell table:style-name="Table4.D11" office:value-type="string">
            <text:p text:style-name="P7">With the power of Air, I create a circle of wind.</text:p>
          </table:table-cell>
          <table:table-cell table:style-name="Table4.E11" office:value-type="string">
            <text:p text:style-name="P5">NO</text:p>
          </table:table-cell>
        </table:table-row>
        <table:table-row table:style-name="Table4.1">
          <table:table-cell table:style-name="Table4.A12" office:value-type="string">
            <text:p text:style-name="P7">Air</text:p>
          </table:table-cell>
          <table:table-cell table:style-name="Table4.B12" office:value-type="string">
            <text:p text:style-name="P7">Detect Air Magic</text:p>
          </table:table-cell>
          <table:table-cell table:style-name="Table4.C12" office:value-type="string">
            <text:p text:style-name="P5">1</text:p>
          </table:table-cell>
          <table:table-cell table:style-name="Table4.D12" office:value-type="string">
            <text:p text:style-name="P7">With the power of Air, I detect Air magic.</text:p>
          </table:table-cell>
          <table:table-cell table:style-name="Table4.E12" office:value-type="string">
            <text:p text:style-name="P5">NO</text:p>
          </table:table-cell>
        </table:table-row>
        <table:table-row table:style-name="Table4.1">
          <table:table-cell table:style-name="Table4.A13" office:value-type="string">
            <text:p text:style-name="P7">Air</text:p>
          </table:table-cell>
          <table:table-cell table:style-name="Table4.B13" office:value-type="string">
            <text:p text:style-name="P7">Dispel Air Magic</text:p>
          </table:table-cell>
          <table:table-cell table:style-name="Table4.C13" office:value-type="string">
            <text:p text:style-name="P5">6</text:p>
          </table:table-cell>
          <table:table-cell table:style-name="Table4.D13" office:value-type="string">
            <text:p text:style-name="P7">With the power of Air, I dispel Air magic.</text:p>
          </table:table-cell>
          <table:table-cell table:style-name="Table4.E13" office:value-type="string">
            <text:p text:style-name="P5">NO</text:p>
          </table:table-cell>
        </table:table-row>
        <table:table-row table:style-name="Table4.1">
          <table:table-cell table:style-name="Table4.A14" office:value-type="string">
            <text:p text:style-name="P7">Air</text:p>
          </table:table-cell>
          <table:table-cell table:style-name="Table4.B14" office:value-type="string">
            <text:p text:style-name="P7">Energy Disruption</text:p>
          </table:table-cell>
          <table:table-cell table:style-name="Table4.C14" office:value-type="string">
            <text:p text:style-name="P5">5</text:p>
          </table:table-cell>
          <table:table-cell table:style-name="Table4.D14" office:value-type="string">
            <text:p text:style-name="P7">With the power of Air, I disrupt energy.</text:p>
          </table:table-cell>
          <table:table-cell table:style-name="Table4.E14" office:value-type="string">
            <text:p text:style-name="P5">NO</text:p>
          </table:table-cell>
        </table:table-row>
        <table:table-row table:style-name="Table4.1">
          <table:table-cell table:style-name="Table4.A15" office:value-type="string">
            <text:p text:style-name="P7">Air</text:p>
          </table:table-cell>
          <table:table-cell table:style-name="Table4.B15" office:value-type="string">
            <text:p text:style-name="P7">Escape</text:p>
          </table:table-cell>
          <table:table-cell table:style-name="Table4.C15" office:value-type="string">
            <text:p text:style-name="P5">6</text:p>
          </table:table-cell>
          <table:table-cell table:style-name="Table4.D15" office:value-type="string">
            <text:p text:style-name="P7">With the power of Air, I escape.</text:p>
          </table:table-cell>
          <table:table-cell table:style-name="Table4.E15" office:value-type="string">
            <text:p text:style-name="P5">NO</text:p>
          </table:table-cell>
        </table:table-row>
        <table:table-row table:style-name="Table4.1">
          <table:table-cell table:style-name="Table4.A16" office:value-type="string">
            <text:p text:style-name="P7">Air</text:p>
          </table:table-cell>
          <table:table-cell table:style-name="Table4.B16" office:value-type="string">
            <text:p text:style-name="P7">Immobility</text:p>
          </table:table-cell>
          <table:table-cell table:style-name="Table4.C16" office:value-type="string">
            <text:p text:style-name="P5">5</text:p>
          </table:table-cell>
          <table:table-cell table:style-name="Table4.D16" office:value-type="string">
            <text:p text:style-name="P7">Elemental Air Immobility.</text:p>
          </table:table-cell>
          <table:table-cell table:style-name="Table4.E16" office:value-type="string">
            <text:p text:style-name="P5">YES</text:p>
          </table:table-cell>
        </table:table-row>
        <table:table-row table:style-name="Table4.1">
          <table:table-cell table:style-name="Table4.A17" office:value-type="string">
            <text:p text:style-name="P7">Air</text:p>
          </table:table-cell>
          <table:table-cell table:style-name="Table4.B17" office:value-type="string">
            <text:p text:style-name="P7">Invulnerability</text:p>
          </table:table-cell>
          <table:table-cell table:style-name="Table4.C17" office:value-type="string">
            <text:p text:style-name="P5">8</text:p>
          </table:table-cell>
          <table:table-cell table:style-name="Table4.D17" office:value-type="string">
            <text:p text:style-name="P7">With the power of Air, I make you (myself) invulnerable.</text:p>
          </table:table-cell>
          <table:table-cell table:style-name="Table4.E17" office:value-type="string">
            <text:p text:style-name="P5">NO</text:p>
          </table:table-cell>
        </table:table-row>
        <table:table-row table:style-name="Table4.1">
          <table:table-cell table:style-name="Table4.A18" office:value-type="string">
            <text:p text:style-name="P7">Air</text:p>
          </table:table-cell>
          <table:table-cell table:style-name="Table4.B18" office:value-type="string">
            <text:p text:style-name="P7">Light Globe</text:p>
          </table:table-cell>
          <table:table-cell table:style-name="Table4.C18" office:value-type="string">
            <text:p text:style-name="P5">2</text:p>
          </table:table-cell>
          <table:table-cell table:style-name="Table4.D18" office:value-type="string">
            <text:p text:style-name="P7">With the power of Air, I create a light globe.</text:p>
          </table:table-cell>
          <table:table-cell table:style-name="Table4.E18" office:value-type="string">
            <text:p text:style-name="P5">NO</text:p>
          </table:table-cell>
        </table:table-row>
        <table:table-row table:style-name="Table4.1">
          <table:table-cell table:style-name="Table4.A19" office:value-type="string">
            <text:p text:style-name="P7">Air</text:p>
          </table:table-cell>
          <table:table-cell table:style-name="Table4.B19" office:value-type="string">
            <text:p text:style-name="P7">Light of Day</text:p>
          </table:table-cell>
          <table:table-cell table:style-name="Table4.C19" office:value-type="string">
            <text:p text:style-name="P5">1</text:p>
          </table:table-cell>
          <table:table-cell table:style-name="Table4.D19" office:value-type="string">
            <text:p text:style-name="P7">With the power of Air, I create the light of day.</text:p>
          </table:table-cell>
          <table:table-cell table:style-name="Table4.E19" office:value-type="string">
            <text:p text:style-name="P5">NO</text:p>
          </table:table-cell>
        </table:table-row>
        <table:table-row table:style-name="Table4.1">
          <table:table-cell table:style-name="Table4.A20" office:value-type="string">
            <text:p text:style-name="P7">Air</text:p>
          </table:table-cell>
          <table:table-cell table:style-name="Table4.B20" office:value-type="string">
            <text:p text:style-name="P7">Lightning Bolt</text:p>
          </table:table-cell>
          <table:table-cell table:style-name="Table4.C20" office:value-type="string">
            <text:p text:style-name="P5">4</text:p>
          </table:table-cell>
          <table:table-cell table:style-name="Table4.D20" office:value-type="string">
            <text:p text:style-name="P7">Elemental Lightning Bolt.</text:p>
          </table:table-cell>
          <table:table-cell table:style-name="Table4.E20" office:value-type="string">
            <text:p text:style-name="P5">YES</text:p>
          </table:table-cell>
        </table:table-row>
        <table:table-row table:style-name="Table4.1">
          <table:table-cell table:style-name="Table4.A21" office:value-type="string">
            <text:p text:style-name="P7">Air</text:p>
          </table:table-cell>
          <table:table-cell table:style-name="Table4.B21" office:value-type="string">
            <text:p text:style-name="P7">Lightning Rod</text:p>
          </table:table-cell>
          <table:table-cell table:style-name="Table4.C21" office:value-type="string">
            <text:p text:style-name="P5">5</text:p>
          </table:table-cell>
          <table:table-cell table:style-name="Table4.D21" office:value-type="string">
            <text:p text:style-name="P7">With the power of Air, I create a lightning rod.</text:p>
          </table:table-cell>
          <table:table-cell table:style-name="Table4.E21" office:value-type="string">
            <text:p text:style-name="P5">NO</text:p>
          </table:table-cell>
        </table:table-row>
        <table:table-row table:style-name="Table4.1">
          <table:table-cell table:style-name="Table4.A22" office:value-type="string">
            <text:p text:style-name="P7">Air</text:p>
          </table:table-cell>
          <table:table-cell table:style-name="Table4.B22" office:value-type="string">
            <text:p text:style-name="P7">Lightning Storm</text:p>
          </table:table-cell>
          <table:table-cell table:style-name="Table4.C22" office:value-type="string">
            <text:p text:style-name="P5">6</text:p>
          </table:table-cell>
          <table:table-cell table:style-name="Table4.D22" office:value-type="string">
            <text:p text:style-name="P7">Elemental Lightning Storm 5, Lightning Storm 5, …</text:p>
          </table:table-cell>
          <table:table-cell table:style-name="Table4.E22" office:value-type="string">
            <text:p text:style-name="P5">YES</text:p>
          </table:table-cell>
        </table:table-row>
        <table:table-row table:style-name="Table4.1">
          <table:table-cell table:style-name="Table4.A23" office:value-type="string">
            <text:p text:style-name="P7">Air</text:p>
          </table:table-cell>
          <table:table-cell table:style-name="Table4.B23" office:value-type="string">
            <text:p text:style-name="P7">Magic Pigeon</text:p>
          </table:table-cell>
          <table:table-cell table:style-name="Table4.C23" office:value-type="string">
            <text:p text:style-name="P5">4</text:p>
          </table:table-cell>
          <table:table-cell table:style-name="Table4.D23" office:value-type="string">
            <text:p text:style-name="P7">With the power of Air, I create a magic pigeon.</text:p>
          </table:table-cell>
          <table:table-cell table:style-name="Table4.E23" office:value-type="string">
            <text:p text:style-name="P5">NO</text:p>
          </table:table-cell>
        </table:table-row>
        <table:table-row table:style-name="Table4.1">
          <table:table-cell table:style-name="Table4.A24" office:value-type="string">
            <text:p text:style-name="P7">Air</text:p>
          </table:table-cell>
          <table:table-cell table:style-name="Table4.B24" office:value-type="string">
            <text:p text:style-name="P7">Prison of Air</text:p>
          </table:table-cell>
          <table:table-cell table:style-name="Table4.C24" office:value-type="string">
            <text:p text:style-name="P5">5</text:p>
          </table:table-cell>
          <table:table-cell table:style-name="Table4.D24" office:value-type="string">
            <text:p text:style-name="P7">With the power of Air, I create a prison of Air.</text:p>
          </table:table-cell>
          <table:table-cell table:style-name="Table4.E24" office:value-type="string">
            <text:p text:style-name="P5">NO</text:p>
          </table:table-cell>
        </table:table-row>
        <table:table-row table:style-name="Table4.1">
          <table:table-cell table:style-name="Table4.A25" office:value-type="string">
            <text:p text:style-name="P7">Air</text:p>
          </table:table-cell>
          <table:table-cell table:style-name="Table4.B25" office:value-type="string">
            <text:p text:style-name="P7">Resist Earth Magic</text:p>
          </table:table-cell>
          <table:table-cell table:style-name="Table4.C25" office:value-type="string">
            <text:p text:style-name="P5">2</text:p>
          </table:table-cell>
          <table:table-cell table:style-name="Table4.D25" office:value-type="string">
            <text:p text:style-name="P7">With the power of Air, I resist Earth Magic.</text:p>
          </table:table-cell>
          <table:table-cell table:style-name="Table4.E25" office:value-type="string">
            <text:p text:style-name="P5">NO</text:p>
          </table:table-cell>
        </table:table-row>
        <table:table-row table:style-name="Table4.1">
          <table:table-cell table:style-name="Table4.A26" office:value-type="string">
            <text:p text:style-name="P7">Air</text:p>
          </table:table-cell>
          <table:table-cell table:style-name="Table4.B26" office:value-type="string">
            <text:p text:style-name="P7">Sanctuary</text:p>
          </table:table-cell>
          <table:table-cell table:style-name="Table4.C26" office:value-type="string">
            <text:p text:style-name="P5">8</text:p>
          </table:table-cell>
          <table:table-cell table:style-name="Table4.D26" office:value-type="string">
            <text:p text:style-name="P7">With the power of Air, I create a Sanctuary.</text:p>
          </table:table-cell>
          <table:table-cell table:style-name="Table4.E26" office:value-type="string">
            <text:p text:style-name="P5">NO</text:p>
          </table:table-cell>
        </table:table-row>
        <table:table-row table:style-name="Table4.1">
          <table:table-cell table:style-name="Table4.A27" office:value-type="string">
            <text:p text:style-name="P7">Air</text:p>
          </table:table-cell>
          <table:table-cell table:style-name="Table4.B27" office:value-type="string">
            <text:p text:style-name="P7">Seal</text:p>
          </table:table-cell>
          <table:table-cell table:style-name="Table4.C27" office:value-type="string">
            <text:p text:style-name="P5">3</text:p>
          </table:table-cell>
          <table:table-cell table:style-name="Table4.D27" office:value-type="string">
            <text:p text:style-name="P7">With the power of Air, I seal this [object].</text:p>
          </table:table-cell>
          <table:table-cell table:style-name="Table4.E27" office:value-type="string">
            <text:p text:style-name="P5">NO</text:p>
          </table:table-cell>
        </table:table-row>
        <table:table-row table:style-name="Table4.1">
          <table:table-cell table:style-name="Table4.A28" office:value-type="string">
            <text:p text:style-name="P7">Air</text:p>
          </table:table-cell>
          <table:table-cell table:style-name="Table4.B28" office:value-type="string">
            <text:p text:style-name="P7">Shun</text:p>
          </table:table-cell>
          <table:table-cell table:style-name="Table4.C28" office:value-type="string">
            <text:p text:style-name="P5">3</text:p>
          </table:table-cell>
          <table:table-cell table:style-name="Table4.D28" office:value-type="string">
            <text:p text:style-name="P7">Elemental Air Shun.</text:p>
          </table:table-cell>
          <table:table-cell table:style-name="Table4.E28" office:value-type="string">
            <text:p text:style-name="P5">YES</text:p>
          </table:table-cell>
        </table:table-row>
        <table:table-row table:style-name="Table4.1">
          <table:table-cell table:style-name="Table4.A29" office:value-type="string">
            <text:p text:style-name="P7">Air</text:p>
          </table:table-cell>
          <table:table-cell table:style-name="Table4.B29" office:value-type="string">
            <text:p text:style-name="P7">Sleep</text:p>
          </table:table-cell>
          <table:table-cell table:style-name="Table4.C29" office:value-type="string">
            <text:p text:style-name="P5">2</text:p>
          </table:table-cell>
          <table:table-cell table:style-name="Table4.D29" office:value-type="string">
            <text:p text:style-name="P7">Elemental Air Sleep.</text:p>
          </table:table-cell>
          <table:table-cell table:style-name="Table4.E29" office:value-type="string">
            <text:p text:style-name="P5">YES</text:p>
          </table:table-cell>
        </table:table-row>
        <table:table-row table:style-name="Table4.1">
          <table:table-cell table:style-name="Table4.A30" office:value-type="string">
            <text:p text:style-name="P7">Air</text:p>
          </table:table-cell>
          <table:table-cell table:style-name="Table4.B30" office:value-type="string">
            <text:p text:style-name="P7">Slow</text:p>
          </table:table-cell>
          <table:table-cell table:style-name="Table4.C30" office:value-type="string">
            <text:p text:style-name="P5">1</text:p>
          </table:table-cell>
          <table:table-cell table:style-name="Table4.D30" office:value-type="string">
            <text:p text:style-name="P7">Elemental Air Slow.</text:p>
          </table:table-cell>
          <table:table-cell table:style-name="Table4.E30" office:value-type="string">
            <text:p text:style-name="P5">YES</text:p>
          </table:table-cell>
        </table:table-row>
        <table:table-row table:style-name="Table4.1">
          <table:table-cell table:style-name="Table4.A31" office:value-type="string">
            <text:p text:style-name="P7">Air</text:p>
          </table:table-cell>
          <table:table-cell table:style-name="Table4.B31" office:value-type="string">
            <text:p text:style-name="P7">Whirlwind</text:p>
          </table:table-cell>
          <table:table-cell table:style-name="Table4.C31" office:value-type="string">
            <text:p text:style-name="P5">5</text:p>
          </table:table-cell>
          <table:table-cell table:style-name="Table4.D31" office:value-type="string">
            <text:p text:style-name="P7">Elemental Air Whirlwind.</text:p>
          </table:table-cell>
          <table:table-cell table:style-name="Table4.E31" office:value-type="string">
            <text:p text:style-name="P5">YES</text:p>
          </table:table-cell>
        </table:table-row>
        <table:table-row table:style-name="Table4.1">
          <table:table-cell table:style-name="Table4.A32" office:value-type="string">
            <text:p text:style-name="P7">Earth</text:p>
          </table:table-cell>
          <table:table-cell table:style-name="Table4.B32" office:value-type="string">
            <text:p text:style-name="P7">Affect Weight</text:p>
          </table:table-cell>
          <table:table-cell table:style-name="Table4.C32" office:value-type="string">
            <text:p text:style-name="P5">3</text:p>
          </table:table-cell>
          <table:table-cell table:style-name="Table4.D32" office:value-type="string">
            <text:p text:style-name="P7">With the power of Earth I increase (decrease) your weight.</text:p>
          </table:table-cell>
          <table:table-cell table:style-name="Table4.E32" office:value-type="string">
            <text:p text:style-name="P5">NO</text:p>
          </table:table-cell>
        </table:table-row>
        <table:table-row table:style-name="Table4.1">
          <table:table-cell table:style-name="Table4.A33" office:value-type="string">
            <text:p text:style-name="P7">Earth</text:p>
          </table:table-cell>
          <table:table-cell table:style-name="Table4.B33" office:value-type="string">
            <text:p text:style-name="P7">Banish</text:p>
          </table:table-cell>
          <table:table-cell table:style-name="Table4.C33" office:value-type="string">
            <text:p text:style-name="P5">7</text:p>
          </table:table-cell>
          <table:table-cell table:style-name="Table4.D33" office:value-type="string">
            <text:p text:style-name="P7">Elemental Earth Banish</text:p>
          </table:table-cell>
          <table:table-cell table:style-name="Table4.E33" office:value-type="string">
            <text:p text:style-name="P5">YES</text:p>
          </table:table-cell>
        </table:table-row>
        <table:table-row table:style-name="Table4.1">
          <table:table-cell table:style-name="Table4.A34" office:value-type="string">
            <text:p text:style-name="P7">Earth</text:p>
          </table:table-cell>
          <table:table-cell table:style-name="Table4.B34" office:value-type="string">
            <text:p text:style-name="P7">Charm</text:p>
          </table:table-cell>
          <table:table-cell table:style-name="Table4.C34" office:value-type="string">
            <text:p text:style-name="P5">5</text:p>
          </table:table-cell>
          <table:table-cell table:style-name="Table4.D34" office:value-type="string">
            <text:p text:style-name="P7">Elemental Earth Charm</text:p>
          </table:table-cell>
          <table:table-cell table:style-name="Table4.E34" office:value-type="string">
            <text:p text:style-name="P5">YES</text:p>
          </table:table-cell>
        </table:table-row>
        <table:table-row table:style-name="Table4.1">
          <table:table-cell table:style-name="Table4.A35" office:value-type="string">
            <text:p text:style-name="P7">Earth</text:p>
          </table:table-cell>
          <table:table-cell table:style-name="Table4.B35" office:value-type="string">
            <text:p text:style-name="P7">Constrain Being</text:p>
          </table:table-cell>
          <table:table-cell table:style-name="Table4.C35" office:value-type="string">
            <text:p text:style-name="P5">8</text:p>
          </table:table-cell>
          <table:table-cell table:style-name="Table4.D35" office:value-type="string">
            <text:p text:style-name="P7">Elemental Earth Constrain Being</text:p>
          </table:table-cell>
          <table:table-cell table:style-name="Table4.E35" office:value-type="string">
            <text:p text:style-name="P5">YES</text:p>
          </table:table-cell>
        </table:table-row>
        <table:table-row table:style-name="Table4.1">
          <table:table-cell table:style-name="Table4.A36" office:value-type="string">
            <text:p text:style-name="P7">Earth</text:p>
          </table:table-cell>
          <table:table-cell table:style-name="Table4.B36" office:value-type="string">
            <text:p text:style-name="P7">Crush Leg</text:p>
          </table:table-cell>
          <table:table-cell table:style-name="Table4.C36" office:value-type="string">
            <text:p text:style-name="P5">4</text:p>
          </table:table-cell>
          <table:table-cell table:style-name="Table4.D36" office:value-type="string">
            <text:p text:style-name="P7">Elemental Earth Crush Leg</text:p>
          </table:table-cell>
          <table:table-cell table:style-name="Table4.E36" office:value-type="string">
            <text:p text:style-name="P5">YES</text:p>
          </table:table-cell>
        </table:table-row>
        <table:table-row table:style-name="Table4.1">
          <table:table-cell table:style-name="Table4.A37" office:value-type="string">
            <text:p text:style-name="P7">Earth</text:p>
          </table:table-cell>
          <table:table-cell table:style-name="Table4.B37" office:value-type="string">
            <text:p text:style-name="P7">Detect Earth Magic</text:p>
          </table:table-cell>
          <table:table-cell table:style-name="Table4.C37" office:value-type="string">
            <text:p text:style-name="P5">1</text:p>
          </table:table-cell>
          <table:table-cell table:style-name="Table4.D37" office:value-type="string">
            <text:p text:style-name="P7">With the power of Earth I detect Earth magic.</text:p>
          </table:table-cell>
          <table:table-cell table:style-name="Table4.E37" office:value-type="string">
            <text:p text:style-name="P5">NO</text:p>
          </table:table-cell>
        </table:table-row>
        <table:table-row table:style-name="Table4.1">
          <table:table-cell table:style-name="Table4.A38" office:value-type="string">
            <text:p text:style-name="P7">Earth</text:p>
          </table:table-cell>
          <table:table-cell table:style-name="Table4.B38" office:value-type="string">
            <text:p text:style-name="P7">Dispel Earth Magic</text:p>
          </table:table-cell>
          <table:table-cell table:style-name="Table4.C38" office:value-type="string">
            <text:p text:style-name="P5">6</text:p>
          </table:table-cell>
          <table:table-cell table:style-name="Table4.D38" office:value-type="string">
            <text:p text:style-name="P7">With the power of Earth I dispel Earth magic.</text:p>
          </table:table-cell>
          <table:table-cell table:style-name="Table4.E38" office:value-type="string">
            <text:p text:style-name="P5">NO</text:p>
          </table:table-cell>
        </table:table-row>
        <table:table-row table:style-name="Table4.1">
          <table:table-cell table:style-name="Table4.A39" office:value-type="string">
            <text:p text:style-name="P7">Earth</text:p>
          </table:table-cell>
          <table:table-cell table:style-name="Table4.B39" office:value-type="string">
            <text:p text:style-name="P7">Earthen Grasp</text:p>
          </table:table-cell>
          <table:table-cell table:style-name="Table4.C39" office:value-type="string">
            <text:p text:style-name="P5">5</text:p>
          </table:table-cell>
          <table:table-cell table:style-name="Table4.D39" office:value-type="string">
            <text:p text:style-name="P7">Elemental Earthen Grasp.</text:p>
          </table:table-cell>
          <table:table-cell table:style-name="Table4.E39" office:value-type="string">
            <text:p text:style-name="P5">YES</text:p>
          </table:table-cell>
        </table:table-row>
        <table:table-row table:style-name="Table4.1">
          <table:table-cell table:style-name="Table4.A40" office:value-type="string">
            <text:p text:style-name="P7">Earth</text:p>
          </table:table-cell>
          <table:table-cell table:style-name="Table4.B40" office:value-type="string">
            <text:p text:style-name="P7">Escape</text:p>
          </table:table-cell>
          <table:table-cell table:style-name="Table4.C40" office:value-type="string">
            <text:p text:style-name="P5">7</text:p>
          </table:table-cell>
          <table:table-cell table:style-name="Table4.D40" office:value-type="string">
            <text:p text:style-name="P7">With the power of Earth I escape.</text:p>
          </table:table-cell>
          <table:table-cell table:style-name="Table4.E40" office:value-type="string">
            <text:p text:style-name="P5">NO</text:p>
          </table:table-cell>
        </table:table-row>
        <table:table-row table:style-name="Table4.1">
          <table:table-cell table:style-name="Table4.A41" office:value-type="string">
            <text:p text:style-name="P7">Earth</text:p>
          </table:table-cell>
          <table:table-cell table:style-name="Table4.B41" office:value-type="string">
            <text:p text:style-name="P7">Fool's Gold</text:p>
          </table:table-cell>
          <table:table-cell table:style-name="Table4.C41" office:value-type="string">
            <text:p text:style-name="P5">1</text:p>
          </table:table-cell>
          <table:table-cell table:style-name="Table4.D41" office:value-type="string">
            <text:p text:style-name="P7">With the power of Earth I create fool's gold.</text:p>
          </table:table-cell>
          <table:table-cell table:style-name="Table4.E41" office:value-type="string">
            <text:p text:style-name="P5">NO</text:p>
          </table:table-cell>
        </table:table-row>
        <table:table-row table:style-name="Table4.1">
          <table:table-cell table:style-name="Table4.A42" office:value-type="string">
            <text:p text:style-name="P7">Earth</text:p>
          </table:table-cell>
          <table:table-cell table:style-name="Table4.B42" office:value-type="string">
            <text:p text:style-name="P7">Identify Gems</text:p>
          </table:table-cell>
          <table:table-cell table:style-name="Table4.C42" office:value-type="string">
            <text:p text:style-name="P5">2</text:p>
          </table:table-cell>
          <table:table-cell table:style-name="Table4.D42" office:value-type="string">
            <text:p text:style-name="P7">With the power of Earth I identify gems.</text:p>
          </table:table-cell>
          <table:table-cell table:style-name="Table4.E42" office:value-type="string">
            <text:p text:style-name="P5">NO</text:p>
          </table:table-cell>
        </table:table-row>
        <table:table-row table:style-name="Table4.1">
          <table:table-cell table:style-name="Table4.A43" office:value-type="string">
            <text:p text:style-name="P7">Earth</text:p>
          </table:table-cell>
          <table:table-cell table:style-name="Table4.B43" office:value-type="string">
            <text:p text:style-name="P7">Identify Plants</text:p>
          </table:table-cell>
          <table:table-cell table:style-name="Table4.C43" office:value-type="string">
            <text:p text:style-name="P5">2</text:p>
          </table:table-cell>
          <table:table-cell table:style-name="Table4.D43" office:value-type="string">
            <text:p text:style-name="P7">With the power of Earth I identify plants.</text:p>
          </table:table-cell>
          <table:table-cell table:style-name="Table4.E43" office:value-type="string">
            <text:p text:style-name="P5">NO</text:p>
          </table:table-cell>
        </table:table-row>
        <table:table-row table:style-name="Table4.1">
          <table:table-cell table:style-name="Table4.A44" office:value-type="string">
            <text:p text:style-name="P7">Earth</text:p>
          </table:table-cell>
          <table:table-cell table:style-name="Table4.B44" office:value-type="string">
            <text:p text:style-name="P7">Invisibility</text:p>
          </table:table-cell>
          <table:table-cell table:style-name="Table4.C44" office:value-type="string">
            <text:p text:style-name="P5">3</text:p>
          </table:table-cell>
          <table:table-cell table:style-name="Table4.D44" office:value-type="string">
            <text:p text:style-name="P7">With the power of Earth I make myself (you) invisible.</text:p>
          </table:table-cell>
          <table:table-cell table:style-name="Table4.E44" office:value-type="string">
            <text:p text:style-name="P5">NO</text:p>
          </table:table-cell>
        </table:table-row>
        <table:table-row table:style-name="Table4.1">
          <table:table-cell table:style-name="Table4.A45" office:value-type="string">
            <text:p text:style-name="P7">Earth</text:p>
          </table:table-cell>
          <table:table-cell table:style-name="Table4.B45" office:value-type="string">
            <text:p text:style-name="P7">Mend Metal</text:p>
          </table:table-cell>
          <table:table-cell table:style-name="Table4.C45" office:value-type="string">
            <text:p text:style-name="P5">6</text:p>
          </table:table-cell>
          <table:table-cell table:style-name="Table4.D45" office:value-type="string">
            <text:p text:style-name="P7">With the power of Earth I mend metal.</text:p>
          </table:table-cell>
          <table:table-cell table:style-name="Table4.E45" office:value-type="string">
            <text:p text:style-name="P5">NO</text:p>
          </table:table-cell>
        </table:table-row>
        <table:table-row table:style-name="Table4.1">
          <table:table-cell table:style-name="Table4.A46" office:value-type="string">
            <text:p text:style-name="P7">Earth</text:p>
          </table:table-cell>
          <table:table-cell table:style-name="Table4.B46" office:value-type="string">
            <text:p text:style-name="P7">Mend Stone</text:p>
          </table:table-cell>
          <table:table-cell table:style-name="Table4.C46" office:value-type="string">
            <text:p text:style-name="P5">5</text:p>
          </table:table-cell>
          <table:table-cell table:style-name="Table4.D46" office:value-type="string">
            <text:p text:style-name="P7">With the power of Earth I mend stone.</text:p>
          </table:table-cell>
          <table:table-cell table:style-name="Table4.E46" office:value-type="string">
            <text:p text:style-name="P5">NO</text:p>
          </table:table-cell>
        </table:table-row>
        <table:table-row table:style-name="Table4.1">
          <table:table-cell table:style-name="Table4.A47" office:value-type="string">
            <text:p text:style-name="P7">Earth</text:p>
          </table:table-cell>
          <table:table-cell table:style-name="Table4.B47" office:value-type="string">
            <text:p text:style-name="P7">Petrify/Stone to Flesh</text:p>
          </table:table-cell>
          <table:table-cell table:style-name="Table4.C47" office:value-type="string">
            <text:p text:style-name="P5">7</text:p>
          </table:table-cell>
          <table:table-cell table:style-name="Table4.D47" office:value-type="string">
            <text:p text:style-name="P7">Elemental Earth Petrify (Stone to Flesh).</text:p>
          </table:table-cell>
          <table:table-cell table:style-name="Table4.E47" office:value-type="string">
            <text:p text:style-name="P5">YES</text:p>
          </table:table-cell>
        </table:table-row>
        <table:table-row table:style-name="Table4.1">
          <table:table-cell table:style-name="Table4.A48" office:value-type="string">
            <text:p text:style-name="P7">Earth</text:p>
          </table:table-cell>
          <table:table-cell table:style-name="Table4.B48" office:value-type="string">
            <text:p text:style-name="P7">Pin</text:p>
          </table:table-cell>
          <table:table-cell table:style-name="Table4.C48" office:value-type="string">
            <text:p text:style-name="P5">3</text:p>
          </table:table-cell>
          <table:table-cell table:style-name="Table4.D48" office:value-type="string">
            <text:p text:style-name="P7">Elemental Earth Pin.</text:p>
          </table:table-cell>
          <table:table-cell table:style-name="Table4.E48" office:value-type="string">
            <text:p text:style-name="P5">YES</text:p>
          </table:table-cell>
        </table:table-row>
        <table:table-row table:style-name="Table4.1">
          <table:table-cell table:style-name="Table4.A49" office:value-type="string">
            <text:p text:style-name="P7">Earth</text:p>
          </table:table-cell>
          <table:table-cell table:style-name="Table4.B49" office:value-type="string">
            <text:p text:style-name="P7">Protection Circle, Greater</text:p>
          </table:table-cell>
          <table:table-cell table:style-name="Table4.C49" office:value-type="string">
            <text:p text:style-name="P5">8</text:p>
          </table:table-cell>
          <table:table-cell table:style-name="Table4.D49" office:value-type="string">
            <text:p text:style-name="P7">With the power of Earth I create a greater protection circle.</text:p>
          </table:table-cell>
          <table:table-cell table:style-name="Table4.E49" office:value-type="string">
            <text:p text:style-name="P5">NO</text:p>
          </table:table-cell>
        </table:table-row>
        <table:table-row table:style-name="Table4.1">
          <table:table-cell table:style-name="Table4.A50" office:value-type="string">
            <text:p text:style-name="P7">Earth</text:p>
          </table:table-cell>
          <table:table-cell table:style-name="Table4.B50" office:value-type="string">
            <text:p text:style-name="P7">Protection Circle, Lesser</text:p>
          </table:table-cell>
          <table:table-cell table:style-name="Table4.C50" office:value-type="string">
            <text:p text:style-name="P5">3</text:p>
          </table:table-cell>
          <table:table-cell table:style-name="Table4.D50" office:value-type="string">
            <text:p text:style-name="P7">With the power of Earth I create a lesser protection circle.</text:p>
          </table:table-cell>
          <table:table-cell table:style-name="Table4.E50" office:value-type="string">
            <text:p text:style-name="P5">NO</text:p>
          </table:table-cell>
        </table:table-row>
        <table:table-row table:style-name="Table4.1">
          <table:table-cell table:style-name="Table4.A51" office:value-type="string">
            <text:p text:style-name="P7">Earth</text:p>
          </table:table-cell>
          <table:table-cell table:style-name="Table4.B51" office:value-type="string">
            <text:p text:style-name="P7">Resist Air Magic</text:p>
          </table:table-cell>
          <table:table-cell table:style-name="Table4.C51" office:value-type="string">
            <text:p text:style-name="P5">2</text:p>
          </table:table-cell>
          <table:table-cell table:style-name="Table4.D51" office:value-type="string">
            <text:p text:style-name="P7">With the power of Earth I (you) resist Air magic.</text:p>
          </table:table-cell>
          <table:table-cell table:style-name="Table4.E51" office:value-type="string">
            <text:p text:style-name="P5">NO</text:p>
          </table:table-cell>
        </table:table-row>
        <text:soft-page-break/>
        <table:table-row table:style-name="Table4.1">
          <table:table-cell table:style-name="Table4.A52" office:value-type="string">
            <text:p text:style-name="P7">Earth</text:p>
          </table:table-cell>
          <table:table-cell table:style-name="Table4.B52" office:value-type="string">
            <text:p text:style-name="P7">Resist Lightning</text:p>
          </table:table-cell>
          <table:table-cell table:style-name="Table4.C52" office:value-type="string">
            <text:p text:style-name="P5">4</text:p>
          </table:table-cell>
          <table:table-cell table:style-name="Table4.D52" office:value-type="string">
            <text:p text:style-name="P7">With the power of Earth I (you) resist lightning.</text:p>
          </table:table-cell>
          <table:table-cell table:style-name="Table4.E52" office:value-type="string">
            <text:p text:style-name="P5">NO</text:p>
          </table:table-cell>
        </table:table-row>
        <table:table-row table:style-name="Table4.1">
          <table:table-cell table:style-name="Table4.A53" office:value-type="string">
            <text:p text:style-name="P7">Earth</text:p>
          </table:table-cell>
          <table:table-cell table:style-name="Table4.B53" office:value-type="string">
            <text:p text:style-name="P7">Rock Storm</text:p>
          </table:table-cell>
          <table:table-cell table:style-name="Table4.C53" office:value-type="string">
            <text:p text:style-name="P5">6</text:p>
          </table:table-cell>
          <table:table-cell table:style-name="Table4.D53" office:value-type="string">
            <text:p text:style-name="P7">Elemental Rock Storm 5, Rock Storm 5, Rock Storm 5,…</text:p>
          </table:table-cell>
          <table:table-cell table:style-name="Table4.E53" office:value-type="string">
            <text:p text:style-name="P5">YES</text:p>
          </table:table-cell>
        </table:table-row>
        <table:table-row table:style-name="Table4.1">
          <table:table-cell table:style-name="Table4.A54" office:value-type="string">
            <text:p text:style-name="P7">Earth</text:p>
          </table:table-cell>
          <table:table-cell table:style-name="Table4.B54" office:value-type="string">
            <text:p text:style-name="P7">Sanctuary</text:p>
          </table:table-cell>
          <table:table-cell table:style-name="Table4.C54" office:value-type="string">
            <text:p text:style-name="P5">8</text:p>
          </table:table-cell>
          <table:table-cell table:style-name="Table4.D54" office:value-type="string">
            <text:p text:style-name="P7">With the power of Earth I create a sanctuary.</text:p>
          </table:table-cell>
          <table:table-cell table:style-name="Table4.E54" office:value-type="string">
            <text:p text:style-name="P5">NO</text:p>
          </table:table-cell>
        </table:table-row>
        <table:table-row table:style-name="Table4.1">
          <table:table-cell table:style-name="Table4.A55" office:value-type="string">
            <text:p text:style-name="P7">Earth</text:p>
          </table:table-cell>
          <table:table-cell table:style-name="Table4.B55" office:value-type="string">
            <text:p text:style-name="P7">Sand Storm</text:p>
          </table:table-cell>
          <table:table-cell table:style-name="Table4.C55" office:value-type="string">
            <text:p text:style-name="P5">4</text:p>
          </table:table-cell>
          <table:table-cell table:style-name="Table4.D55" office:value-type="string">
            <text:p text:style-name="P7">Elemental Earth Sand Storm.</text:p>
          </table:table-cell>
          <table:table-cell table:style-name="Table4.E55" office:value-type="string">
            <text:p text:style-name="P5">YES</text:p>
          </table:table-cell>
        </table:table-row>
        <table:table-row table:style-name="Table4.1">
          <table:table-cell table:style-name="Table4.A56" office:value-type="string">
            <text:p text:style-name="P7">Earth</text:p>
          </table:table-cell>
          <table:table-cell table:style-name="Table4.B56" office:value-type="string">
            <text:p text:style-name="P7">Sleep</text:p>
          </table:table-cell>
          <table:table-cell table:style-name="Table4.C56" office:value-type="string">
            <text:p text:style-name="P5">2</text:p>
          </table:table-cell>
          <table:table-cell table:style-name="Table4.D56" office:value-type="string">
            <text:p text:style-name="P7">Elemental Earth Sleep.</text:p>
          </table:table-cell>
          <table:table-cell table:style-name="Table4.E56" office:value-type="string">
            <text:p text:style-name="P5">YES</text:p>
          </table:table-cell>
        </table:table-row>
        <table:table-row table:style-name="Table4.1">
          <table:table-cell table:style-name="Table4.A57" office:value-type="string">
            <text:p text:style-name="P7">Earth</text:p>
          </table:table-cell>
          <table:table-cell table:style-name="Table4.B57" office:value-type="string">
            <text:p text:style-name="P7">Slow</text:p>
          </table:table-cell>
          <table:table-cell table:style-name="Table4.C57" office:value-type="string">
            <text:p text:style-name="P5">1</text:p>
          </table:table-cell>
          <table:table-cell table:style-name="Table4.D57" office:value-type="string">
            <text:p text:style-name="P7">Elemental Earth Sleep.</text:p>
          </table:table-cell>
          <table:table-cell table:style-name="Table4.E57" office:value-type="string">
            <text:p text:style-name="P5">YES</text:p>
          </table:table-cell>
        </table:table-row>
        <table:table-row table:style-name="Table4.1">
          <table:table-cell table:style-name="Table4.A58" office:value-type="string">
            <text:p text:style-name="P7">Earth</text:p>
          </table:table-cell>
          <table:table-cell table:style-name="Table4.B58" office:value-type="string">
            <text:p text:style-name="P7">Stone Club</text:p>
          </table:table-cell>
          <table:table-cell table:style-name="Table4.C58" office:value-type="string">
            <text:p text:style-name="P5">5</text:p>
          </table:table-cell>
          <table:table-cell table:style-name="Table4.D58" office:value-type="string">
            <text:p text:style-name="P7">Elemental Earth Stone Club.</text:p>
          </table:table-cell>
          <table:table-cell table:style-name="Table4.E58" office:value-type="string">
            <text:p text:style-name="P5">YES</text:p>
          </table:table-cell>
        </table:table-row>
        <table:table-row table:style-name="Table4.1">
          <table:table-cell table:style-name="Table4.A59" office:value-type="string">
            <text:p text:style-name="P7">Earth</text:p>
          </table:table-cell>
          <table:table-cell table:style-name="Table4.B59" office:value-type="string">
            <text:p text:style-name="P7">Stone Enclosure</text:p>
          </table:table-cell>
          <table:table-cell table:style-name="Table4.C59" office:value-type="string">
            <text:p text:style-name="P5">3</text:p>
          </table:table-cell>
          <table:table-cell table:style-name="Table4.D59" office:value-type="string">
            <text:p text:style-name="P7">With the power of Earth I create a stone enclosure.</text:p>
          </table:table-cell>
          <table:table-cell table:style-name="Table4.E59" office:value-type="string">
            <text:p text:style-name="P5">NO</text:p>
          </table:table-cell>
        </table:table-row>
        <table:table-row table:style-name="Table4.1">
          <table:table-cell table:style-name="Table4.A60" office:value-type="string">
            <text:p text:style-name="P7">Earth</text:p>
          </table:table-cell>
          <table:table-cell table:style-name="Table4.B60" office:value-type="string">
            <text:p text:style-name="P7">Supernatural Strength</text:p>
          </table:table-cell>
          <table:table-cell table:style-name="Table4.C60" office:value-type="string">
            <text:p text:style-name="P5">4</text:p>
          </table:table-cell>
          <table:table-cell table:style-name="Table4.D60" office:value-type="string">
            <text:p text:style-name="P7">With the power of Earth I (you) have supernatural strength.</text:p>
          </table:table-cell>
          <table:table-cell table:style-name="Table4.E60" office:value-type="string">
            <text:p text:style-name="P5">NO</text:p>
          </table:table-cell>
        </table:table-row>
        <table:table-row table:style-name="Table4.1">
          <table:table-cell table:style-name="Table4.A61" office:value-type="string">
            <text:p text:style-name="P7">Fire</text:p>
          </table:table-cell>
          <table:table-cell table:style-name="Table4.B61" office:value-type="string">
            <text:p text:style-name="P7">Agony</text:p>
          </table:table-cell>
          <table:table-cell table:style-name="Table4.C61" office:value-type="string">
            <text:p text:style-name="P5">7</text:p>
          </table:table-cell>
          <table:table-cell table:style-name="Table4.D61" office:value-type="string">
            <text:p text:style-name="P7">Elemental Fire Agony, 35</text:p>
          </table:table-cell>
          <table:table-cell table:style-name="Table4.E61" office:value-type="string">
            <text:p text:style-name="P5">YES</text:p>
          </table:table-cell>
        </table:table-row>
        <table:table-row table:style-name="Table4.1">
          <table:table-cell table:style-name="Table4.A62" office:value-type="string">
            <text:p text:style-name="P7">Fire</text:p>
          </table:table-cell>
          <table:table-cell table:style-name="Table4.B62" office:value-type="string">
            <text:p text:style-name="P7">Burn Hands</text:p>
          </table:table-cell>
          <table:table-cell table:style-name="Table4.C62" office:value-type="string">
            <text:p text:style-name="P5">3</text:p>
          </table:table-cell>
          <table:table-cell table:style-name="Table4.D62" office:value-type="string">
            <text:p text:style-name="P7">Elemental Fire Burn Hands</text:p>
          </table:table-cell>
          <table:table-cell table:style-name="Table4.E62" office:value-type="string">
            <text:p text:style-name="P5">YES</text:p>
          </table:table-cell>
        </table:table-row>
        <table:table-row table:style-name="Table4.1">
          <table:table-cell table:style-name="Table4.A63" office:value-type="string">
            <text:p text:style-name="P7">Fire</text:p>
          </table:table-cell>
          <table:table-cell table:style-name="Table4.B63" office:value-type="string">
            <text:p text:style-name="P7">Burning Heart of Desire</text:p>
          </table:table-cell>
          <table:table-cell table:style-name="Table4.C63" office:value-type="string">
            <text:p text:style-name="P5">5</text:p>
          </table:table-cell>
          <table:table-cell table:style-name="Table4.D63" office:value-type="string">
            <text:p text:style-name="P7">With the power of Fire, I burn your heart with desire for (target).</text:p>
          </table:table-cell>
          <table:table-cell table:style-name="Table4.E63" office:value-type="string">
            <text:p text:style-name="P5">NO</text:p>
          </table:table-cell>
        </table:table-row>
        <table:table-row table:style-name="Table4.1">
          <table:table-cell table:style-name="Table4.A64" office:value-type="string">
            <text:p text:style-name="P7">Fire</text:p>
          </table:table-cell>
          <table:table-cell table:style-name="Table4.B64" office:value-type="string">
            <text:p text:style-name="P7">Burning Purge</text:p>
          </table:table-cell>
          <table:table-cell table:style-name="Table4.C64" office:value-type="string">
            <text:p text:style-name="P5">4</text:p>
          </table:table-cell>
          <table:table-cell table:style-name="Table4.D64" office:value-type="string">
            <text:p text:style-name="P7">With the power of fire I grant you a burning purge.</text:p>
          </table:table-cell>
          <table:table-cell table:style-name="Table4.E64" office:value-type="string">
            <text:p text:style-name="P5">NO</text:p>
          </table:table-cell>
        </table:table-row>
        <table:table-row table:style-name="Table4.1">
          <table:table-cell table:style-name="Table4.A65" office:value-type="string">
            <text:p text:style-name="P7">Fire</text:p>
          </table:table-cell>
          <table:table-cell table:style-name="Table4.B65" office:value-type="string">
            <text:p text:style-name="P7">Circle of Flame</text:p>
          </table:table-cell>
          <table:table-cell table:style-name="Table4.C65" office:value-type="string">
            <text:p text:style-name="P5">3</text:p>
          </table:table-cell>
          <table:table-cell table:style-name="Table4.D65" office:value-type="string">
            <text:p text:style-name="P7">With the poewr of Fire I create a circle of flame.</text:p>
          </table:table-cell>
          <table:table-cell table:style-name="Table4.E65" office:value-type="string">
            <text:p text:style-name="P5">NO</text:p>
          </table:table-cell>
        </table:table-row>
        <table:table-row table:style-name="Table4.1">
          <table:table-cell table:style-name="Table4.A66" office:value-type="string">
            <text:p text:style-name="P7">Fire</text:p>
          </table:table-cell>
          <table:table-cell table:style-name="Table4.B66" office:value-type="string">
            <text:p text:style-name="P7">Dancing Flame</text:p>
          </table:table-cell>
          <table:table-cell table:style-name="Table4.C66" office:value-type="string">
            <text:p text:style-name="P5">1</text:p>
          </table:table-cell>
          <table:table-cell table:style-name="Table4.D66" office:value-type="string">
            <text:p text:style-name="P7">With the power of Fire I create a dancing flame.</text:p>
          </table:table-cell>
          <table:table-cell table:style-name="Table4.E66" office:value-type="string">
            <text:p text:style-name="P5">NO</text:p>
          </table:table-cell>
        </table:table-row>
        <table:table-row table:style-name="Table4.1">
          <table:table-cell table:style-name="Table4.A67" office:value-type="string">
            <text:p text:style-name="P7">Fire</text:p>
          </table:table-cell>
          <table:table-cell table:style-name="Table4.B67" office:value-type="string">
            <text:p text:style-name="P7">Detect Fire Magic</text:p>
          </table:table-cell>
          <table:table-cell table:style-name="Table4.C67" office:value-type="string">
            <text:p text:style-name="P5">1</text:p>
          </table:table-cell>
          <table:table-cell table:style-name="Table4.D67" office:value-type="string">
            <text:p text:style-name="P7">With the power of Fire I detect fire magic.</text:p>
          </table:table-cell>
          <table:table-cell table:style-name="Table4.E67" office:value-type="string">
            <text:p text:style-name="P5">NO</text:p>
          </table:table-cell>
        </table:table-row>
        <table:table-row table:style-name="Table4.1">
          <table:table-cell table:style-name="Table4.A68" office:value-type="string">
            <text:p text:style-name="P7">Fire</text:p>
          </table:table-cell>
          <table:table-cell table:style-name="Table4.B68" office:value-type="string">
            <text:p text:style-name="P7">Dispel Fire Magic</text:p>
          </table:table-cell>
          <table:table-cell table:style-name="Table4.C68" office:value-type="string">
            <text:p text:style-name="P5">6</text:p>
          </table:table-cell>
          <table:table-cell table:style-name="Table4.D68" office:value-type="string">
            <text:p text:style-name="P7">With the power of Fire I dispel Fire magic.</text:p>
          </table:table-cell>
          <table:table-cell table:style-name="Table4.E68" office:value-type="string">
            <text:p text:style-name="P5">NO</text:p>
          </table:table-cell>
        </table:table-row>
        <table:table-row table:style-name="Table4.1">
          <table:table-cell table:style-name="Table4.A69" office:value-type="string">
            <text:p text:style-name="P7">Fire</text:p>
          </table:table-cell>
          <table:table-cell table:style-name="Table4.B69" office:value-type="string">
            <text:p text:style-name="P7">Eternal Blaze</text:p>
          </table:table-cell>
          <table:table-cell table:style-name="Table4.C69" office:value-type="string">
            <text:p text:style-name="P5">1</text:p>
          </table:table-cell>
          <table:table-cell table:style-name="Table4.D69" office:value-type="string">
            <text:p text:style-name="P7">With the power if Fire I create an eternal blaze.</text:p>
          </table:table-cell>
          <table:table-cell table:style-name="Table4.E69" office:value-type="string">
            <text:p text:style-name="P5">NO</text:p>
          </table:table-cell>
        </table:table-row>
        <table:table-row table:style-name="Table4.1">
          <table:table-cell table:style-name="Table4.A70" office:value-type="string">
            <text:p text:style-name="P7">Fire</text:p>
          </table:table-cell>
          <table:table-cell table:style-name="Table4.B70" office:value-type="string">
            <text:p text:style-name="P7">Everburning Torch</text:p>
          </table:table-cell>
          <table:table-cell table:style-name="Table4.C70" office:value-type="string">
            <text:p text:style-name="P5">2</text:p>
          </table:table-cell>
          <table:table-cell table:style-name="Table4.D70" office:value-type="string">
            <text:p text:style-name="P7">With the power of Fire I create an everburnign torch.</text:p>
          </table:table-cell>
          <table:table-cell table:style-name="Table4.E70" office:value-type="string">
            <text:p text:style-name="P5">NO</text:p>
          </table:table-cell>
        </table:table-row>
        <table:table-row table:style-name="Table4.1">
          <table:table-cell table:style-name="Table4.A71" office:value-type="string">
            <text:p text:style-name="P7">Fire</text:p>
          </table:table-cell>
          <table:table-cell table:style-name="Table4.B71" office:value-type="string">
            <text:p text:style-name="P7">Extinguish Fire</text:p>
          </table:table-cell>
          <table:table-cell table:style-name="Table4.C71" office:value-type="string">
            <text:p text:style-name="P5">8</text:p>
          </table:table-cell>
          <table:table-cell table:style-name="Table4.D71" office:value-type="string">
            <text:p text:style-name="P7">With the power of Fire I extinguish fire.</text:p>
          </table:table-cell>
          <table:table-cell table:style-name="Table4.E71" office:value-type="string">
            <text:p text:style-name="P5">NO</text:p>
          </table:table-cell>
        </table:table-row>
        <table:table-row table:style-name="Table4.1">
          <table:table-cell table:style-name="Table4.A72" office:value-type="string">
            <text:p text:style-name="P7">Fire</text:p>
          </table:table-cell>
          <table:table-cell table:style-name="Table4.B72" office:value-type="string">
            <text:p text:style-name="P7">Fiery Armor</text:p>
          </table:table-cell>
          <table:table-cell table:style-name="Table4.C72" office:value-type="string">
            <text:p text:style-name="P5">2</text:p>
          </table:table-cell>
          <table:table-cell table:style-name="Table4.D72" office:value-type="string">
            <text:p text:style-name="P7">With the power of Fire I create fiery armor.</text:p>
          </table:table-cell>
          <table:table-cell table:style-name="Table4.E72" office:value-type="string">
            <text:p text:style-name="P5">NO</text:p>
          </table:table-cell>
        </table:table-row>
        <table:table-row table:style-name="Table4.1">
          <table:table-cell table:style-name="Table4.A73" office:value-type="string">
            <text:p text:style-name="P7">Fire</text:p>
          </table:table-cell>
          <table:table-cell table:style-name="Table4.B73" office:value-type="string">
            <text:p text:style-name="P7">Fiery Labyrinth</text:p>
          </table:table-cell>
          <table:table-cell table:style-name="Table4.C73" office:value-type="string">
            <text:p text:style-name="P5">7</text:p>
          </table:table-cell>
          <table:table-cell table:style-name="Table4.D73" office:value-type="string">
            <text:p text:style-name="P7">With the power of Fire I create a fiery labyrinth.</text:p>
          </table:table-cell>
          <table:table-cell table:style-name="Table4.E73" office:value-type="string">
            <text:p text:style-name="P5">NO</text:p>
          </table:table-cell>
        </table:table-row>
        <table:table-row table:style-name="Table4.1">
          <table:table-cell table:style-name="Table4.A74" office:value-type="string">
            <text:p text:style-name="P7">Fire</text:p>
          </table:table-cell>
          <table:table-cell table:style-name="Table4.B74" office:value-type="string">
            <text:p text:style-name="P7">Fire Ball</text:p>
          </table:table-cell>
          <table:table-cell table:style-name="Table4.C74" office:value-type="string">
            <text:p text:style-name="P5">5</text:p>
          </table:table-cell>
          <table:table-cell table:style-name="Table4.D74" office:value-type="string">
            <text:p text:style-name="P7">Elemental Fire Ball, 25</text:p>
          </table:table-cell>
          <table:table-cell table:style-name="Table4.E74" office:value-type="string">
            <text:p text:style-name="P5">YES</text:p>
          </table:table-cell>
        </table:table-row>
        <table:table-row table:style-name="Table4.1">
          <table:table-cell table:style-name="Table4.A75" office:value-type="string">
            <text:p text:style-name="P7">Fire</text:p>
          </table:table-cell>
          <table:table-cell table:style-name="Table4.B75" office:value-type="string">
            <text:p text:style-name="P7">Fire Bolt</text:p>
          </table:table-cell>
          <table:table-cell table:style-name="Table4.C75" office:value-type="string">
            <text:p text:style-name="P5">4</text:p>
          </table:table-cell>
          <table:table-cell table:style-name="Table4.D75" office:value-type="string">
            <text:p text:style-name="P7">Elemental Fire Bolt, 20</text:p>
          </table:table-cell>
          <table:table-cell table:style-name="Table4.E75" office:value-type="string">
            <text:p text:style-name="P5">YES</text:p>
          </table:table-cell>
        </table:table-row>
        <table:table-row table:style-name="Table4.1">
          <table:table-cell table:style-name="Table4.A76" office:value-type="string">
            <text:p text:style-name="P7">Fire</text:p>
          </table:table-cell>
          <table:table-cell table:style-name="Table4.B76" office:value-type="string">
            <text:p text:style-name="P7">Fire Fingers</text:p>
          </table:table-cell>
          <table:table-cell table:style-name="Table4.C76" office:value-type="string">
            <text:p text:style-name="P5">1</text:p>
          </table:table-cell>
          <table:table-cell table:style-name="Table4.D76" office:value-type="string">
            <text:p text:style-name="P7">Elemental Fire Fingers, 5, fire fingers 5, fire fingers 5, …</text:p>
          </table:table-cell>
          <table:table-cell table:style-name="Table4.E76" office:value-type="string">
            <text:p text:style-name="P5">YES</text:p>
          </table:table-cell>
        </table:table-row>
        <table:table-row table:style-name="Table4.1">
          <table:table-cell table:style-name="Table4.A77" office:value-type="string">
            <text:p text:style-name="P7">Fire</text:p>
          </table:table-cell>
          <table:table-cell table:style-name="Table4.B77" office:value-type="string">
            <text:p text:style-name="P7">Fire Fist</text:p>
          </table:table-cell>
          <table:table-cell table:style-name="Table4.C77" office:value-type="string">
            <text:p text:style-name="P5">3</text:p>
          </table:table-cell>
          <table:table-cell table:style-name="Table4.D77" office:value-type="string">
            <text:p text:style-name="P7">Elemental Fire Fist, 15</text:p>
          </table:table-cell>
          <table:table-cell table:style-name="Table4.E77" office:value-type="string">
            <text:p text:style-name="P5">YES</text:p>
          </table:table-cell>
        </table:table-row>
        <table:table-row table:style-name="Table4.1">
          <table:table-cell table:style-name="Table4.A78" office:value-type="string">
            <text:p text:style-name="P7">Fire</text:p>
          </table:table-cell>
          <table:table-cell table:style-name="Table4.B78" office:value-type="string">
            <text:p text:style-name="P7">Flame Blade</text:p>
          </table:table-cell>
          <table:table-cell table:style-name="Table4.C78" office:value-type="string">
            <text:p text:style-name="P5">6</text:p>
          </table:table-cell>
          <table:table-cell table:style-name="Table4.D78" office:value-type="string">
            <text:p text:style-name="P7">Elemental Flame Blade</text:p>
          </table:table-cell>
          <table:table-cell table:style-name="Table4.E78" office:value-type="string">
            <text:p text:style-name="P5">YES</text:p>
          </table:table-cell>
        </table:table-row>
        <table:table-row table:style-name="Table4.1">
          <table:table-cell table:style-name="Table4.A79" office:value-type="string">
            <text:p text:style-name="P7">Fire</text:p>
          </table:table-cell>
          <table:table-cell table:style-name="Table4.B79" office:value-type="string">
            <text:p text:style-name="P7">Flame Lick</text:p>
          </table:table-cell>
          <table:table-cell table:style-name="Table4.C79" office:value-type="string">
            <text:p text:style-name="P5">4</text:p>
          </table:table-cell>
          <table:table-cell table:style-name="Table4.D79" office:value-type="string">
            <text:p text:style-name="P7">Elemental Flame Lick, 20</text:p>
          </table:table-cell>
          <table:table-cell table:style-name="Table4.E79" office:value-type="string">
            <text:p text:style-name="P5">YES</text:p>
          </table:table-cell>
        </table:table-row>
        <table:table-row table:style-name="Table4.1">
          <table:table-cell table:style-name="Table4.A80" office:value-type="string">
            <text:p text:style-name="P7">Fire</text:p>
          </table:table-cell>
          <table:table-cell table:style-name="Table4.B80" office:value-type="string">
            <text:p text:style-name="P7">Flaming Gate</text:p>
          </table:table-cell>
          <table:table-cell table:style-name="Table4.C80" office:value-type="string">
            <text:p text:style-name="P5">5</text:p>
          </table:table-cell>
          <table:table-cell table:style-name="Table4.D80" office:value-type="string">
            <text:p text:style-name="P7">With the power of Fire I create a flaming Gate.</text:p>
          </table:table-cell>
          <table:table-cell table:style-name="Table4.E80" office:value-type="string">
            <text:p text:style-name="P5">NO</text:p>
          </table:table-cell>
        </table:table-row>
        <table:table-row table:style-name="Table4.1">
          <table:table-cell table:style-name="Table4.A81" office:value-type="string">
            <text:p text:style-name="P7">Fire</text:p>
          </table:table-cell>
          <table:table-cell table:style-name="Table4.B81" office:value-type="string">
            <text:p text:style-name="P7">Flaming Shield</text:p>
          </table:table-cell>
          <table:table-cell table:style-name="Table4.C81" office:value-type="string">
            <text:p text:style-name="P5">2</text:p>
          </table:table-cell>
          <table:table-cell table:style-name="Table4.D81" office:value-type="string">
            <text:p text:style-name="P7">With the power of fire I create a flaming shield.</text:p>
          </table:table-cell>
          <table:table-cell table:style-name="Table4.E81" office:value-type="string">
            <text:p text:style-name="P5">NO</text:p>
          </table:table-cell>
        </table:table-row>
        <table:table-row table:style-name="Table4.1">
          <table:table-cell table:style-name="Table4.A82" office:value-type="string">
            <text:p text:style-name="P7">Fire</text:p>
          </table:table-cell>
          <table:table-cell table:style-name="Table4.B82" office:value-type="string">
            <text:p text:style-name="P7">Flaming Storm</text:p>
          </table:table-cell>
          <table:table-cell table:style-name="Table4.C82" office:value-type="string">
            <text:p text:style-name="P5">6</text:p>
          </table:table-cell>
          <table:table-cell table:style-name="Table4.D82" office:value-type="string">
            <text:p text:style-name="P7">Elemental Flaming Storm 5, Flaming storm 5, flaming storm 5, …</text:p>
          </table:table-cell>
          <table:table-cell table:style-name="Table4.E82" office:value-type="string">
            <text:p text:style-name="P5">YES</text:p>
          </table:table-cell>
        </table:table-row>
        <table:table-row table:style-name="Table4.1">
          <table:table-cell table:style-name="Table4.A83" office:value-type="string">
            <text:p text:style-name="P7">Fire</text:p>
          </table:table-cell>
          <table:table-cell table:style-name="Table4.B83" office:value-type="string">
            <text:p text:style-name="P7">Fuel Flame</text:p>
          </table:table-cell>
          <table:table-cell table:style-name="Table4.C83" office:value-type="string">
            <text:p text:style-name="P5">3</text:p>
          </table:table-cell>
          <table:table-cell table:style-name="Table4.D83" office:value-type="string">
            <text:p text:style-name="P7">Eith the power of Fire I fuel the flame.</text:p>
          </table:table-cell>
          <table:table-cell table:style-name="Table4.E83" office:value-type="string">
            <text:p text:style-name="P5">NO</text:p>
          </table:table-cell>
        </table:table-row>
        <table:table-row table:style-name="Table4.1">
          <table:table-cell table:style-name="Table4.A84" office:value-type="string">
            <text:p text:style-name="P7">Fire</text:p>
          </table:table-cell>
          <table:table-cell table:style-name="Table4.B84" office:value-type="string">
            <text:p text:style-name="P7">Orcalyn's Wall</text:p>
          </table:table-cell>
          <table:table-cell table:style-name="Table4.C84" office:value-type="string">
            <text:p text:style-name="P5">8</text:p>
          </table:table-cell>
          <table:table-cell table:style-name="Table4.D84" office:value-type="string">
            <text:p text:style-name="P7">With the power of Fire I create Orcalyn's Wall, 40</text:p>
          </table:table-cell>
          <table:table-cell table:style-name="Table4.E84" office:value-type="string">
            <text:p text:style-name="P5">NO</text:p>
          </table:table-cell>
        </table:table-row>
        <table:table-row table:style-name="Table4.1">
          <table:table-cell table:style-name="Table4.A85" office:value-type="string">
            <text:p text:style-name="P7">Fire</text:p>
          </table:table-cell>
          <table:table-cell table:style-name="Table4.B85" office:value-type="string">
            <text:p text:style-name="P7">Orcalyn's Weapon</text:p>
          </table:table-cell>
          <table:table-cell table:style-name="Table4.C85" office:value-type="string">
            <text:p text:style-name="P5">7</text:p>
          </table:table-cell>
          <table:table-cell table:style-name="Table4.D85" office:value-type="string">
            <text:p text:style-name="P7">Elemental Fire Orcalyn's Weapon</text:p>
          </table:table-cell>
          <table:table-cell table:style-name="Table4.E85" office:value-type="string">
            <text:p text:style-name="P5">YES</text:p>
          </table:table-cell>
        </table:table-row>
        <table:table-row table:style-name="Table4.1">
          <table:table-cell table:style-name="Table4.A86" office:value-type="string">
            <text:p text:style-name="P7">Fire</text:p>
          </table:table-cell>
          <table:table-cell table:style-name="Table4.B86" office:value-type="string">
            <text:p text:style-name="P7">Resist Water Magic</text:p>
          </table:table-cell>
          <table:table-cell table:style-name="Table4.C86" office:value-type="string">
            <text:p text:style-name="P5">2</text:p>
          </table:table-cell>
          <table:table-cell table:style-name="Table4.D86" office:value-type="string">
            <text:p text:style-name="P7">With the power of Fire I (you) resist Water magic.</text:p>
          </table:table-cell>
          <table:table-cell table:style-name="Table4.E86" office:value-type="string">
            <text:p text:style-name="P5">NO</text:p>
          </table:table-cell>
        </table:table-row>
        <table:table-row table:style-name="Table4.1">
          <table:table-cell table:style-name="Table4.A87" office:value-type="string">
            <text:p text:style-name="P7">Fire</text:p>
          </table:table-cell>
          <table:table-cell table:style-name="Table4.B87" office:value-type="string">
            <text:p text:style-name="P7">Smoking Cloud</text:p>
          </table:table-cell>
          <table:table-cell table:style-name="Table4.C87" office:value-type="string">
            <text:p text:style-name="P5">4</text:p>
          </table:table-cell>
          <table:table-cell table:style-name="Table4.D87" office:value-type="string">
            <text:p text:style-name="P7">Elemental Fire Smoking Cloud.</text:p>
          </table:table-cell>
          <table:table-cell table:style-name="Table4.E87" office:value-type="string">
            <text:p text:style-name="P5">YES</text:p>
          </table:table-cell>
        </table:table-row>
        <table:table-row table:style-name="Table4.1">
          <table:table-cell table:style-name="Table4.A88" office:value-type="string">
            <text:p text:style-name="P7">Fire</text:p>
          </table:table-cell>
          <table:table-cell table:style-name="Table4.B88" office:value-type="string">
            <text:p text:style-name="P7">Unquenchable Thirst</text:p>
          </table:table-cell>
          <table:table-cell table:style-name="Table4.C88" office:value-type="string">
            <text:p text:style-name="P5">4</text:p>
          </table:table-cell>
          <table:table-cell table:style-name="Table4.D88" office:value-type="string">
            <text:p text:style-name="P7">Elemental Fire Unquenchable Thirst.</text:p>
          </table:table-cell>
          <table:table-cell table:style-name="Table4.E88" office:value-type="string">
            <text:p text:style-name="P5">YES</text:p>
          </table:table-cell>
        </table:table-row>
        <table:table-row table:style-name="Table4.1">
          <table:table-cell table:style-name="Table4.A89" office:value-type="string">
            <text:p text:style-name="P7">Fire</text:p>
          </table:table-cell>
          <table:table-cell table:style-name="Table4.B89" office:value-type="string">
            <text:p text:style-name="P7">Volcanic Eruption</text:p>
          </table:table-cell>
          <table:table-cell table:style-name="Table4.C89" office:value-type="string">
            <text:p text:style-name="P5">8</text:p>
          </table:table-cell>
          <table:table-cell table:style-name="Table4.D89" office:value-type="string">
            <text:p text:style-name="P7">Elemental Fire Volcanic eruption 5, volcanic eruption 5, …</text:p>
          </table:table-cell>
          <table:table-cell table:style-name="Table4.E89" office:value-type="string">
            <text:p text:style-name="P5">YES</text:p>
          </table:table-cell>
        </table:table-row>
        <table:table-row table:style-name="Table4.1">
          <table:table-cell table:style-name="Table4.A90" office:value-type="string">
            <text:p text:style-name="P7">Fire</text:p>
          </table:table-cell>
          <table:table-cell table:style-name="Table4.B90" office:value-type="string">
            <text:p text:style-name="P7">Wall of Fire</text:p>
          </table:table-cell>
          <table:table-cell table:style-name="Table4.C90" office:value-type="string">
            <text:p text:style-name="P5">5</text:p>
          </table:table-cell>
          <table:table-cell table:style-name="Table4.D90" office:value-type="string">
            <text:p text:style-name="P7">With the power of Fire I create a Wall of Fire.</text:p>
          </table:table-cell>
          <table:table-cell table:style-name="Table4.E90" office:value-type="string">
            <text:p text:style-name="P5">NO</text:p>
          </table:table-cell>
        </table:table-row>
        <table:table-row table:style-name="Table4.1">
          <table:table-cell table:style-name="Table4.A91" office:value-type="string">
            <text:p text:style-name="P7">Spirit</text:p>
          </table:table-cell>
          <table:table-cell table:style-name="Table4.B91" office:value-type="string">
            <text:p text:style-name="P7">Animate Dead</text:p>
          </table:table-cell>
          <table:table-cell table:style-name="Table4.C91" office:value-type="string">
            <text:p text:style-name="P5">5</text:p>
          </table:table-cell>
          <table:table-cell table:style-name="Table4.D91" office:value-type="string">
            <text:p text:style-name="P7">With the power of Spirit I animate dead</text:p>
          </table:table-cell>
          <table:table-cell table:style-name="Table4.E91" office:value-type="string">
            <text:p text:style-name="P5">NO</text:p>
          </table:table-cell>
        </table:table-row>
        <table:table-row table:style-name="Table4.1">
          <table:table-cell table:style-name="Table4.A92" office:value-type="string">
            <text:p text:style-name="P7">Spirit</text:p>
          </table:table-cell>
          <table:table-cell table:style-name="Table4.B92" office:value-type="string">
            <text:p text:style-name="P7">Attract</text:p>
          </table:table-cell>
          <table:table-cell table:style-name="Table4.C92" office:value-type="string">
            <text:p text:style-name="P5">4</text:p>
          </table:table-cell>
          <table:table-cell table:style-name="Table4.D92" office:value-type="string">
            <text:p text:style-name="P7">Elemental Spirit Attract</text:p>
          </table:table-cell>
          <table:table-cell table:style-name="Table4.E92" office:value-type="string">
            <text:p text:style-name="P5">YES</text:p>
          </table:table-cell>
        </table:table-row>
        <table:table-row table:style-name="Table4.1">
          <table:table-cell table:style-name="Table4.A93" office:value-type="string">
            <text:p text:style-name="P7">Spirit</text:p>
          </table:table-cell>
          <table:table-cell table:style-name="Table4.B93" office:value-type="string">
            <text:p text:style-name="P7">Attract Dead</text:p>
          </table:table-cell>
          <table:table-cell table:style-name="Table4.C93" office:value-type="string">
            <text:p text:style-name="P5">1</text:p>
          </table:table-cell>
          <table:table-cell table:style-name="Table4.D93" office:value-type="string">
            <text:p text:style-name="P7">Elemental Spirit Attract Dead</text:p>
          </table:table-cell>
          <table:table-cell table:style-name="Table4.E93" office:value-type="string">
            <text:p text:style-name="P5">YES</text:p>
          </table:table-cell>
        </table:table-row>
        <table:table-row table:style-name="Table4.1">
          <table:table-cell table:style-name="Table4.A94" office:value-type="string">
            <text:p text:style-name="P7">Spirit</text:p>
          </table:table-cell>
          <table:table-cell table:style-name="Table4.B94" office:value-type="string">
            <text:p text:style-name="P7">Awaken</text:p>
          </table:table-cell>
          <table:table-cell table:style-name="Table4.C94" office:value-type="string">
            <text:p text:style-name="P5">2</text:p>
          </table:table-cell>
          <table:table-cell table:style-name="Table4.D94" office:value-type="string">
            <text:p text:style-name="P7">With the power of Spirit I awaken <text:s/>you.</text:p>
          </table:table-cell>
          <table:table-cell table:style-name="Table4.E94" office:value-type="string">
            <text:p text:style-name="P5">NO</text:p>
          </table:table-cell>
        </table:table-row>
        <table:table-row table:style-name="Table4.1">
          <table:table-cell table:style-name="Table4.A95" office:value-type="string">
            <text:p text:style-name="P7">Spirit</text:p>
          </table:table-cell>
          <table:table-cell table:style-name="Table4.B95" office:value-type="string">
            <text:p text:style-name="P7">Bestow Curse</text:p>
          </table:table-cell>
          <table:table-cell table:style-name="Table4.C95" office:value-type="string">
            <text:p text:style-name="P5">1</text:p>
          </table:table-cell>
          <table:table-cell table:style-name="Table4.D95" office:value-type="string">
            <text:p text:style-name="P7">Elemental Spirit Bestow Curse of (curse).</text:p>
          </table:table-cell>
          <table:table-cell table:style-name="Table4.E95" office:value-type="string">
            <text:p text:style-name="P5">YES</text:p>
          </table:table-cell>
        </table:table-row>
        <table:table-row table:style-name="Table4.1">
          <table:table-cell table:style-name="Table4.A96" office:value-type="string">
            <text:p text:style-name="P7">Spirit</text:p>
          </table:table-cell>
          <table:table-cell table:style-name="Table4.B96" office:value-type="string">
            <text:p text:style-name="P7">Cleanse Blood</text:p>
          </table:table-cell>
          <table:table-cell table:style-name="Table4.C96" office:value-type="string">
            <text:p text:style-name="P5">2</text:p>
          </table:table-cell>
          <table:table-cell table:style-name="Table4.D96" office:value-type="string">
            <text:p text:style-name="P7">With the power of Spirit I cleanse your (my) blood.</text:p>
          </table:table-cell>
          <table:table-cell table:style-name="Table4.E96" office:value-type="string">
            <text:p text:style-name="P5">NO</text:p>
          </table:table-cell>
        </table:table-row>
        <table:table-row table:style-name="Table4.1">
          <table:table-cell table:style-name="Table4.A97" office:value-type="string">
            <text:p text:style-name="P7">Spirit</text:p>
          </table:table-cell>
          <table:table-cell table:style-name="Table4.B97" office:value-type="string">
            <text:p text:style-name="P7">Compulsion</text:p>
          </table:table-cell>
          <table:table-cell table:style-name="Table4.C97" office:value-type="string">
            <text:p text:style-name="P5">3</text:p>
          </table:table-cell>
          <table:table-cell table:style-name="Table4.D97" office:value-type="string">
            <text:p text:style-name="P7">With the power of Spirit I give you a compulsion to (action).</text:p>
          </table:table-cell>
          <table:table-cell table:style-name="Table4.E97" office:value-type="string">
            <text:p text:style-name="P5">NO</text:p>
          </table:table-cell>
        </table:table-row>
        <table:table-row table:style-name="Table4.1">
          <table:table-cell table:style-name="Table4.A98" office:value-type="string">
            <text:p text:style-name="P7">Spirit</text:p>
          </table:table-cell>
          <table:table-cell table:style-name="Table4.B98" office:value-type="string">
            <text:p text:style-name="P7">Destroy Dead</text:p>
          </table:table-cell>
          <table:table-cell table:style-name="Table4.C98" office:value-type="string">
            <text:p text:style-name="P5">5</text:p>
          </table:table-cell>
          <table:table-cell table:style-name="Table4.D98" office:value-type="string">
            <text:p text:style-name="P7">Elemental Spirit destroy dead.</text:p>
          </table:table-cell>
          <table:table-cell table:style-name="Table4.E98" office:value-type="string">
            <text:p text:style-name="P5">YES</text:p>
          </table:table-cell>
        </table:table-row>
        <table:table-row table:style-name="Table4.1">
          <table:table-cell table:style-name="Table4.A99" office:value-type="string">
            <text:p text:style-name="P7">Spirit</text:p>
          </table:table-cell>
          <table:table-cell table:style-name="Table4.B99" office:value-type="string">
            <text:p text:style-name="P7">Detect Spirit Magic</text:p>
          </table:table-cell>
          <table:table-cell table:style-name="Table4.C99" office:value-type="string">
            <text:p text:style-name="P5">1</text:p>
          </table:table-cell>
          <table:table-cell table:style-name="Table4.D99" office:value-type="string">
            <text:p text:style-name="P7">With the power of Spirit I detect Spirit magic.</text:p>
          </table:table-cell>
          <table:table-cell table:style-name="Table4.E99" office:value-type="string">
            <text:p text:style-name="P5">NO</text:p>
          </table:table-cell>
        </table:table-row>
        <table:table-row table:style-name="Table4.1">
          <table:table-cell table:style-name="Table4.A100" office:value-type="string">
            <text:p text:style-name="P7">Spirit</text:p>
          </table:table-cell>
          <table:table-cell table:style-name="Table4.B100" office:value-type="string">
            <text:p text:style-name="P7">Dispel Spirit Magic</text:p>
          </table:table-cell>
          <table:table-cell table:style-name="Table4.C100" office:value-type="string">
            <text:p text:style-name="P5">6</text:p>
          </table:table-cell>
          <table:table-cell table:style-name="Table4.D100" office:value-type="string">
            <text:p text:style-name="P7">With the power of Spirit I dispel Spirit magic.</text:p>
          </table:table-cell>
          <table:table-cell table:style-name="Table4.E100" office:value-type="string">
            <text:p text:style-name="P5">NO</text:p>
          </table:table-cell>
        </table:table-row>
        <table:table-row table:style-name="Table4.1">
          <table:table-cell table:style-name="Table4.A101" office:value-type="string">
            <text:p text:style-name="P7">Spirit</text:p>
          </table:table-cell>
          <table:table-cell table:style-name="Table4.B101" office:value-type="string">
            <text:p text:style-name="P7">Domination</text:p>
          </table:table-cell>
          <table:table-cell table:style-name="Table4.C101" office:value-type="string">
            <text:p text:style-name="P5">6</text:p>
          </table:table-cell>
          <table:table-cell table:style-name="Table4.D101" office:value-type="string">
            <text:p text:style-name="P7">Elemental Spirit domination.</text:p>
          </table:table-cell>
          <table:table-cell table:style-name="Table4.E101" office:value-type="string">
            <text:p text:style-name="P5">YES</text:p>
          </table:table-cell>
        </table:table-row>
        <table:table-row table:style-name="Table4.1">
          <table:table-cell table:style-name="Table4.A102" office:value-type="string">
            <text:p text:style-name="P7">Spirit</text:p>
          </table:table-cell>
          <table:table-cell table:style-name="Table4.B102" office:value-type="string">
            <text:p text:style-name="P7">Entrance</text:p>
          </table:table-cell>
          <table:table-cell table:style-name="Table4.C102" office:value-type="string">
            <text:p text:style-name="P5">5</text:p>
          </table:table-cell>
          <table:table-cell table:style-name="Table4.D102" office:value-type="string">
            <text:p text:style-name="P7">Elemental Spirit Entrance.</text:p>
          </table:table-cell>
          <table:table-cell table:style-name="Table4.E102" office:value-type="string">
            <text:p text:style-name="P5">YES</text:p>
          </table:table-cell>
        </table:table-row>
        <table:table-row table:style-name="Table4.1">
          <table:table-cell table:style-name="Table4.A103" office:value-type="string">
            <text:p text:style-name="P7">Spirit</text:p>
          </table:table-cell>
          <table:table-cell table:style-name="Table4.B103" office:value-type="string">
            <text:p text:style-name="P7">Give Life</text:p>
          </table:table-cell>
          <table:table-cell table:style-name="Table4.C103" office:value-type="string">
            <text:p text:style-name="P5">8</text:p>
          </table:table-cell>
          <table:table-cell table:style-name="Table4.D103" office:value-type="string">
            <text:p text:style-name="P7">With the power of Spirit I give you life.</text:p>
          </table:table-cell>
          <table:table-cell table:style-name="Table4.E103" office:value-type="string">
            <text:p text:style-name="P5">NO</text:p>
          </table:table-cell>
        </table:table-row>
        <text:soft-page-break/>
        <table:table-row table:style-name="Table4.1">
          <table:table-cell table:style-name="Table4.A104" office:value-type="string">
            <text:p text:style-name="P7">Spirit</text:p>
          </table:table-cell>
          <table:table-cell table:style-name="Table4.B104" office:value-type="string">
            <text:p text:style-name="P7">Heal</text:p>
          </table:table-cell>
          <table:table-cell table:style-name="Table4.C104" office:value-type="string">
            <text:p text:style-name="P5">7</text:p>
          </table:table-cell>
          <table:table-cell table:style-name="Table4.D104" office:value-type="string">
            <text:p text:style-name="P7">With the power of Spirit I heal you, 35.</text:p>
          </table:table-cell>
          <table:table-cell table:style-name="Table4.E104" office:value-type="string">
            <text:p text:style-name="P5">NO</text:p>
          </table:table-cell>
        </table:table-row>
        <table:table-row table:style-name="Table4.1">
          <table:table-cell table:style-name="Table4.A105" office:value-type="string">
            <text:p text:style-name="P7">Spirit</text:p>
          </table:table-cell>
          <table:table-cell table:style-name="Table4.B105" office:value-type="string">
            <text:p text:style-name="P7">Heal Deadly Wounds</text:p>
          </table:table-cell>
          <table:table-cell table:style-name="Table4.C105" office:value-type="string">
            <text:p text:style-name="P5">4</text:p>
          </table:table-cell>
          <table:table-cell table:style-name="Table4.D105" office:value-type="string">
            <text:p text:style-name="P7">With the power of Spirit I heal your deadly wounds, 20.</text:p>
          </table:table-cell>
          <table:table-cell table:style-name="Table4.E105" office:value-type="string">
            <text:p text:style-name="P5">NO</text:p>
          </table:table-cell>
        </table:table-row>
        <table:table-row table:style-name="Table4.1">
          <table:table-cell table:style-name="Table4.A106" office:value-type="string">
            <text:p text:style-name="P7">Spirit</text:p>
          </table:table-cell>
          <table:table-cell table:style-name="Table4.B106" office:value-type="string">
            <text:p text:style-name="P7">Heal Wounds</text:p>
          </table:table-cell>
          <table:table-cell table:style-name="Table4.C106" office:value-type="string">
            <text:p text:style-name="P5">1</text:p>
          </table:table-cell>
          <table:table-cell table:style-name="Table4.D106" office:value-type="string">
            <text:p text:style-name="P7">With the power of Spirit I heal your wounds, 5.</text:p>
          </table:table-cell>
          <table:table-cell table:style-name="Table4.E106" office:value-type="string">
            <text:p text:style-name="P5">NO</text:p>
          </table:table-cell>
        </table:table-row>
        <table:table-row table:style-name="Table4.1">
          <table:table-cell table:style-name="Table4.A107" office:value-type="string">
            <text:p text:style-name="P7">Spirit</text:p>
          </table:table-cell>
          <table:table-cell table:style-name="Table4.B107" office:value-type="string">
            <text:p text:style-name="P7">Inflict Deadly Wounds</text:p>
          </table:table-cell>
          <table:table-cell table:style-name="Table4.C107" office:value-type="string">
            <text:p text:style-name="P5">4</text:p>
          </table:table-cell>
          <table:table-cell table:style-name="Table4.D107" office:value-type="string">
            <text:p text:style-name="P7">Elemental Spirit inflict deadly wounds, 20.</text:p>
          </table:table-cell>
          <table:table-cell table:style-name="Table4.E107" office:value-type="string">
            <text:p text:style-name="P5">YES</text:p>
          </table:table-cell>
        </table:table-row>
        <table:table-row table:style-name="Table4.1">
          <table:table-cell table:style-name="Table4.A108" office:value-type="string">
            <text:p text:style-name="P7">Spirit</text:p>
          </table:table-cell>
          <table:table-cell table:style-name="Table4.B108" office:value-type="string">
            <text:p text:style-name="P7">Inflict Wounds</text:p>
          </table:table-cell>
          <table:table-cell table:style-name="Table4.C108" office:value-type="string">
            <text:p text:style-name="P5">1</text:p>
          </table:table-cell>
          <table:table-cell table:style-name="Table4.D108" office:value-type="string">
            <text:p text:style-name="P7">Elemental Spirit inflict wounds, 5.</text:p>
          </table:table-cell>
          <table:table-cell table:style-name="Table4.E108" office:value-type="string">
            <text:p text:style-name="P5">YES</text:p>
          </table:table-cell>
        </table:table-row>
        <table:table-row table:style-name="Table4.1">
          <table:table-cell table:style-name="Table4.A109" office:value-type="string">
            <text:p text:style-name="P7">Spirit</text:p>
          </table:table-cell>
          <table:table-cell table:style-name="Table4.B109" office:value-type="string">
            <text:p text:style-name="P7">Life Drain</text:p>
          </table:table-cell>
          <table:table-cell table:style-name="Table4.C109" office:value-type="string">
            <text:p text:style-name="P5">6</text:p>
          </table:table-cell>
          <table:table-cell table:style-name="Table4.D109" office:value-type="string">
            <text:p text:style-name="P7">Elemental Spirit Life Drain, 30.</text:p>
          </table:table-cell>
          <table:table-cell table:style-name="Table4.E109" office:value-type="string">
            <text:p text:style-name="P5">YES</text:p>
          </table:table-cell>
        </table:table-row>
        <table:table-row table:style-name="Table4.1">
          <table:table-cell table:style-name="Table4.A110" office:value-type="string">
            <text:p text:style-name="P7">Spirit</text:p>
          </table:table-cell>
          <table:table-cell table:style-name="Table4.B110" office:value-type="string">
            <text:p text:style-name="P7">Paralyze</text:p>
          </table:table-cell>
          <table:table-cell table:style-name="Table4.C110" office:value-type="string">
            <text:p text:style-name="P5">5</text:p>
          </table:table-cell>
          <table:table-cell table:style-name="Table4.D110" office:value-type="string">
            <text:p text:style-name="P7">Elemental Spirit paralyze.</text:p>
          </table:table-cell>
          <table:table-cell table:style-name="Table4.E110" office:value-type="string">
            <text:p text:style-name="P5">YES</text:p>
          </table:table-cell>
        </table:table-row>
        <table:table-row table:style-name="Table4.1">
          <table:table-cell table:style-name="Table4.A111" office:value-type="string">
            <text:p text:style-name="P7">Spirit</text:p>
          </table:table-cell>
          <table:table-cell table:style-name="Table4.B111" office:value-type="string">
            <text:p text:style-name="P7">Paranoia</text:p>
          </table:table-cell>
          <table:table-cell table:style-name="Table4.C111" office:value-type="string">
            <text:p text:style-name="P5">3</text:p>
          </table:table-cell>
          <table:table-cell table:style-name="Table4.D111" office:value-type="string">
            <text:p text:style-name="P7">With the power of Spirit I make you paranoid of (person).</text:p>
          </table:table-cell>
          <table:table-cell table:style-name="Table4.E111" office:value-type="string">
            <text:p text:style-name="P5">NO</text:p>
          </table:table-cell>
        </table:table-row>
        <table:table-row table:style-name="Table4.1">
          <table:table-cell table:style-name="Table4.A112" office:value-type="string">
            <text:p text:style-name="P7">Spirit</text:p>
          </table:table-cell>
          <table:table-cell table:style-name="Table4.B112" office:value-type="string">
            <text:p text:style-name="P7">Poison</text:p>
          </table:table-cell>
          <table:table-cell table:style-name="Table4.C112" office:value-type="string">
            <text:p text:style-name="P5">2</text:p>
          </table:table-cell>
          <table:table-cell table:style-name="Table4.D112" office:value-type="string">
            <text:p text:style-name="P7">Elemental Spirit Poison, 10.</text:p>
          </table:table-cell>
          <table:table-cell table:style-name="Table4.E112" office:value-type="string">
            <text:p text:style-name="P5">YES</text:p>
          </table:table-cell>
        </table:table-row>
        <table:table-row table:style-name="Table4.1">
          <table:table-cell table:style-name="Table4.A113" office:value-type="string">
            <text:p text:style-name="P7">Spirit</text:p>
          </table:table-cell>
          <table:table-cell table:style-name="Table4.B113" office:value-type="string">
            <text:p text:style-name="P7">Protection Circle, Greater</text:p>
          </table:table-cell>
          <table:table-cell table:style-name="Table4.C113" office:value-type="string">
            <text:p text:style-name="P5">8</text:p>
          </table:table-cell>
          <table:table-cell table:style-name="Table4.D113" office:value-type="string">
            <text:p text:style-name="P7">With the power of Spirit I cast a greater protection circle.</text:p>
          </table:table-cell>
          <table:table-cell table:style-name="Table4.E113" office:value-type="string">
            <text:p text:style-name="P5">NO</text:p>
          </table:table-cell>
        </table:table-row>
        <table:table-row table:style-name="Table4.1">
          <table:table-cell table:style-name="Table4.A114" office:value-type="string">
            <text:p text:style-name="P7">Spirit</text:p>
          </table:table-cell>
          <table:table-cell table:style-name="Table4.B114" office:value-type="string">
            <text:p text:style-name="P7">Protection Circle, Lesser</text:p>
          </table:table-cell>
          <table:table-cell table:style-name="Table4.C114" office:value-type="string">
            <text:p text:style-name="P5">3</text:p>
          </table:table-cell>
          <table:table-cell table:style-name="Table4.D114" office:value-type="string">
            <text:p text:style-name="P7">With the power of Spirit I cast a lesser protection circle.</text:p>
          </table:table-cell>
          <table:table-cell table:style-name="Table4.E114" office:value-type="string">
            <text:p text:style-name="P5">NO</text:p>
          </table:table-cell>
        </table:table-row>
        <table:table-row table:style-name="Table4.1">
          <table:table-cell table:style-name="Table4.A115" office:value-type="string">
            <text:p text:style-name="P7">Spirit</text:p>
          </table:table-cell>
          <table:table-cell table:style-name="Table4.B115" office:value-type="string">
            <text:p text:style-name="P7">Read Aura</text:p>
          </table:table-cell>
          <table:table-cell table:style-name="Table4.C115" office:value-type="string">
            <text:p text:style-name="P5">3</text:p>
          </table:table-cell>
          <table:table-cell table:style-name="Table4.D115" office:value-type="string">
            <text:p text:style-name="P7">With the power of Spirit I read your aura.</text:p>
          </table:table-cell>
          <table:table-cell table:style-name="Table4.E115" office:value-type="string">
            <text:p text:style-name="P5">NO</text:p>
          </table:table-cell>
        </table:table-row>
        <table:table-row table:style-name="Table4.1">
          <table:table-cell table:style-name="Table4.A116" office:value-type="string">
            <text:p text:style-name="P7">Spirit</text:p>
          </table:table-cell>
          <table:table-cell table:style-name="Table4.B116" office:value-type="string">
            <text:p text:style-name="P7">Remove Curse</text:p>
          </table:table-cell>
          <table:table-cell table:style-name="Table4.C116" office:value-type="string">
            <text:p text:style-name="P5">1</text:p>
          </table:table-cell>
          <table:table-cell table:style-name="Table4.D116" office:value-type="string">
            <text:p text:style-name="P7">With the power of Spirit I remove your curse.</text:p>
          </table:table-cell>
          <table:table-cell table:style-name="Table4.E116" office:value-type="string">
            <text:p text:style-name="P5">NO</text:p>
          </table:table-cell>
        </table:table-row>
        <table:table-row table:style-name="Table4.1">
          <table:table-cell table:style-name="Table4.A117" office:value-type="string">
            <text:p text:style-name="P7">Spirit</text:p>
          </table:table-cell>
          <table:table-cell table:style-name="Table4.B117" office:value-type="string">
            <text:p text:style-name="P7">Remove Function</text:p>
          </table:table-cell>
          <table:table-cell table:style-name="Table4.C117" office:value-type="string">
            <text:p text:style-name="P5">7</text:p>
          </table:table-cell>
          <table:table-cell table:style-name="Table4.D117" office:value-type="string">
            <text:p text:style-name="P7">With the power of Spirit I remove (function).</text:p>
          </table:table-cell>
          <table:table-cell table:style-name="Table4.E117" office:value-type="string">
            <text:p text:style-name="P5">NO</text:p>
          </table:table-cell>
        </table:table-row>
        <table:table-row table:style-name="Table4.1">
          <table:table-cell table:style-name="Table4.A118" office:value-type="string">
            <text:p text:style-name="P7">Spirit</text:p>
          </table:table-cell>
          <table:table-cell table:style-name="Table4.B118" office:value-type="string">
            <text:p text:style-name="P7">Remove Limb</text:p>
          </table:table-cell>
          <table:table-cell table:style-name="Table4.C118" office:value-type="string">
            <text:p text:style-name="P5">6</text:p>
          </table:table-cell>
          <table:table-cell table:style-name="Table4.D118" office:value-type="string">
            <text:p text:style-name="P7">With the power of Spirit I remove your (limb).</text:p>
          </table:table-cell>
          <table:table-cell table:style-name="Table4.E118" office:value-type="string">
            <text:p text:style-name="P5">NO</text:p>
          </table:table-cell>
        </table:table-row>
        <table:table-row table:style-name="Table4.1">
          <table:table-cell table:style-name="Table4.A119" office:value-type="string">
            <text:p text:style-name="P7">Spirit</text:p>
          </table:table-cell>
          <table:table-cell table:style-name="Table4.B119" office:value-type="string">
            <text:p text:style-name="P7">Remove Weakness</text:p>
          </table:table-cell>
          <table:table-cell table:style-name="Table4.C119" office:value-type="string">
            <text:p text:style-name="P5">4</text:p>
          </table:table-cell>
          <table:table-cell table:style-name="Table4.D119" office:value-type="string">
            <text:p text:style-name="P7">With the power of Spirit I remove your weakness.</text:p>
          </table:table-cell>
          <table:table-cell table:style-name="Table4.E119" office:value-type="string">
            <text:p text:style-name="P5">NO</text:p>
          </table:table-cell>
        </table:table-row>
        <table:table-row table:style-name="Table4.1">
          <table:table-cell table:style-name="Table4.A120" office:value-type="string">
            <text:p text:style-name="P7">Spirit</text:p>
          </table:table-cell>
          <table:table-cell table:style-name="Table4.B120" office:value-type="string">
            <text:p text:style-name="P7">Repel</text:p>
          </table:table-cell>
          <table:table-cell table:style-name="Table4.C120" office:value-type="string">
            <text:p text:style-name="P5">1</text:p>
          </table:table-cell>
          <table:table-cell table:style-name="Table4.D120" office:value-type="string">
            <text:p text:style-name="P7">Elemental Spirit repel.</text:p>
          </table:table-cell>
          <table:table-cell table:style-name="Table4.E120" office:value-type="string">
            <text:p text:style-name="P5">YES</text:p>
          </table:table-cell>
        </table:table-row>
        <table:table-row table:style-name="Table4.1">
          <table:table-cell table:style-name="Table4.A121" office:value-type="string">
            <text:p text:style-name="P7">Spirit</text:p>
          </table:table-cell>
          <table:table-cell table:style-name="Table4.B121" office:value-type="string">
            <text:p text:style-name="P7">Resist Spirit Magic</text:p>
          </table:table-cell>
          <table:table-cell table:style-name="Table4.C121" office:value-type="string">
            <text:p text:style-name="P5">2</text:p>
          </table:table-cell>
          <table:table-cell table:style-name="Table4.D121" office:value-type="string">
            <text:p text:style-name="P7">With the power of Spirit I (you) resist Spirit magic.</text:p>
          </table:table-cell>
          <table:table-cell table:style-name="Table4.E121" office:value-type="string">
            <text:p text:style-name="P5">NO</text:p>
          </table:table-cell>
        </table:table-row>
        <table:table-row table:style-name="Table4.1">
          <table:table-cell table:style-name="Table4.A122" office:value-type="string">
            <text:p text:style-name="P7">Spirit</text:p>
          </table:table-cell>
          <table:table-cell table:style-name="Table4.B122" office:value-type="string">
            <text:p text:style-name="P7">Resore Form</text:p>
          </table:table-cell>
          <table:table-cell table:style-name="Table4.C122" office:value-type="string">
            <text:p text:style-name="P5">7</text:p>
          </table:table-cell>
          <table:table-cell table:style-name="Table4.D122" office:value-type="string">
            <text:p text:style-name="P7">With the power of Spirit I restore your form, 5 per hour.</text:p>
          </table:table-cell>
          <table:table-cell table:style-name="Table4.E122" office:value-type="string">
            <text:p text:style-name="P5">NO</text:p>
          </table:table-cell>
        </table:table-row>
        <table:table-row table:style-name="Table4.1">
          <table:table-cell table:style-name="Table4.A123" office:value-type="string">
            <text:p text:style-name="P7">Spirit</text:p>
          </table:table-cell>
          <table:table-cell table:style-name="Table4.B123" office:value-type="string">
            <text:p text:style-name="P7">Restore Function</text:p>
          </table:table-cell>
          <table:table-cell table:style-name="Table4.C123" office:value-type="string">
            <text:p text:style-name="P5">7</text:p>
          </table:table-cell>
          <table:table-cell table:style-name="Table4.D123" office:value-type="string">
            <text:p text:style-name="P7">With the power of Spirit I restore your (function).</text:p>
          </table:table-cell>
          <table:table-cell table:style-name="Table4.E123" office:value-type="string">
            <text:p text:style-name="P5">NO</text:p>
          </table:table-cell>
        </table:table-row>
        <table:table-row table:style-name="Table4.1">
          <table:table-cell table:style-name="Table4.A124" office:value-type="string">
            <text:p text:style-name="P7">Spirit</text:p>
          </table:table-cell>
          <table:table-cell table:style-name="Table4.B124" office:value-type="string">
            <text:p text:style-name="P7">Restore Limb</text:p>
          </table:table-cell>
          <table:table-cell table:style-name="Table4.C124" office:value-type="string">
            <text:p text:style-name="P5">6</text:p>
          </table:table-cell>
          <table:table-cell table:style-name="Table4.D124" office:value-type="string">
            <text:p text:style-name="P7">With the power of Spirit I restore your (limb).</text:p>
          </table:table-cell>
          <table:table-cell table:style-name="Table4.E124" office:value-type="string">
            <text:p text:style-name="P5">NO</text:p>
          </table:table-cell>
        </table:table-row>
        <table:table-row table:style-name="Table4.1">
          <table:table-cell table:style-name="Table4.A125" office:value-type="string">
            <text:p text:style-name="P7">Spirit</text:p>
          </table:table-cell>
          <table:table-cell table:style-name="Table4.B125" office:value-type="string">
            <text:p text:style-name="P7">Rot</text:p>
          </table:table-cell>
          <table:table-cell table:style-name="Table4.C125" office:value-type="string">
            <text:p text:style-name="P5">5</text:p>
          </table:table-cell>
          <table:table-cell table:style-name="Table4.D125" office:value-type="string">
            <text:p text:style-name="P7">Elemental Spirit Rot, 5 per hour.</text:p>
          </table:table-cell>
          <table:table-cell table:style-name="Table4.E125" office:value-type="string">
            <text:p text:style-name="P5">YES</text:p>
          </table:table-cell>
        </table:table-row>
        <table:table-row table:style-name="Table4.1">
          <table:table-cell table:style-name="Table4.A126" office:value-type="string">
            <text:p text:style-name="P7">Spirit</text:p>
          </table:table-cell>
          <table:table-cell table:style-name="Table4.B126" office:value-type="string">
            <text:p text:style-name="P7">Sleep</text:p>
          </table:table-cell>
          <table:table-cell table:style-name="Table4.C126" office:value-type="string">
            <text:p text:style-name="P5">2</text:p>
          </table:table-cell>
          <table:table-cell table:style-name="Table4.D126" office:value-type="string">
            <text:p text:style-name="P7">Elemental Spirit Sleep.</text:p>
          </table:table-cell>
          <table:table-cell table:style-name="Table4.E126" office:value-type="string">
            <text:p text:style-name="P5">YES</text:p>
          </table:table-cell>
        </table:table-row>
        <table:table-row table:style-name="Table4.1">
          <table:table-cell table:style-name="Table4.A127" office:value-type="string">
            <text:p text:style-name="P7">Spirit</text:p>
          </table:table-cell>
          <table:table-cell table:style-name="Table4.B127" office:value-type="string">
            <text:p text:style-name="P7">Take Life</text:p>
          </table:table-cell>
          <table:table-cell table:style-name="Table4.C127" office:value-type="string">
            <text:p text:style-name="P5">8</text:p>
          </table:table-cell>
          <table:table-cell table:style-name="Table4.D127" office:value-type="string">
            <text:p text:style-name="P7">Elemental Spirit Take Life.</text:p>
          </table:table-cell>
          <table:table-cell table:style-name="Table4.E127" office:value-type="string">
            <text:p text:style-name="P5">YES</text:p>
          </table:table-cell>
        </table:table-row>
        <table:table-row table:style-name="Table4.1">
          <table:table-cell table:style-name="Table4.A128" office:value-type="string">
            <text:p text:style-name="P7">Spirit</text:p>
          </table:table-cell>
          <table:table-cell table:style-name="Table4.B128" office:value-type="string">
            <text:p text:style-name="P7">Trust</text:p>
          </table:table-cell>
          <table:table-cell table:style-name="Table4.C128" office:value-type="string">
            <text:p text:style-name="P5">3</text:p>
          </table:table-cell>
          <table:table-cell table:style-name="Table4.D128" office:value-type="string">
            <text:p text:style-name="P7">With the power of Spirit I make you trust (person).</text:p>
          </table:table-cell>
          <table:table-cell table:style-name="Table4.E128" office:value-type="string">
            <text:p text:style-name="P5">NO</text:p>
          </table:table-cell>
        </table:table-row>
        <table:table-row table:style-name="Table4.1">
          <table:table-cell table:style-name="Table4.A129" office:value-type="string">
            <text:p text:style-name="P7">Spirit</text:p>
          </table:table-cell>
          <table:table-cell table:style-name="Table4.B129" office:value-type="string">
            <text:p text:style-name="P7">Turn Dead</text:p>
          </table:table-cell>
          <table:table-cell table:style-name="Table4.C129" office:value-type="string">
            <text:p text:style-name="P5">4</text:p>
          </table:table-cell>
          <table:table-cell table:style-name="Table4.D129" office:value-type="string">
            <text:p text:style-name="P7">Elemental Spirit Turn Dead.</text:p>
          </table:table-cell>
          <table:table-cell table:style-name="Table4.E129" office:value-type="string">
            <text:p text:style-name="P5">YES</text:p>
          </table:table-cell>
        </table:table-row>
        <table:table-row table:style-name="Table4.1">
          <table:table-cell table:style-name="Table4.A130" office:value-type="string">
            <text:p text:style-name="P7">Spirit</text:p>
          </table:table-cell>
          <table:table-cell table:style-name="Table4.B130" office:value-type="string">
            <text:p text:style-name="P7">Unparalyze</text:p>
          </table:table-cell>
          <table:table-cell table:style-name="Table4.C130" office:value-type="string">
            <text:p text:style-name="P5">5</text:p>
          </table:table-cell>
          <table:table-cell table:style-name="Table4.D130" office:value-type="string">
            <text:p text:style-name="P7">With the power of Spirit I unparalyze you.</text:p>
          </table:table-cell>
          <table:table-cell table:style-name="Table4.E130" office:value-type="string">
            <text:p text:style-name="P5">NO</text:p>
          </table:table-cell>
        </table:table-row>
        <table:table-row table:style-name="Table4.1">
          <table:table-cell table:style-name="Table4.A131" office:value-type="string">
            <text:p text:style-name="P7">Spirit</text:p>
          </table:table-cell>
          <table:table-cell table:style-name="Table4.B131" office:value-type="string">
            <text:p text:style-name="P7">Weaken</text:p>
          </table:table-cell>
          <table:table-cell table:style-name="Table4.C131" office:value-type="string">
            <text:p text:style-name="P5">4</text:p>
          </table:table-cell>
          <table:table-cell table:style-name="Table4.D131" office:value-type="string">
            <text:p text:style-name="P7">Elemental Spirit Weaken.</text:p>
          </table:table-cell>
          <table:table-cell table:style-name="Table4.E131" office:value-type="string">
            <text:p text:style-name="P5">YES</text:p>
          </table:table-cell>
        </table:table-row>
        <table:table-row table:style-name="Table4.1">
          <table:table-cell table:style-name="Table4.A132" office:value-type="string">
            <text:p text:style-name="P7">Spirit</text:p>
          </table:table-cell>
          <table:table-cell table:style-name="Table4.B132" office:value-type="string">
            <text:p text:style-name="P7">Zombify</text:p>
          </table:table-cell>
          <table:table-cell table:style-name="Table4.C132" office:value-type="string">
            <text:p text:style-name="P5">0</text:p>
          </table:table-cell>
          <table:table-cell table:style-name="Table4.D132" office:value-type="string">
            <text:p text:style-name="P7">Elemental Spirit Zombify, 5 per hour.</text:p>
          </table:table-cell>
          <table:table-cell table:style-name="Table4.E132" office:value-type="string">
            <text:p text:style-name="P5">YES</text:p>
          </table:table-cell>
        </table:table-row>
        <table:table-row table:style-name="Table4.1">
          <table:table-cell table:style-name="Table4.A133" office:value-type="string">
            <text:p text:style-name="P7">Water</text:p>
          </table:table-cell>
          <table:table-cell table:style-name="Table4.B133" office:value-type="string">
            <text:p text:style-name="P7">Ball of Ice</text:p>
          </table:table-cell>
          <table:table-cell table:style-name="Table4.C133" office:value-type="string">
            <text:p text:style-name="P5">5</text:p>
          </table:table-cell>
          <table:table-cell table:style-name="Table4.D133" office:value-type="string">
            <text:p text:style-name="P7">Elemental Water Ball of Ice, 25</text:p>
          </table:table-cell>
          <table:table-cell table:style-name="Table4.E133" office:value-type="string">
            <text:p text:style-name="P5">YES</text:p>
          </table:table-cell>
        </table:table-row>
        <table:table-row table:style-name="Table4.1">
          <table:table-cell table:style-name="Table4.A134" office:value-type="string">
            <text:p text:style-name="P7">Water</text:p>
          </table:table-cell>
          <table:table-cell table:style-name="Table4.B134" office:value-type="string">
            <text:p text:style-name="P7">Breathe Water</text:p>
          </table:table-cell>
          <table:table-cell table:style-name="Table4.C134" office:value-type="string">
            <text:p text:style-name="P5">1</text:p>
          </table:table-cell>
          <table:table-cell table:style-name="Table4.D134" office:value-type="string">
            <text:p text:style-name="P7">With the power of Water I (you) can breathe water.</text:p>
          </table:table-cell>
          <table:table-cell table:style-name="Table4.E134" office:value-type="string">
            <text:p text:style-name="P5">NO</text:p>
          </table:table-cell>
        </table:table-row>
        <table:table-row table:style-name="Table4.1">
          <table:table-cell table:style-name="Table4.A135" office:value-type="string">
            <text:p text:style-name="P7">Water</text:p>
          </table:table-cell>
          <table:table-cell table:style-name="Table4.B135" office:value-type="string">
            <text:p text:style-name="P7">Color Water</text:p>
          </table:table-cell>
          <table:table-cell table:style-name="Table4.C135" office:value-type="string">
            <text:p text:style-name="P5">1</text:p>
          </table:table-cell>
          <table:table-cell table:style-name="Table4.D135" office:value-type="string">
            <text:p text:style-name="P7">With the power of Water I color water.</text:p>
          </table:table-cell>
          <table:table-cell table:style-name="Table4.E135" office:value-type="string">
            <text:p text:style-name="P5">NO</text:p>
          </table:table-cell>
        </table:table-row>
        <table:table-row table:style-name="Table4.1">
          <table:table-cell table:style-name="Table4.A136" office:value-type="string">
            <text:p text:style-name="P7">Water</text:p>
          </table:table-cell>
          <table:table-cell table:style-name="Table4.B136" office:value-type="string">
            <text:p text:style-name="P7">Create Water</text:p>
          </table:table-cell>
          <table:table-cell table:style-name="Table4.C136" office:value-type="string">
            <text:p text:style-name="P5">2</text:p>
          </table:table-cell>
          <table:table-cell table:style-name="Table4.D136" office:value-type="string">
            <text:p text:style-name="P7">With the power of Water I create water.</text:p>
          </table:table-cell>
          <table:table-cell table:style-name="Table4.E136" office:value-type="string">
            <text:p text:style-name="P5">NO</text:p>
          </table:table-cell>
        </table:table-row>
        <table:table-row table:style-name="Table4.1">
          <table:table-cell table:style-name="Table4.A137" office:value-type="string">
            <text:p text:style-name="P7">Water</text:p>
          </table:table-cell>
          <table:table-cell table:style-name="Table4.B137" office:value-type="string">
            <text:p text:style-name="P7">Detect Poison</text:p>
          </table:table-cell>
          <table:table-cell table:style-name="Table4.C137" office:value-type="string">
            <text:p text:style-name="P5">2</text:p>
          </table:table-cell>
          <table:table-cell table:style-name="Table4.D137" office:value-type="string">
            <text:p text:style-name="P7">With the power of Water I detect poison.</text:p>
          </table:table-cell>
          <table:table-cell table:style-name="Table4.E137" office:value-type="string">
            <text:p text:style-name="P5">NO</text:p>
          </table:table-cell>
        </table:table-row>
        <table:table-row table:style-name="Table4.1">
          <table:table-cell table:style-name="Table4.A138" office:value-type="string">
            <text:p text:style-name="P7">Water</text:p>
          </table:table-cell>
          <table:table-cell table:style-name="Table4.B138" office:value-type="string">
            <text:p text:style-name="P7">Detect Water Magic</text:p>
          </table:table-cell>
          <table:table-cell table:style-name="Table4.C138" office:value-type="string">
            <text:p text:style-name="P5">1</text:p>
          </table:table-cell>
          <table:table-cell table:style-name="Table4.D138" office:value-type="string">
            <text:p text:style-name="P7">With the power of Water I detect Water magic.</text:p>
          </table:table-cell>
          <table:table-cell table:style-name="Table4.E138" office:value-type="string">
            <text:p text:style-name="P5">NO</text:p>
          </table:table-cell>
        </table:table-row>
        <table:table-row table:style-name="Table4.1">
          <table:table-cell table:style-name="Table4.A139" office:value-type="string">
            <text:p text:style-name="P7">Water</text:p>
          </table:table-cell>
          <table:table-cell table:style-name="Table4.B139" office:value-type="string">
            <text:p text:style-name="P7">Dispel Water Magic</text:p>
          </table:table-cell>
          <table:table-cell table:style-name="Table4.C139" office:value-type="string">
            <text:p text:style-name="P5">6</text:p>
          </table:table-cell>
          <table:table-cell table:style-name="Table4.D139" office:value-type="string">
            <text:p text:style-name="P7">With the power of Water I dispel Water magic.</text:p>
          </table:table-cell>
          <table:table-cell table:style-name="Table4.E139" office:value-type="string">
            <text:p text:style-name="P5">NO</text:p>
          </table:table-cell>
        </table:table-row>
        <table:table-row table:style-name="Table4.1">
          <table:table-cell table:style-name="Table4.A140" office:value-type="string">
            <text:p text:style-name="P7">Water</text:p>
          </table:table-cell>
          <table:table-cell table:style-name="Table4.B140" office:value-type="string">
            <text:p text:style-name="P7">Drown</text:p>
          </table:table-cell>
          <table:table-cell table:style-name="Table4.C140" office:value-type="string">
            <text:p text:style-name="P5">4</text:p>
          </table:table-cell>
          <table:table-cell table:style-name="Table4.D140" office:value-type="string">
            <text:p text:style-name="P7">Elemental Water Drown, 20.</text:p>
          </table:table-cell>
          <table:table-cell table:style-name="Table4.E140" office:value-type="string">
            <text:p text:style-name="P5">YES</text:p>
          </table:table-cell>
        </table:table-row>
        <table:table-row table:style-name="Table4.1">
          <table:table-cell table:style-name="Table4.A141" office:value-type="string">
            <text:p text:style-name="P7">Water</text:p>
          </table:table-cell>
          <table:table-cell table:style-name="Table4.B141" office:value-type="string">
            <text:p text:style-name="P7">Encase in Ice</text:p>
          </table:table-cell>
          <table:table-cell table:style-name="Table4.C141" office:value-type="string">
            <text:p text:style-name="P5">3</text:p>
          </table:table-cell>
          <table:table-cell table:style-name="Table4.D141" office:value-type="string">
            <text:p text:style-name="P7">With the power of Water I encase (target) in ice.</text:p>
          </table:table-cell>
          <table:table-cell table:style-name="Table4.E141" office:value-type="string">
            <text:p text:style-name="P5">NO</text:p>
          </table:table-cell>
        </table:table-row>
        <table:table-row table:style-name="Table4.1">
          <table:table-cell table:style-name="Table4.A142" office:value-type="string">
            <text:p text:style-name="P7">Water</text:p>
          </table:table-cell>
          <table:table-cell table:style-name="Table4.B142" office:value-type="string">
            <text:p text:style-name="P7">Extinguish Fire</text:p>
          </table:table-cell>
          <table:table-cell table:style-name="Table4.C142" office:value-type="string">
            <text:p text:style-name="P5">8</text:p>
          </table:table-cell>
          <table:table-cell table:style-name="Table4.D142" office:value-type="string">
            <text:p text:style-name="P7">With the power of Water I extinguish fire.</text:p>
          </table:table-cell>
          <table:table-cell table:style-name="Table4.E142" office:value-type="string">
            <text:p text:style-name="P5">NO</text:p>
          </table:table-cell>
        </table:table-row>
        <table:table-row table:style-name="Table4.1">
          <table:table-cell table:style-name="Table4.A143" office:value-type="string">
            <text:p text:style-name="P7">Water</text:p>
          </table:table-cell>
          <table:table-cell table:style-name="Table4.B143" office:value-type="string">
            <text:p text:style-name="P7">Fog of Confusion</text:p>
          </table:table-cell>
          <table:table-cell table:style-name="Table4.C143" office:value-type="string">
            <text:p text:style-name="P5">8</text:p>
          </table:table-cell>
          <table:table-cell table:style-name="Table4.D143" office:value-type="string">
            <text:p text:style-name="P7">Elemental Water Fog of Confusion.</text:p>
          </table:table-cell>
          <table:table-cell table:style-name="Table4.E143" office:value-type="string">
            <text:p text:style-name="P5">YES</text:p>
          </table:table-cell>
        </table:table-row>
        <table:table-row table:style-name="Table4.1">
          <table:table-cell table:style-name="Table4.A144" office:value-type="string">
            <text:p text:style-name="P7">Water</text:p>
          </table:table-cell>
          <table:table-cell table:style-name="Table4.B144" office:value-type="string">
            <text:p text:style-name="P7">Geyser</text:p>
          </table:table-cell>
          <table:table-cell table:style-name="Table4.C144" office:value-type="string">
            <text:p text:style-name="P5">4</text:p>
          </table:table-cell>
          <table:table-cell table:style-name="Table4.D144" office:value-type="string">
            <text:p text:style-name="P7">Elemental Water Geyser.</text:p>
          </table:table-cell>
          <table:table-cell table:style-name="Table4.E144" office:value-type="string">
            <text:p text:style-name="P5">YES</text:p>
          </table:table-cell>
        </table:table-row>
        <table:table-row table:style-name="Table4.1">
          <table:table-cell table:style-name="Table4.A145" office:value-type="string">
            <text:p text:style-name="P7">Water</text:p>
          </table:table-cell>
          <table:table-cell table:style-name="Table4.B145" office:value-type="string">
            <text:p text:style-name="P7">Hail Storm</text:p>
          </table:table-cell>
          <table:table-cell table:style-name="Table4.C145" office:value-type="string">
            <text:p text:style-name="P5">6</text:p>
          </table:table-cell>
          <table:table-cell table:style-name="Table4.D145" office:value-type="string">
            <text:p text:style-name="P7">Elemental Water Hail Storm 5, Hail Storm 5, Hail Storm 5, …</text:p>
          </table:table-cell>
          <table:table-cell table:style-name="Table4.E145" office:value-type="string">
            <text:p text:style-name="P5">YES</text:p>
          </table:table-cell>
        </table:table-row>
        <table:table-row table:style-name="Table4.1">
          <table:table-cell table:style-name="Table4.A146" office:value-type="string">
            <text:p text:style-name="P7">Water</text:p>
          </table:table-cell>
          <table:table-cell table:style-name="Table4.B146" office:value-type="string">
            <text:p text:style-name="P7">Heal Burns</text:p>
          </table:table-cell>
          <table:table-cell table:style-name="Table4.C146" office:value-type="string">
            <text:p text:style-name="P5">1</text:p>
          </table:table-cell>
          <table:table-cell table:style-name="Table4.D146" office:value-type="string">
            <text:p text:style-name="P7">With the power of Water I heal burns, 5.</text:p>
          </table:table-cell>
          <table:table-cell table:style-name="Table4.E146" office:value-type="string">
            <text:p text:style-name="P5">NO</text:p>
          </table:table-cell>
        </table:table-row>
        <table:table-row table:style-name="Table4.1">
          <table:table-cell table:style-name="Table4.A147" office:value-type="string">
            <text:p text:style-name="P7">Water</text:p>
          </table:table-cell>
          <table:table-cell table:style-name="Table4.B147" office:value-type="string">
            <text:p text:style-name="P7">Ice Blade</text:p>
          </table:table-cell>
          <table:table-cell table:style-name="Table4.C147" office:value-type="string">
            <text:p text:style-name="P5">6</text:p>
          </table:table-cell>
          <table:table-cell table:style-name="Table4.D147" office:value-type="string">
            <text:p text:style-name="P7">Elemental Water Ice Blade.</text:p>
          </table:table-cell>
          <table:table-cell table:style-name="Table4.E147" office:value-type="string">
            <text:p text:style-name="P5">YES</text:p>
          </table:table-cell>
        </table:table-row>
        <table:table-row table:style-name="Table4.1">
          <table:table-cell table:style-name="Table4.A148" office:value-type="string">
            <text:p text:style-name="P7">Water</text:p>
          </table:table-cell>
          <table:table-cell table:style-name="Table4.B148" office:value-type="string">
            <text:p text:style-name="P7">Ice Bolt</text:p>
          </table:table-cell>
          <table:table-cell table:style-name="Table4.C148" office:value-type="string">
            <text:p text:style-name="P5">2</text:p>
          </table:table-cell>
          <table:table-cell table:style-name="Table4.D148" office:value-type="string">
            <text:p text:style-name="P7">Elemental Water Ice Bolt, 10.</text:p>
          </table:table-cell>
          <table:table-cell table:style-name="Table4.E148" office:value-type="string">
            <text:p text:style-name="P5">YES</text:p>
          </table:table-cell>
        </table:table-row>
        <table:table-row table:style-name="Table4.1">
          <table:table-cell table:style-name="Table4.A149" office:value-type="string">
            <text:p text:style-name="P7">Water</text:p>
          </table:table-cell>
          <table:table-cell table:style-name="Table4.B149" office:value-type="string">
            <text:p text:style-name="P7">Icy Heart of Fear</text:p>
          </table:table-cell>
          <table:table-cell table:style-name="Table4.C149" office:value-type="string">
            <text:p text:style-name="P5">5</text:p>
          </table:table-cell>
          <table:table-cell table:style-name="Table4.D149" office:value-type="string">
            <text:p text:style-name="P7">With the power of Water I give you an icy heart of fear.</text:p>
          </table:table-cell>
          <table:table-cell table:style-name="Table4.E149" office:value-type="string">
            <text:p text:style-name="P5">NO</text:p>
          </table:table-cell>
        </table:table-row>
        <table:table-row table:style-name="Table4.1">
          <table:table-cell table:style-name="Table4.A150" office:value-type="string">
            <text:p text:style-name="P7">Water</text:p>
          </table:table-cell>
          <table:table-cell table:style-name="Table4.B150" office:value-type="string">
            <text:p text:style-name="P7">Liquid to Pure Water</text:p>
          </table:table-cell>
          <table:table-cell table:style-name="Table4.C150" office:value-type="string">
            <text:p text:style-name="P5">3</text:p>
          </table:table-cell>
          <table:table-cell table:style-name="Table4.D150" office:value-type="string">
            <text:p text:style-name="P7">With the power of Water I change this liquid to pure water.</text:p>
          </table:table-cell>
          <table:table-cell table:style-name="Table4.E150" office:value-type="string">
            <text:p text:style-name="P5">NO</text:p>
          </table:table-cell>
        </table:table-row>
        <table:table-row table:style-name="Table4.1">
          <table:table-cell table:style-name="Table4.A151" office:value-type="string">
            <text:p text:style-name="P7">Water</text:p>
          </table:table-cell>
          <table:table-cell table:style-name="Table4.B151" office:value-type="string">
            <text:p text:style-name="P7">Purify</text:p>
          </table:table-cell>
          <table:table-cell table:style-name="Table4.C151" office:value-type="string">
            <text:p text:style-name="P5">7</text:p>
          </table:table-cell>
          <table:table-cell table:style-name="Table4.D151" office:value-type="string">
            <text:p text:style-name="P7">With the power of WaterI purify this (target).</text:p>
          </table:table-cell>
          <table:table-cell table:style-name="Table4.E151" office:value-type="string">
            <text:p text:style-name="P5">NO</text:p>
          </table:table-cell>
        </table:table-row>
        <table:table-row table:style-name="Table4.1">
          <table:table-cell table:style-name="Table4.A152" office:value-type="string">
            <text:p text:style-name="P7">Water</text:p>
          </table:table-cell>
          <table:table-cell table:style-name="Table4.B152" office:value-type="string">
            <text:p text:style-name="P7">Resist Fire Magic</text:p>
          </table:table-cell>
          <table:table-cell table:style-name="Table4.C152" office:value-type="string">
            <text:p text:style-name="P5">2</text:p>
          </table:table-cell>
          <table:table-cell table:style-name="Table4.D152" office:value-type="string">
            <text:p text:style-name="P7">With the power of Water I (you) resist Fire magic.</text:p>
          </table:table-cell>
          <table:table-cell table:style-name="Table4.E152" office:value-type="string">
            <text:p text:style-name="P5">NO</text:p>
          </table:table-cell>
        </table:table-row>
        <table:table-row table:style-name="Table4.1">
          <table:table-cell table:style-name="Table4.A153" office:value-type="string">
            <text:p text:style-name="P7">Water</text:p>
          </table:table-cell>
          <table:table-cell table:style-name="Table4.B153" office:value-type="string">
            <text:p text:style-name="P7">Shards of Ice</text:p>
          </table:table-cell>
          <table:table-cell table:style-name="Table4.C153" office:value-type="string">
            <text:p text:style-name="P5">4</text:p>
          </table:table-cell>
          <table:table-cell table:style-name="Table4.D153" office:value-type="string">
            <text:p text:style-name="P7">Elemental Water Shards of Ice 5, shards of ice, 5, shards of ice 5, …</text:p>
          </table:table-cell>
          <table:table-cell table:style-name="Table4.E153" office:value-type="string">
            <text:p text:style-name="P5">YES</text:p>
          </table:table-cell>
        </table:table-row>
        <table:table-row table:style-name="Table4.1">
          <table:table-cell table:style-name="Table4.A154" office:value-type="string">
            <text:p text:style-name="P7">Water</text:p>
          </table:table-cell>
          <table:table-cell table:style-name="Table4.B154" office:value-type="string">
            <text:p text:style-name="P7">Spoil</text:p>
          </table:table-cell>
          <table:table-cell table:style-name="Table4.C154" office:value-type="string">
            <text:p text:style-name="P5">7</text:p>
          </table:table-cell>
          <table:table-cell table:style-name="Table4.D154" office:value-type="string">
            <text:p text:style-name="P7">With the power of Water I spoil this (target).</text:p>
          </table:table-cell>
          <table:table-cell table:style-name="Table4.E154" office:value-type="string">
            <text:p text:style-name="P5">NO</text:p>
          </table:table-cell>
        </table:table-row>
        <table:table-row table:style-name="Table4.1">
          <table:table-cell table:style-name="Table4.A155" office:value-type="string">
            <text:p text:style-name="P7">Water</text:p>
          </table:table-cell>
          <table:table-cell table:style-name="Table4.B155" office:value-type="string">
            <text:p text:style-name="P7">Spray of Color</text:p>
          </table:table-cell>
          <table:table-cell table:style-name="Table4.C155" office:value-type="string">
            <text:p text:style-name="P5">5</text:p>
          </table:table-cell>
          <table:table-cell table:style-name="Table4.D155" office:value-type="string">
            <text:p text:style-name="P7">With the power of Water I create a spray of color.</text:p>
          </table:table-cell>
          <table:table-cell table:style-name="Table4.E155" office:value-type="string">
            <text:p text:style-name="P5">NO</text:p>
          </table:table-cell>
        </table:table-row>
        <text:soft-page-break/>
        <table:table-row table:style-name="Table4.1">
          <table:table-cell table:style-name="Table4.A156" office:value-type="string">
            <text:p text:style-name="P7">Water</text:p>
          </table:table-cell>
          <table:table-cell table:style-name="Table4.B156" office:value-type="string">
            <text:p text:style-name="P7">Torrential Rain</text:p>
          </table:table-cell>
          <table:table-cell table:style-name="Table4.C156" office:value-type="string">
            <text:p text:style-name="P5">8</text:p>
          </table:table-cell>
          <table:table-cell table:style-name="Table4.D156" office:value-type="string">
            <text:p text:style-name="P7">Elemental Water Torrential Rain, 40.</text:p>
          </table:table-cell>
          <table:table-cell table:style-name="Table4.E156" office:value-type="string">
            <text:p text:style-name="P5">YES</text:p>
          </table:table-cell>
        </table:table-row>
        <table:table-row table:style-name="Table4.1">
          <table:table-cell table:style-name="Table4.A157" office:value-type="string">
            <text:p text:style-name="P7">Water</text:p>
          </table:table-cell>
          <table:table-cell table:style-name="Table4.B157" office:value-type="string">
            <text:p text:style-name="P7">Transfer Electrical Energy</text:p>
          </table:table-cell>
          <table:table-cell table:style-name="Table4.C157" office:value-type="string">
            <text:p text:style-name="P5">4</text:p>
          </table:table-cell>
          <table:table-cell table:style-name="Table4.D157" office:value-type="string">
            <text:p text:style-name="P7">With the power of Water I (you) transfer electrical energy.</text:p>
          </table:table-cell>
          <table:table-cell table:style-name="Table4.E157" office:value-type="string">
            <text:p text:style-name="P5">NO</text:p>
          </table:table-cell>
        </table:table-row>
        <table:table-row table:style-name="Table4.1">
          <table:table-cell table:style-name="Table4.A158" office:value-type="string">
            <text:p text:style-name="P7">Water</text:p>
          </table:table-cell>
          <table:table-cell table:style-name="Table4.B158" office:value-type="string">
            <text:p text:style-name="P7">Tsunami</text:p>
          </table:table-cell>
          <table:table-cell table:style-name="Table4.C158" office:value-type="string">
            <text:p text:style-name="P5">7</text:p>
          </table:table-cell>
          <table:table-cell table:style-name="Table4.D158" office:value-type="string">
            <text:p text:style-name="P7">Elemental Water Tsunami, 35.</text:p>
          </table:table-cell>
          <table:table-cell table:style-name="Table4.E158" office:value-type="string">
            <text:p text:style-name="P5">YES</text:p>
          </table:table-cell>
        </table:table-row>
        <table:table-row table:style-name="Table4.1">
          <table:table-cell table:style-name="Table4.A159" office:value-type="string">
            <text:p text:style-name="P7">Water</text:p>
          </table:table-cell>
          <table:table-cell table:style-name="Table4.B159" office:value-type="string">
            <text:p text:style-name="P7">Wall of Ice</text:p>
          </table:table-cell>
          <table:table-cell table:style-name="Table4.C159" office:value-type="string">
            <text:p text:style-name="P5">5</text:p>
          </table:table-cell>
          <table:table-cell table:style-name="Table4.D159" office:value-type="string">
            <text:p text:style-name="P7">With the power of Water I create a wall of ice.</text:p>
          </table:table-cell>
          <table:table-cell table:style-name="Table4.E159" office:value-type="string">
            <text:p text:style-name="P5">NO</text:p>
          </table:table-cell>
        </table:table-row>
        <table:table-row table:style-name="Table4.1">
          <table:table-cell table:style-name="Table4.A160" office:value-type="string">
            <text:p text:style-name="P7">Water</text:p>
          </table:table-cell>
          <table:table-cell table:style-name="Table4.B160" office:value-type="string">
            <text:p text:style-name="P7">Water to Poison</text:p>
          </table:table-cell>
          <table:table-cell table:style-name="Table4.C160" office:value-type="string">
            <text:p text:style-name="P5">3</text:p>
          </table:table-cell>
          <table:table-cell table:style-name="Table4.D160" office:value-type="string">
            <text:p text:style-name="P7">With the power of Water I change this water to poison.</text:p>
          </table:table-cell>
          <table:table-cell table:style-name="Table4.E160" office:value-type="string">
            <text:p text:style-name="P5">NO</text:p>
          </table:table-cell>
        </table:table-row>
        <table:table-row table:style-name="Table4.1">
          <table:table-cell table:style-name="Table4.A161" office:value-type="string">
            <text:p text:style-name="P7">Water</text:p>
          </table:table-cell>
          <table:table-cell table:style-name="Table4.B161" office:value-type="string">
            <text:p text:style-name="P7">Water to Wine</text:p>
          </table:table-cell>
          <table:table-cell table:style-name="Table4.C161" office:value-type="string">
            <text:p text:style-name="P5">3</text:p>
          </table:table-cell>
          <table:table-cell table:style-name="Table4.D161" office:value-type="string">
            <text:p text:style-name="P7">With the power of Water I turn this water to wine.</text:p>
          </table:table-cell>
          <table:table-cell table:style-name="Table4.E161" office:value-type="string">
            <text:p text:style-name="P5">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1:02:12.112853122</meta:creation-date>
    <dc:date>2018-08-28T11:05:52.037640020</dc:date>
    <meta:editing-duration>PT3M40S</meta:editing-duration>
    <meta:editing-cycles>1</meta:editing-cycles>
    <meta:document-statistic meta:table-count="2" meta:image-count="0" meta:object-count="0" meta:page-count="11" meta:paragraph-count="1471" meta:word-count="7239" meta:character-count="38433" meta:non-whitespace-character-count="32481"/>
    <meta:generator>LibreOffice/6.0.3.2$Linux_X86_64 LibreOffice_project/00m0$Build-2</meta:generator>
  </office:meta>
</office:document-meta>
</file>